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7.26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80.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11.91pt"/>
    </style:style>
    <style:style style:name="co14" style:family="table-column">
      <style:table-column-properties fo:break-before="auto" style:column-width="85.15pt"/>
    </style:style>
    <style:style style:name="co1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4" style:family="table-cell" style:parent-style-name="Default" style:data-style-name="N11"/>
    <style:style style:name="ce2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4" style:family="table-cell" style:parent-style-name="Pivot_20_Table_20_Field">
      <style:table-cell-properties fo:border="0.99pt solid #000000"/>
    </style:style>
    <style:style style:name="ce35" style:family="table-cell" style:parent-style-name="Pivot_20_Table_20_Category" style:data-style-name="N0">
      <style:table-cell-properties fo:border="0.99pt solid #000000"/>
    </style:style>
    <style:style style:name="ce36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37" style:family="table-cell" style:parent-style-name="Pivot_20_Table_20_Value">
      <style:table-cell-properties fo:border-bottom="0.99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roundrobin_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3"/>
          <table:table-cell office:value-type="string" calcext:value-type="string">
            <text:p>Winners</text:p>
          </table:table-cell>
          <table:table-cell office:value-type="string" calcext:value-type="string">
            <text:p>Win Count</text:p>
          </table:table-cell>
          <table:table-cell office:value-type="string" calcext:value-type="string">
            <text:p>Losers</text:p>
          </table:table-cell>
          <table:table-cell office:value-type="string" calcext:value-type="string">
            <text:p>Loss Count</text:p>
          </table:table-cell>
        </table:table-row>
        <table:table-row table:style-name="ro1">
          <table:table-cell office:value-type="float" office:value="1477680231567" calcext:value-type="float">
            <text:p>1477680231567</text:p>
          </table:table-cell>
          <table:table-cell office:value-type="string" calcext:value-type="string">
            <text:p>battle-randombattle-36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244011" calcext:value-type="float">
            <text:p>1477680244011</text:p>
          </table:table-cell>
          <table:table-cell office:value-type="string" calcext:value-type="string">
            <text:p>battle-randombattle-36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260043" calcext:value-type="float">
            <text:p>1477680260043</text:p>
          </table:table-cell>
          <table:table-cell office:value-type="string" calcext:value-type="string">
            <text:p>battle-randombattle-36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276735" calcext:value-type="float">
            <text:p>1477680276735</text:p>
          </table:table-cell>
          <table:table-cell office:value-type="string" calcext:value-type="string">
            <text:p>battle-randombattle-36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291583" calcext:value-type="float">
            <text:p>1477680291583</text:p>
          </table:table-cell>
          <table:table-cell office:value-type="string" calcext:value-type="string">
            <text:p>battle-randombattle-36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14156" calcext:value-type="float">
            <text:p>1477680314156</text:p>
          </table:table-cell>
          <table:table-cell office:value-type="string" calcext:value-type="string">
            <text:p>battle-randombattle-36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18768" calcext:value-type="float">
            <text:p>1477680318768</text:p>
          </table:table-cell>
          <table:table-cell office:value-type="string" calcext:value-type="string">
            <text:p>battle-randombattle-36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20975" calcext:value-type="float">
            <text:p>1477680320975</text:p>
          </table:table-cell>
          <table:table-cell office:value-type="string" calcext:value-type="string">
            <text:p>battle-randombattle-36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35795" calcext:value-type="float">
            <text:p>1477680335795</text:p>
          </table:table-cell>
          <table:table-cell office:value-type="string" calcext:value-type="string">
            <text:p>battle-randombattle-36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57850" calcext:value-type="float">
            <text:p>1477680357850</text:p>
          </table:table-cell>
          <table:table-cell office:value-type="string" calcext:value-type="string">
            <text:p>battle-randombattle-36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72714" calcext:value-type="float">
            <text:p>1477680372714</text:p>
          </table:table-cell>
          <table:table-cell office:value-type="string" calcext:value-type="string">
            <text:p>battle-randombattle-36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89377" calcext:value-type="float">
            <text:p>1477680389377</text:p>
          </table:table-cell>
          <table:table-cell office:value-type="string" calcext:value-type="string">
            <text:p>battle-randombattle-36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395790" calcext:value-type="float">
            <text:p>1477680395790</text:p>
          </table:table-cell>
          <table:table-cell office:value-type="string" calcext:value-type="string">
            <text:p>battle-randombattle-36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409448" calcext:value-type="float">
            <text:p>1477680409448</text:p>
          </table:table-cell>
          <table:table-cell office:value-type="string" calcext:value-type="string">
            <text:p>battle-randombattle-36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427963" calcext:value-type="float">
            <text:p>1477680427963</text:p>
          </table:table-cell>
          <table:table-cell office:value-type="string" calcext:value-type="string">
            <text:p>battle-randombattle-36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449514" calcext:value-type="float">
            <text:p>1477680449514</text:p>
          </table:table-cell>
          <table:table-cell office:value-type="string" calcext:value-type="string">
            <text:p>battle-randombattle-36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455945" calcext:value-type="float">
            <text:p>1477680455945</text:p>
          </table:table-cell>
          <table:table-cell office:value-type="string" calcext:value-type="string">
            <text:p>battle-randombattle-36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476248" calcext:value-type="float">
            <text:p>1477680476248</text:p>
          </table:table-cell>
          <table:table-cell office:value-type="string" calcext:value-type="string">
            <text:p>battle-randombattle-36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495918" calcext:value-type="float">
            <text:p>1477680495918</text:p>
          </table:table-cell>
          <table:table-cell office:value-type="string" calcext:value-type="string">
            <text:p>battle-randombattle-36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504758" calcext:value-type="float">
            <text:p>1477680504758</text:p>
          </table:table-cell>
          <table:table-cell office:value-type="string" calcext:value-type="string">
            <text:p>battle-randombattle-36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524464" calcext:value-type="float">
            <text:p>1477680524464</text:p>
          </table:table-cell>
          <table:table-cell office:value-type="string" calcext:value-type="string">
            <text:p>battle-randombattle-36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542953" calcext:value-type="float">
            <text:p>1477680542953</text:p>
          </table:table-cell>
          <table:table-cell office:value-type="string" calcext:value-type="string">
            <text:p>battle-randombattle-36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557173" calcext:value-type="float">
            <text:p>1477680557173</text:p>
          </table:table-cell>
          <table:table-cell office:value-type="string" calcext:value-type="string">
            <text:p>battle-randombattle-36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573814" calcext:value-type="float">
            <text:p>1477680573814</text:p>
          </table:table-cell>
          <table:table-cell office:value-type="string" calcext:value-type="string">
            <text:p>battle-randombattle-36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587460" calcext:value-type="float">
            <text:p>1477680587460</text:p>
          </table:table-cell>
          <table:table-cell office:value-type="string" calcext:value-type="string">
            <text:p>battle-randombattle-36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02624" calcext:value-type="float">
            <text:p>1477680602624</text:p>
          </table:table-cell>
          <table:table-cell office:value-type="string" calcext:value-type="string">
            <text:p>battle-randombattle-36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15647" calcext:value-type="float">
            <text:p>1477680615647</text:p>
          </table:table-cell>
          <table:table-cell office:value-type="string" calcext:value-type="string">
            <text:p>battle-randombattle-36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32302" calcext:value-type="float">
            <text:p>1477680632302</text:p>
          </table:table-cell>
          <table:table-cell office:value-type="string" calcext:value-type="string">
            <text:p>battle-randombattle-36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49603" calcext:value-type="float">
            <text:p>1477680649603</text:p>
          </table:table-cell>
          <table:table-cell office:value-type="string" calcext:value-type="string">
            <text:p>battle-randombattle-36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66836" calcext:value-type="float">
            <text:p>1477680666836</text:p>
          </table:table-cell>
          <table:table-cell office:value-type="string" calcext:value-type="string">
            <text:p>battle-randombattle-3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83813" calcext:value-type="float">
            <text:p>1477680683813</text:p>
          </table:table-cell>
          <table:table-cell office:value-type="string" calcext:value-type="string">
            <text:p>battle-randombattle-36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86023" calcext:value-type="float">
            <text:p>1477680686023</text:p>
          </table:table-cell>
          <table:table-cell office:value-type="string" calcext:value-type="string">
            <text:p>battle-randombattle-36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694294" calcext:value-type="float">
            <text:p>1477680694294</text:p>
          </table:table-cell>
          <table:table-cell office:value-type="string" calcext:value-type="string">
            <text:p>battle-randombattle-36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718378" calcext:value-type="float">
            <text:p>1477680718378</text:p>
          </table:table-cell>
          <table:table-cell office:value-type="string" calcext:value-type="string">
            <text:p>battle-randombattle-36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739264" calcext:value-type="float">
            <text:p>1477680739264</text:p>
          </table:table-cell>
          <table:table-cell office:value-type="string" calcext:value-type="string">
            <text:p>battle-randombattle-36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761392" calcext:value-type="float">
            <text:p>1477680761392</text:p>
          </table:table-cell>
          <table:table-cell office:value-type="string" calcext:value-type="string">
            <text:p>battle-randombattle-36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797286" calcext:value-type="float">
            <text:p>1477680797286</text:p>
          </table:table-cell>
          <table:table-cell office:value-type="string" calcext:value-type="string">
            <text:p>battle-randombattle-36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803723" calcext:value-type="float">
            <text:p>1477680803723</text:p>
          </table:table-cell>
          <table:table-cell office:value-type="string" calcext:value-type="string">
            <text:p>battle-randombattle-36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820555" calcext:value-type="float">
            <text:p>1477680820555</text:p>
          </table:table-cell>
          <table:table-cell office:value-type="string" calcext:value-type="string">
            <text:p>battle-randombattle-36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0836607" calcext:value-type="float">
            <text:p>1477680836607</text:p>
          </table:table-cell>
          <table:table-cell office:value-type="string" calcext:value-type="string">
            <text:p>battle-randombattle-3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792290" calcext:value-type="float">
            <text:p>1477683792290</text:p>
          </table:table-cell>
          <table:table-cell office:value-type="string" calcext:value-type="string">
            <text:p>battle-randombattle-37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09578" calcext:value-type="float">
            <text:p>1477683809578</text:p>
          </table:table-cell>
          <table:table-cell office:value-type="string" calcext:value-type="string">
            <text:p>battle-randombattle-37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25039" calcext:value-type="float">
            <text:p>1477683825039</text:p>
          </table:table-cell>
          <table:table-cell office:value-type="string" calcext:value-type="string">
            <text:p>battle-randombattle-37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40527" calcext:value-type="float">
            <text:p>1477683840527</text:p>
          </table:table-cell>
          <table:table-cell office:value-type="string" calcext:value-type="string">
            <text:p>battle-randombattle-37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55370" calcext:value-type="float">
            <text:p>1477683855370</text:p>
          </table:table-cell>
          <table:table-cell office:value-type="string" calcext:value-type="string">
            <text:p>battle-randombattle-37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60525" calcext:value-type="float">
            <text:p>1477683860525</text:p>
          </table:table-cell>
          <table:table-cell office:value-type="string" calcext:value-type="string">
            <text:p>battle-randombattle-37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77185" calcext:value-type="float">
            <text:p>1477683877185</text:p>
          </table:table-cell>
          <table:table-cell office:value-type="string" calcext:value-type="string">
            <text:p>battle-randombattle-37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79992" calcext:value-type="float">
            <text:p>1477683879992</text:p>
          </table:table-cell>
          <table:table-cell office:value-type="string" calcext:value-type="string">
            <text:p>battle-randombattle-37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82198" calcext:value-type="float">
            <text:p>1477683882198</text:p>
          </table:table-cell>
          <table:table-cell office:value-type="string" calcext:value-type="string">
            <text:p>battle-randombattle-37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888009" calcext:value-type="float">
            <text:p>1477683888009</text:p>
          </table:table-cell>
          <table:table-cell office:value-type="string" calcext:value-type="string">
            <text:p>battle-randombattle-37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905866" calcext:value-type="float">
            <text:p>1477683905866</text:p>
          </table:table-cell>
          <table:table-cell office:value-type="string" calcext:value-type="string">
            <text:p>battle-randombattle-37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930375" calcext:value-type="float">
            <text:p>1477683930375</text:p>
          </table:table-cell>
          <table:table-cell office:value-type="string" calcext:value-type="string">
            <text:p>battle-randombattle-37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954835" calcext:value-type="float">
            <text:p>1477683954835</text:p>
          </table:table-cell>
          <table:table-cell office:value-type="string" calcext:value-type="string">
            <text:p>battle-randombattle-37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980485" calcext:value-type="float">
            <text:p>1477683980485</text:p>
          </table:table-cell>
          <table:table-cell office:value-type="string" calcext:value-type="string">
            <text:p>battle-randombattle-37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3995332" calcext:value-type="float">
            <text:p>1477683995332</text:p>
          </table:table-cell>
          <table:table-cell office:value-type="string" calcext:value-type="string">
            <text:p>battle-randombattle-37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027098" calcext:value-type="float">
            <text:p>1477684027098</text:p>
          </table:table-cell>
          <table:table-cell office:value-type="string" calcext:value-type="string">
            <text:p>battle-randombattle-37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030505" calcext:value-type="float">
            <text:p>1477684030505</text:p>
          </table:table-cell>
          <table:table-cell office:value-type="string" calcext:value-type="string">
            <text:p>battle-randombattle-37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039356" calcext:value-type="float">
            <text:p>1477684039356</text:p>
          </table:table-cell>
          <table:table-cell office:value-type="string" calcext:value-type="string">
            <text:p>battle-randombattle-37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222530" calcext:value-type="float">
            <text:p>1477684222530</text:p>
          </table:table-cell>
          <table:table-cell office:value-type="string" calcext:value-type="string">
            <text:p>battle-randombattle-37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245968" calcext:value-type="float">
            <text:p>1477684245968</text:p>
          </table:table-cell>
          <table:table-cell office:value-type="string" calcext:value-type="string">
            <text:p>battle-randombattle-37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268833" calcext:value-type="float">
            <text:p>1477684268833</text:p>
          </table:table-cell>
          <table:table-cell office:value-type="string" calcext:value-type="string">
            <text:p>battle-randombattle-37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298706" calcext:value-type="float">
            <text:p>1477684298706</text:p>
          </table:table-cell>
          <table:table-cell office:value-type="string" calcext:value-type="string">
            <text:p>battle-randombattle-37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322562" calcext:value-type="float">
            <text:p>1477684322562</text:p>
          </table:table-cell>
          <table:table-cell office:value-type="string" calcext:value-type="string">
            <text:p>battle-randombattle-37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334992" calcext:value-type="float">
            <text:p>1477684334992</text:p>
          </table:table-cell>
          <table:table-cell office:value-type="string" calcext:value-type="string">
            <text:p>battle-randombattle-37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354654" calcext:value-type="float">
            <text:p>1477684354654</text:p>
          </table:table-cell>
          <table:table-cell office:value-type="string" calcext:value-type="string">
            <text:p>battle-randombattle-37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379187" calcext:value-type="float">
            <text:p>1477684379187</text:p>
          </table:table-cell>
          <table:table-cell office:value-type="string" calcext:value-type="string">
            <text:p>battle-randombattle-37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402440" calcext:value-type="float">
            <text:p>1477684402440</text:p>
          </table:table-cell>
          <table:table-cell office:value-type="string" calcext:value-type="string">
            <text:p>battle-randombattle-37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439537" calcext:value-type="float">
            <text:p>1477684439537</text:p>
          </table:table-cell>
          <table:table-cell office:value-type="string" calcext:value-type="string">
            <text:p>battle-randombattle-37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464607" calcext:value-type="float">
            <text:p>1477684464607</text:p>
          </table:table-cell>
          <table:table-cell office:value-type="string" calcext:value-type="string">
            <text:p>battle-randombattle-37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484885" calcext:value-type="float">
            <text:p>1477684484885</text:p>
          </table:table-cell>
          <table:table-cell office:value-type="string" calcext:value-type="string">
            <text:p>battle-randombattle-37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509427" calcext:value-type="float">
            <text:p>1477684509427</text:p>
          </table:table-cell>
          <table:table-cell office:value-type="string" calcext:value-type="string">
            <text:p>battle-randombattle-37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535720" calcext:value-type="float">
            <text:p>1477684535720</text:p>
          </table:table-cell>
          <table:table-cell office:value-type="string" calcext:value-type="string">
            <text:p>battle-randombattle-37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716762" calcext:value-type="float">
            <text:p>1477684716762</text:p>
          </table:table-cell>
          <table:table-cell office:value-type="string" calcext:value-type="string">
            <text:p>battle-randombattle-37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739634" calcext:value-type="float">
            <text:p>1477684739634</text:p>
          </table:table-cell>
          <table:table-cell office:value-type="string" calcext:value-type="string">
            <text:p>battle-randombattle-37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4920673" calcext:value-type="float">
            <text:p>1477684920673</text:p>
          </table:table-cell>
          <table:table-cell office:value-type="string" calcext:value-type="string">
            <text:p>battle-randombattle-37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104936" calcext:value-type="float">
            <text:p>1477685104936</text:p>
          </table:table-cell>
          <table:table-cell office:value-type="string" calcext:value-type="string">
            <text:p>battle-randombattle-37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131395" calcext:value-type="float">
            <text:p>1477685131395</text:p>
          </table:table-cell>
          <table:table-cell office:value-type="string" calcext:value-type="string">
            <text:p>battle-randombattle-37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159505" calcext:value-type="float">
            <text:p>1477685159505</text:p>
          </table:table-cell>
          <table:table-cell office:value-type="string" calcext:value-type="string">
            <text:p>battle-randombattle-37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177946" calcext:value-type="float">
            <text:p>1477685177946</text:p>
          </table:table-cell>
          <table:table-cell office:value-type="string" calcext:value-type="string">
            <text:p>battle-randombattle-37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192820" calcext:value-type="float">
            <text:p>1477685192820</text:p>
          </table:table-cell>
          <table:table-cell office:value-type="string" calcext:value-type="string">
            <text:p>battle-randombattle-37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210789" calcext:value-type="float">
            <text:p>1477685210789</text:p>
          </table:table-cell>
          <table:table-cell office:value-type="string" calcext:value-type="string">
            <text:p>battle-randombattle-37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225043" calcext:value-type="float">
            <text:p>1477685225043</text:p>
          </table:table-cell>
          <table:table-cell office:value-type="string" calcext:value-type="string">
            <text:p>battle-randombattle-37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241175" calcext:value-type="float">
            <text:p>1477685241175</text:p>
          </table:table-cell>
          <table:table-cell office:value-type="string" calcext:value-type="string">
            <text:p>battle-randombattle-37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257235" calcext:value-type="float">
            <text:p>1477685257235</text:p>
          </table:table-cell>
          <table:table-cell office:value-type="string" calcext:value-type="string">
            <text:p>battle-randombattle-37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270879" calcext:value-type="float">
            <text:p>1477685270879</text:p>
          </table:table-cell>
          <table:table-cell office:value-type="string" calcext:value-type="string">
            <text:p>battle-randombattle-37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286290" calcext:value-type="float">
            <text:p>1477685286290</text:p>
          </table:table-cell>
          <table:table-cell office:value-type="string" calcext:value-type="string">
            <text:p>battle-randombattle-37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358805" calcext:value-type="float">
            <text:p>1477685358805</text:p>
          </table:table-cell>
          <table:table-cell office:value-type="string" calcext:value-type="string">
            <text:p>battle-randombattle-37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377857" calcext:value-type="float">
            <text:p>1477685377857</text:p>
          </table:table-cell>
          <table:table-cell office:value-type="string" calcext:value-type="string">
            <text:p>battle-randombattle-37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392734" calcext:value-type="float">
            <text:p>1477685392734</text:p>
          </table:table-cell>
          <table:table-cell office:value-type="string" calcext:value-type="string">
            <text:p>battle-randombattle-37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411231" calcext:value-type="float">
            <text:p>1477685411231</text:p>
          </table:table-cell>
          <table:table-cell office:value-type="string" calcext:value-type="string">
            <text:p>battle-randombattle-37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431630" calcext:value-type="float">
            <text:p>1477685431630</text:p>
          </table:table-cell>
          <table:table-cell office:value-type="string" calcext:value-type="string">
            <text:p>battle-randombattle-37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453724" calcext:value-type="float">
            <text:p>1477685453724</text:p>
          </table:table-cell>
          <table:table-cell office:value-type="string" calcext:value-type="string">
            <text:p>battle-randombattle-37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482430" calcext:value-type="float">
            <text:p>1477685482430</text:p>
          </table:table-cell>
          <table:table-cell office:value-type="string" calcext:value-type="string">
            <text:p>battle-randombattle-37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500263" calcext:value-type="float">
            <text:p>1477685500263</text:p>
          </table:table-cell>
          <table:table-cell office:value-type="string" calcext:value-type="string">
            <text:p>battle-randombattle-37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513890" calcext:value-type="float">
            <text:p>1477685513890</text:p>
          </table:table-cell>
          <table:table-cell office:value-type="string" calcext:value-type="string">
            <text:p>battle-randombattle-37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539704" calcext:value-type="float">
            <text:p>1477685539704</text:p>
          </table:table-cell>
          <table:table-cell office:value-type="string" calcext:value-type="string">
            <text:p>battle-randombattle-37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558773" calcext:value-type="float">
            <text:p>1477685558773</text:p>
          </table:table-cell>
          <table:table-cell office:value-type="string" calcext:value-type="string">
            <text:p>battle-randombattle-37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579011" calcext:value-type="float">
            <text:p>1477685579011</text:p>
          </table:table-cell>
          <table:table-cell office:value-type="string" calcext:value-type="string">
            <text:p>battle-randombattle-37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595093" calcext:value-type="float">
            <text:p>1477685595093</text:p>
          </table:table-cell>
          <table:table-cell office:value-type="string" calcext:value-type="string">
            <text:p>battle-randombattle-37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608760" calcext:value-type="float">
            <text:p>1477685608760</text:p>
          </table:table-cell>
          <table:table-cell office:value-type="string" calcext:value-type="string">
            <text:p>battle-randombattle-37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624209" calcext:value-type="float">
            <text:p>1477685624209</text:p>
          </table:table-cell>
          <table:table-cell office:value-type="string" calcext:value-type="string">
            <text:p>battle-randombattle-37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639033" calcext:value-type="float">
            <text:p>1477685639033</text:p>
          </table:table-cell>
          <table:table-cell office:value-type="string" calcext:value-type="string">
            <text:p>battle-randombattle-37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655119" calcext:value-type="float">
            <text:p>1477685655119</text:p>
          </table:table-cell>
          <table:table-cell office:value-type="string" calcext:value-type="string">
            <text:p>battle-randombattle-37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665731" calcext:value-type="float">
            <text:p>1477685665731</text:p>
          </table:table-cell>
          <table:table-cell office:value-type="string" calcext:value-type="string">
            <text:p>battle-randombattle-37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679347" calcext:value-type="float">
            <text:p>1477685679347</text:p>
          </table:table-cell>
          <table:table-cell office:value-type="string" calcext:value-type="string">
            <text:p>battle-randombattle-37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699789" calcext:value-type="float">
            <text:p>1477685699789</text:p>
          </table:table-cell>
          <table:table-cell office:value-type="string" calcext:value-type="string">
            <text:p>battle-randombattle-37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04415" calcext:value-type="float">
            <text:p>1477685704415</text:p>
          </table:table-cell>
          <table:table-cell office:value-type="string" calcext:value-type="string">
            <text:p>battle-randombattle-37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12628" calcext:value-type="float">
            <text:p>1477685712628</text:p>
          </table:table-cell>
          <table:table-cell office:value-type="string" calcext:value-type="string">
            <text:p>battle-randombattle-37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29861" calcext:value-type="float">
            <text:p>1477685729861</text:p>
          </table:table-cell>
          <table:table-cell office:value-type="string" calcext:value-type="string">
            <text:p>battle-randombattle-37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39913" calcext:value-type="float">
            <text:p>1477685739913</text:p>
          </table:table-cell>
          <table:table-cell office:value-type="string" calcext:value-type="string">
            <text:p>battle-randombattle-37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59824" calcext:value-type="float">
            <text:p>1477685759824</text:p>
          </table:table-cell>
          <table:table-cell office:value-type="string" calcext:value-type="string">
            <text:p>battle-randombattle-37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68658" calcext:value-type="float">
            <text:p>1477685768658</text:p>
          </table:table-cell>
          <table:table-cell office:value-type="string" calcext:value-type="string">
            <text:p>battle-randombattle-37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75068" calcext:value-type="float">
            <text:p>1477685775068</text:p>
          </table:table-cell>
          <table:table-cell office:value-type="string" calcext:value-type="string">
            <text:p>battle-randombattle-37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793535" calcext:value-type="float">
            <text:p>1477685793535</text:p>
          </table:table-cell>
          <table:table-cell office:value-type="string" calcext:value-type="string">
            <text:p>battle-randombattle-37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810193" calcext:value-type="float">
            <text:p>1477685810193</text:p>
          </table:table-cell>
          <table:table-cell office:value-type="string" calcext:value-type="string">
            <text:p>battle-randombattle-3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830012" calcext:value-type="float">
            <text:p>1477685830012</text:p>
          </table:table-cell>
          <table:table-cell office:value-type="string" calcext:value-type="string">
            <text:p>battle-randombattle-37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853920" calcext:value-type="float">
            <text:p>1477685853920</text:p>
          </table:table-cell>
          <table:table-cell office:value-type="string" calcext:value-type="string">
            <text:p>battle-randombattle-37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867576" calcext:value-type="float">
            <text:p>1477685867576</text:p>
          </table:table-cell>
          <table:table-cell office:value-type="string" calcext:value-type="string">
            <text:p>battle-randombattle-37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885468" calcext:value-type="float">
            <text:p>1477685885468</text:p>
          </table:table-cell>
          <table:table-cell office:value-type="string" calcext:value-type="string">
            <text:p>battle-randombattle-37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905742" calcext:value-type="float">
            <text:p>1477685905742</text:p>
          </table:table-cell>
          <table:table-cell office:value-type="string" calcext:value-type="string">
            <text:p>battle-randombattle-37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921957" calcext:value-type="float">
            <text:p>1477685921957</text:p>
          </table:table-cell>
          <table:table-cell office:value-type="string" calcext:value-type="string">
            <text:p>battle-randombattle-37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944025" calcext:value-type="float">
            <text:p>1477685944025</text:p>
          </table:table-cell>
          <table:table-cell office:value-type="string" calcext:value-type="string">
            <text:p>battle-randombattle-37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957051" calcext:value-type="float">
            <text:p>1477685957051</text:p>
          </table:table-cell>
          <table:table-cell office:value-type="string" calcext:value-type="string">
            <text:p>battle-randombattle-37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968268" calcext:value-type="float">
            <text:p>1477685968268</text:p>
          </table:table-cell>
          <table:table-cell office:value-type="string" calcext:value-type="string">
            <text:p>battle-randombattle-37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982502" calcext:value-type="float">
            <text:p>1477685982502</text:p>
          </table:table-cell>
          <table:table-cell office:value-type="string" calcext:value-type="string">
            <text:p>battle-randombattle-37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5999636" calcext:value-type="float">
            <text:p>1477685999636</text:p>
          </table:table-cell>
          <table:table-cell office:value-type="string" calcext:value-type="string">
            <text:p>battle-randombattle-37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007276" calcext:value-type="float">
            <text:p>1477686007276</text:p>
          </table:table-cell>
          <table:table-cell office:value-type="string" calcext:value-type="string">
            <text:p>battle-randombattle-37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015487" calcext:value-type="float">
            <text:p>1477686015487</text:p>
          </table:table-cell>
          <table:table-cell office:value-type="string" calcext:value-type="string">
            <text:p>battle-randombattle-37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033940" calcext:value-type="float">
            <text:p>1477686033940</text:p>
          </table:table-cell>
          <table:table-cell office:value-type="string" calcext:value-type="string">
            <text:p>battle-randombattle-37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046990" calcext:value-type="float">
            <text:p>1477686046990</text:p>
          </table:table-cell>
          <table:table-cell office:value-type="string" calcext:value-type="string">
            <text:p>battle-randombattle-37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075231" calcext:value-type="float">
            <text:p>1477686075231</text:p>
          </table:table-cell>
          <table:table-cell office:value-type="string" calcext:value-type="string">
            <text:p>battle-randombattle-37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077441" calcext:value-type="float">
            <text:p>1477686077441</text:p>
          </table:table-cell>
          <table:table-cell office:value-type="string" calcext:value-type="string">
            <text:p>battle-randombattle-37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258489" calcext:value-type="float">
            <text:p>1477686258489</text:p>
          </table:table-cell>
          <table:table-cell office:value-type="string" calcext:value-type="string">
            <text:p>battle-randombattle-37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268699" calcext:value-type="float">
            <text:p>1477686268699</text:p>
          </table:table-cell>
          <table:table-cell office:value-type="string" calcext:value-type="string">
            <text:p>battle-randombattle-37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299178" calcext:value-type="float">
            <text:p>1477686299178</text:p>
          </table:table-cell>
          <table:table-cell office:value-type="string" calcext:value-type="string">
            <text:p>battle-randombattle-38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567190" calcext:value-type="float">
            <text:p>1477686567190</text:p>
          </table:table-cell>
          <table:table-cell office:value-type="string" calcext:value-type="string">
            <text:p>battle-randombattle-38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577209" calcext:value-type="float">
            <text:p>1477686577209</text:p>
          </table:table-cell>
          <table:table-cell office:value-type="string" calcext:value-type="string">
            <text:p>battle-randombattle-38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594472" calcext:value-type="float">
            <text:p>1477686594472</text:p>
          </table:table-cell>
          <table:table-cell office:value-type="string" calcext:value-type="string">
            <text:p>battle-randombattle-38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602876" calcext:value-type="float">
            <text:p>1477686602876</text:p>
          </table:table-cell>
          <table:table-cell office:value-type="string" calcext:value-type="string">
            <text:p>battle-randombattle-38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617153" calcext:value-type="float">
            <text:p>1477686617153</text:p>
          </table:table-cell>
          <table:table-cell office:value-type="string" calcext:value-type="string">
            <text:p>battle-randombattle-38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00173" calcext:value-type="float">
            <text:p>1477686800173</text:p>
          </table:table-cell>
          <table:table-cell office:value-type="string" calcext:value-type="string">
            <text:p>battle-randombattle-38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12826" calcext:value-type="float">
            <text:p>1477686812826</text:p>
          </table:table-cell>
          <table:table-cell office:value-type="string" calcext:value-type="string">
            <text:p>battle-randombattle-38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15033" calcext:value-type="float">
            <text:p>1477686815033</text:p>
          </table:table-cell>
          <table:table-cell office:value-type="string" calcext:value-type="string">
            <text:p>battle-randombattle-38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16638" calcext:value-type="float">
            <text:p>1477686816638</text:p>
          </table:table-cell>
          <table:table-cell office:value-type="string" calcext:value-type="string">
            <text:p>battle-randombattle-38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20069" calcext:value-type="float">
            <text:p>1477686820069</text:p>
          </table:table-cell>
          <table:table-cell office:value-type="string" calcext:value-type="string">
            <text:p>battle-randombattle-38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38048" calcext:value-type="float">
            <text:p>1477686838048</text:p>
          </table:table-cell>
          <table:table-cell office:value-type="string" calcext:value-type="string">
            <text:p>battle-randombattle-38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50674" calcext:value-type="float">
            <text:p>1477686850674</text:p>
          </table:table-cell>
          <table:table-cell office:value-type="string" calcext:value-type="string">
            <text:p>battle-randombattle-38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53482" calcext:value-type="float">
            <text:p>1477686853482</text:p>
          </table:table-cell>
          <table:table-cell office:value-type="string" calcext:value-type="string">
            <text:p>battle-randombattle-38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65313" calcext:value-type="float">
            <text:p>1477686865313</text:p>
          </table:table-cell>
          <table:table-cell office:value-type="string" calcext:value-type="string">
            <text:p>battle-randombattle-38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69947" calcext:value-type="float">
            <text:p>1477686869947</text:p>
          </table:table-cell>
          <table:table-cell office:value-type="string" calcext:value-type="string">
            <text:p>battle-randombattle-38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76691" calcext:value-type="float">
            <text:p>1477686876691</text:p>
          </table:table-cell>
          <table:table-cell office:value-type="string" calcext:value-type="string">
            <text:p>battle-randombattle-38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895146" calcext:value-type="float">
            <text:p>1477686895146</text:p>
          </table:table-cell>
          <table:table-cell office:value-type="string" calcext:value-type="string">
            <text:p>battle-randombattle-38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924448" calcext:value-type="float">
            <text:p>1477686924448</text:p>
          </table:table-cell>
          <table:table-cell office:value-type="string" calcext:value-type="string">
            <text:p>battle-randombattle-38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944078" calcext:value-type="float">
            <text:p>1477686944078</text:p>
          </table:table-cell>
          <table:table-cell office:value-type="string" calcext:value-type="string">
            <text:p>battle-randombattle-38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955292" calcext:value-type="float">
            <text:p>1477686955292</text:p>
          </table:table-cell>
          <table:table-cell office:value-type="string" calcext:value-type="string">
            <text:p>battle-randombattle-38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976251" calcext:value-type="float">
            <text:p>1477686976251</text:p>
          </table:table-cell>
          <table:table-cell office:value-type="string" calcext:value-type="string">
            <text:p>battle-randombattle-38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978458" calcext:value-type="float">
            <text:p>1477686978458</text:p>
          </table:table-cell>
          <table:table-cell office:value-type="string" calcext:value-type="string">
            <text:p>battle-randombattle-38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6999922" calcext:value-type="float">
            <text:p>1477686999922</text:p>
          </table:table-cell>
          <table:table-cell office:value-type="string" calcext:value-type="string">
            <text:p>battle-randombattle-38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011809" calcext:value-type="float">
            <text:p>1477687011809</text:p>
          </table:table-cell>
          <table:table-cell office:value-type="string" calcext:value-type="string">
            <text:p>battle-randombattle-38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032738" calcext:value-type="float">
            <text:p>1477687032738</text:p>
          </table:table-cell>
          <table:table-cell office:value-type="string" calcext:value-type="string">
            <text:p>battle-randombattle-38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070681" calcext:value-type="float">
            <text:p>1477687070681</text:p>
          </table:table-cell>
          <table:table-cell office:value-type="string" calcext:value-type="string">
            <text:p>battle-randombattle-38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086139" calcext:value-type="float">
            <text:p>1477687086139</text:p>
          </table:table-cell>
          <table:table-cell office:value-type="string" calcext:value-type="string">
            <text:p>battle-randombattle-38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108785" calcext:value-type="float">
            <text:p>1477687108785</text:p>
          </table:table-cell>
          <table:table-cell office:value-type="string" calcext:value-type="string">
            <text:p>battle-randombattle-38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135661" calcext:value-type="float">
            <text:p>1477687135661</text:p>
          </table:table-cell>
          <table:table-cell office:value-type="string" calcext:value-type="string">
            <text:p>battle-randombattle-38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152915" calcext:value-type="float">
            <text:p>1477687152915</text:p>
          </table:table-cell>
          <table:table-cell office:value-type="string" calcext:value-type="string">
            <text:p>battle-randombattle-38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176841" calcext:value-type="float">
            <text:p>1477687176841</text:p>
          </table:table-cell>
          <table:table-cell office:value-type="string" calcext:value-type="string">
            <text:p>battle-randombattle-38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197729" calcext:value-type="float">
            <text:p>1477687197729</text:p>
          </table:table-cell>
          <table:table-cell office:value-type="string" calcext:value-type="string">
            <text:p>battle-randombattle-38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221032" calcext:value-type="float">
            <text:p>1477687221032</text:p>
          </table:table-cell>
          <table:table-cell office:value-type="string" calcext:value-type="string">
            <text:p>battle-randombattle-38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225642" calcext:value-type="float">
            <text:p>1477687225642</text:p>
          </table:table-cell>
          <table:table-cell office:value-type="string" calcext:value-type="string">
            <text:p>battle-randombattle-38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245934" calcext:value-type="float">
            <text:p>1477687245934</text:p>
          </table:table-cell>
          <table:table-cell office:value-type="string" calcext:value-type="string">
            <text:p>battle-randombattle-38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262069" calcext:value-type="float">
            <text:p>1477687262069</text:p>
          </table:table-cell>
          <table:table-cell office:value-type="string" calcext:value-type="string">
            <text:p>battle-randombattle-38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278299" calcext:value-type="float">
            <text:p>1477687278299</text:p>
          </table:table-cell>
          <table:table-cell office:value-type="string" calcext:value-type="string">
            <text:p>battle-randombattle-38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299742" calcext:value-type="float">
            <text:p>1477687299742</text:p>
          </table:table-cell>
          <table:table-cell office:value-type="string" calcext:value-type="string">
            <text:p>battle-randombattle-38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320621" calcext:value-type="float">
            <text:p>1477687320621</text:p>
          </table:table-cell>
          <table:table-cell office:value-type="string" calcext:value-type="string">
            <text:p>battle-randombattle-38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341461" calcext:value-type="float">
            <text:p>1477687341461</text:p>
          </table:table-cell>
          <table:table-cell office:value-type="string" calcext:value-type="string">
            <text:p>battle-randombattle-38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346005" calcext:value-type="float">
            <text:p>1477687346005</text:p>
          </table:table-cell>
          <table:table-cell office:value-type="string" calcext:value-type="string">
            <text:p>battle-randombattle-38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527046" calcext:value-type="float">
            <text:p>1477687527046</text:p>
          </table:table-cell>
          <table:table-cell office:value-type="string" calcext:value-type="string">
            <text:p>battle-randombattle-38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548679" calcext:value-type="float">
            <text:p>1477687548679</text:p>
          </table:table-cell>
          <table:table-cell office:value-type="string" calcext:value-type="string">
            <text:p>battle-randombattle-38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567770" calcext:value-type="float">
            <text:p>1477687567770</text:p>
          </table:table-cell>
          <table:table-cell office:value-type="string" calcext:value-type="string">
            <text:p>battle-randombattle-38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748814" calcext:value-type="float">
            <text:p>1477687748814</text:p>
          </table:table-cell>
          <table:table-cell office:value-type="string" calcext:value-type="string">
            <text:p>battle-randombattle-3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770946" calcext:value-type="float">
            <text:p>1477687770946</text:p>
          </table:table-cell>
          <table:table-cell office:value-type="string" calcext:value-type="string">
            <text:p>battle-randombattle-38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792473" calcext:value-type="float">
            <text:p>1477687792473</text:p>
          </table:table-cell>
          <table:table-cell office:value-type="string" calcext:value-type="string">
            <text:p>battle-randombattle-38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08552" calcext:value-type="float">
            <text:p>1477687808552</text:p>
          </table:table-cell>
          <table:table-cell office:value-type="string" calcext:value-type="string">
            <text:p>battle-randombattle-38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10755" calcext:value-type="float">
            <text:p>1477687810755</text:p>
          </table:table-cell>
          <table:table-cell office:value-type="string" calcext:value-type="string">
            <text:p>battle-randombattle-38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23771" calcext:value-type="float">
            <text:p>1477687823771</text:p>
          </table:table-cell>
          <table:table-cell office:value-type="string" calcext:value-type="string">
            <text:p>battle-randombattle-38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29937" calcext:value-type="float">
            <text:p>1477687829937</text:p>
          </table:table-cell>
          <table:table-cell office:value-type="string" calcext:value-type="string">
            <text:p>battle-randombattle-38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42357" calcext:value-type="float">
            <text:p>1477687842357</text:p>
          </table:table-cell>
          <table:table-cell office:value-type="string" calcext:value-type="string">
            <text:p>battle-randombattle-38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61403" calcext:value-type="float">
            <text:p>1477687861403</text:p>
          </table:table-cell>
          <table:table-cell office:value-type="string" calcext:value-type="string">
            <text:p>battle-randombattle-38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76256" calcext:value-type="float">
            <text:p>1477687876256</text:p>
          </table:table-cell>
          <table:table-cell office:value-type="string" calcext:value-type="string">
            <text:p>battle-randombattle-38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89320" calcext:value-type="float">
            <text:p>1477687889320</text:p>
          </table:table-cell>
          <table:table-cell office:value-type="string" calcext:value-type="string">
            <text:p>battle-randombattle-38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893074" calcext:value-type="float">
            <text:p>1477687893074</text:p>
          </table:table-cell>
          <table:table-cell office:value-type="string" calcext:value-type="string">
            <text:p>battle-randombattle-38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05551" calcext:value-type="float">
            <text:p>1477687905551</text:p>
          </table:table-cell>
          <table:table-cell office:value-type="string" calcext:value-type="string">
            <text:p>battle-randombattle-38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24054" calcext:value-type="float">
            <text:p>1477687924054</text:p>
          </table:table-cell>
          <table:table-cell office:value-type="string" calcext:value-type="string">
            <text:p>battle-randombattle-38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38911" calcext:value-type="float">
            <text:p>1477687938911</text:p>
          </table:table-cell>
          <table:table-cell office:value-type="string" calcext:value-type="string">
            <text:p>battle-randombattle-38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50752" calcext:value-type="float">
            <text:p>1477687950752</text:p>
          </table:table-cell>
          <table:table-cell office:value-type="string" calcext:value-type="string">
            <text:p>battle-randombattle-38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76726" calcext:value-type="float">
            <text:p>1477687976726</text:p>
          </table:table-cell>
          <table:table-cell office:value-type="string" calcext:value-type="string">
            <text:p>battle-randombattle-38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78954" calcext:value-type="float">
            <text:p>1477687978954</text:p>
          </table:table-cell>
          <table:table-cell office:value-type="string" calcext:value-type="string">
            <text:p>battle-randombattle-38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87165" calcext:value-type="float">
            <text:p>1477687987165</text:p>
          </table:table-cell>
          <table:table-cell office:value-type="string" calcext:value-type="string">
            <text:p>battle-randombattle-38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7999622" calcext:value-type="float">
            <text:p>1477687999622</text:p>
          </table:table-cell>
          <table:table-cell office:value-type="string" calcext:value-type="string">
            <text:p>battle-randombattle-38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010246" calcext:value-type="float">
            <text:p>1477688010246</text:p>
          </table:table-cell>
          <table:table-cell office:value-type="string" calcext:value-type="string">
            <text:p>battle-randombattle-38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038058" calcext:value-type="float">
            <text:p>1477688038058</text:p>
          </table:table-cell>
          <table:table-cell office:value-type="string" calcext:value-type="string">
            <text:p>battle-randombattle-38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055314" calcext:value-type="float">
            <text:p>1477688055314</text:p>
          </table:table-cell>
          <table:table-cell office:value-type="string" calcext:value-type="string">
            <text:p>battle-randombattle-38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070181" calcext:value-type="float">
            <text:p>1477688070181</text:p>
          </table:table-cell>
          <table:table-cell office:value-type="string" calcext:value-type="string">
            <text:p>battle-randombattle-38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078994" calcext:value-type="float">
            <text:p>1477688078994</text:p>
          </table:table-cell>
          <table:table-cell office:value-type="string" calcext:value-type="string">
            <text:p>battle-randombattle-38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083606" calcext:value-type="float">
            <text:p>1477688083606</text:p>
          </table:table-cell>
          <table:table-cell office:value-type="string" calcext:value-type="string">
            <text:p>battle-randombattle-38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01741" calcext:value-type="float">
            <text:p>1477688101741</text:p>
          </table:table-cell>
          <table:table-cell office:value-type="string" calcext:value-type="string">
            <text:p>battle-randombattle-38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08153" calcext:value-type="float">
            <text:p>1477688108153</text:p>
          </table:table-cell>
          <table:table-cell office:value-type="string" calcext:value-type="string">
            <text:p>battle-randombattle-38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20573" calcext:value-type="float">
            <text:p>1477688120573</text:p>
          </table:table-cell>
          <table:table-cell office:value-type="string" calcext:value-type="string">
            <text:p>battle-randombattle-38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40820" calcext:value-type="float">
            <text:p>1477688140820</text:p>
          </table:table-cell>
          <table:table-cell office:value-type="string" calcext:value-type="string">
            <text:p>battle-randombattle-38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53231" calcext:value-type="float">
            <text:p>1477688153231</text:p>
          </table:table-cell>
          <table:table-cell office:value-type="string" calcext:value-type="string">
            <text:p>battle-randombattle-38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68359" calcext:value-type="float">
            <text:p>1477688168359</text:p>
          </table:table-cell>
          <table:table-cell office:value-type="string" calcext:value-type="string">
            <text:p>battle-randombattle-38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80777" calcext:value-type="float">
            <text:p>1477688180777</text:p>
          </table:table-cell>
          <table:table-cell office:value-type="string" calcext:value-type="string">
            <text:p>battle-randombattle-38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193798" calcext:value-type="float">
            <text:p>1477688193798</text:p>
          </table:table-cell>
          <table:table-cell office:value-type="string" calcext:value-type="string">
            <text:p>battle-randombattle-38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04410" calcext:value-type="float">
            <text:p>1477688204410</text:p>
          </table:table-cell>
          <table:table-cell office:value-type="string" calcext:value-type="string">
            <text:p>battle-randombattle-38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19230" calcext:value-type="float">
            <text:p>1477688219230</text:p>
          </table:table-cell>
          <table:table-cell office:value-type="string" calcext:value-type="string">
            <text:p>battle-randombattle-38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27155" calcext:value-type="float">
            <text:p>1477688227155</text:p>
          </table:table-cell>
          <table:table-cell office:value-type="string" calcext:value-type="string">
            <text:p>battle-randombattle-38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29965" calcext:value-type="float">
            <text:p>1477688229965</text:p>
          </table:table-cell>
          <table:table-cell office:value-type="string" calcext:value-type="string">
            <text:p>battle-randombattle-38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37581" calcext:value-type="float">
            <text:p>1477688237581</text:p>
          </table:table-cell>
          <table:table-cell office:value-type="string" calcext:value-type="string">
            <text:p>battle-randombattle-3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39787" calcext:value-type="float">
            <text:p>1477688239787</text:p>
          </table:table-cell>
          <table:table-cell office:value-type="string" calcext:value-type="string">
            <text:p>battle-randombattle-38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52202" calcext:value-type="float">
            <text:p>1477688252202</text:p>
          </table:table-cell>
          <table:table-cell office:value-type="string" calcext:value-type="string">
            <text:p>battle-randombattle-39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62995" calcext:value-type="float">
            <text:p>1477688262995</text:p>
          </table:table-cell>
          <table:table-cell office:value-type="string" calcext:value-type="string">
            <text:p>battle-randombattle-39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78420" calcext:value-type="float">
            <text:p>1477688278420</text:p>
          </table:table-cell>
          <table:table-cell office:value-type="string" calcext:value-type="string">
            <text:p>battle-randombattle-39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82431" calcext:value-type="float">
            <text:p>1477688282431</text:p>
          </table:table-cell>
          <table:table-cell office:value-type="string" calcext:value-type="string">
            <text:p>battle-randombattle-39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296058" calcext:value-type="float">
            <text:p>1477688296058</text:p>
          </table:table-cell>
          <table:table-cell office:value-type="string" calcext:value-type="string">
            <text:p>battle-randombattle-39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301268" calcext:value-type="float">
            <text:p>1477688301268</text:p>
          </table:table-cell>
          <table:table-cell office:value-type="string" calcext:value-type="string">
            <text:p>battle-randombattle-39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03153" calcext:value-type="float">
            <text:p>1477688503153</text:p>
          </table:table-cell>
          <table:table-cell office:value-type="string" calcext:value-type="string">
            <text:p>battle-randombattle-39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07161" calcext:value-type="float">
            <text:p>1477688507161</text:p>
          </table:table-cell>
          <table:table-cell office:value-type="string" calcext:value-type="string">
            <text:p>battle-randombattle-3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20779" calcext:value-type="float">
            <text:p>1477688520779</text:p>
          </table:table-cell>
          <table:table-cell office:value-type="string" calcext:value-type="string">
            <text:p>battle-randombattle-39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34996" calcext:value-type="float">
            <text:p>1477688534996</text:p>
          </table:table-cell>
          <table:table-cell office:value-type="string" calcext:value-type="string">
            <text:p>battle-randombattle-39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51614" calcext:value-type="float">
            <text:p>1477688551614</text:p>
          </table:table-cell>
          <table:table-cell office:value-type="string" calcext:value-type="string">
            <text:p>battle-randombattle-39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55134" calcext:value-type="float">
            <text:p>1477688555134</text:p>
          </table:table-cell>
          <table:table-cell office:value-type="string" calcext:value-type="string">
            <text:p>battle-randombattle-39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57342" calcext:value-type="float">
            <text:p>1477688557342</text:p>
          </table:table-cell>
          <table:table-cell office:value-type="string" calcext:value-type="string">
            <text:p>battle-randombattle-39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70382" calcext:value-type="float">
            <text:p>1477688570382</text:p>
          </table:table-cell>
          <table:table-cell office:value-type="string" calcext:value-type="string">
            <text:p>battle-randombattle-39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73966" calcext:value-type="float">
            <text:p>1477688573966</text:p>
          </table:table-cell>
          <table:table-cell office:value-type="string" calcext:value-type="string">
            <text:p>battle-randombattle-39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76192" calcext:value-type="float">
            <text:p>1477688576192</text:p>
          </table:table-cell>
          <table:table-cell office:value-type="string" calcext:value-type="string">
            <text:p>battle-randombattle-39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593488" calcext:value-type="float">
            <text:p>1477688593488</text:p>
          </table:table-cell>
          <table:table-cell office:value-type="string" calcext:value-type="string">
            <text:p>battle-randombattle-39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611952" calcext:value-type="float">
            <text:p>1477688611952</text:p>
          </table:table-cell>
          <table:table-cell office:value-type="string" calcext:value-type="string">
            <text:p>battle-randombattle-39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627373" calcext:value-type="float">
            <text:p>1477688627373</text:p>
          </table:table-cell>
          <table:table-cell office:value-type="string" calcext:value-type="string">
            <text:p>battle-randombattle-39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644598" calcext:value-type="float">
            <text:p>1477688644598</text:p>
          </table:table-cell>
          <table:table-cell office:value-type="string" calcext:value-type="string">
            <text:p>battle-randombattle-39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659417" calcext:value-type="float">
            <text:p>1477688659417</text:p>
          </table:table-cell>
          <table:table-cell office:value-type="string" calcext:value-type="string">
            <text:p>battle-randombattle-39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670350" calcext:value-type="float">
            <text:p>1477688670350</text:p>
          </table:table-cell>
          <table:table-cell office:value-type="string" calcext:value-type="string">
            <text:p>battle-randombattle-39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679767" calcext:value-type="float">
            <text:p>1477688679767</text:p>
          </table:table-cell>
          <table:table-cell office:value-type="string" calcext:value-type="string">
            <text:p>battle-randombattle-3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691583" calcext:value-type="float">
            <text:p>1477688691583</text:p>
          </table:table-cell>
          <table:table-cell office:value-type="string" calcext:value-type="string">
            <text:p>battle-randombattle-3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04602" calcext:value-type="float">
            <text:p>1477688704602</text:p>
          </table:table-cell>
          <table:table-cell office:value-type="string" calcext:value-type="string">
            <text:p>battle-randombattle-39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06805" calcext:value-type="float">
            <text:p>1477688706805</text:p>
          </table:table-cell>
          <table:table-cell office:value-type="string" calcext:value-type="string">
            <text:p>battle-randombattle-39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32171" calcext:value-type="float">
            <text:p>1477688732171</text:p>
          </table:table-cell>
          <table:table-cell office:value-type="string" calcext:value-type="string">
            <text:p>battle-randombattle-39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37380" calcext:value-type="float">
            <text:p>1477688737380</text:p>
          </table:table-cell>
          <table:table-cell office:value-type="string" calcext:value-type="string">
            <text:p>battle-randombattle-39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45594" calcext:value-type="float">
            <text:p>1477688745594</text:p>
          </table:table-cell>
          <table:table-cell office:value-type="string" calcext:value-type="string">
            <text:p>battle-randombattle-3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56830" calcext:value-type="float">
            <text:p>1477688756830</text:p>
          </table:table-cell>
          <table:table-cell office:value-type="string" calcext:value-type="string">
            <text:p>battle-randombattle-3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71050" calcext:value-type="float">
            <text:p>1477688771050</text:p>
          </table:table-cell>
          <table:table-cell office:value-type="string" calcext:value-type="string">
            <text:p>battle-randombattle-3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82072" calcext:value-type="float">
            <text:p>1477688782072</text:p>
          </table:table-cell>
          <table:table-cell office:value-type="string" calcext:value-type="string">
            <text:p>battle-randombattle-3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795090" calcext:value-type="float">
            <text:p>1477688795090</text:p>
          </table:table-cell>
          <table:table-cell office:value-type="string" calcext:value-type="string">
            <text:p>battle-randombattle-3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801501" calcext:value-type="float">
            <text:p>1477688801501</text:p>
          </table:table-cell>
          <table:table-cell office:value-type="string" calcext:value-type="string">
            <text:p>battle-randombattle-39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818194" calcext:value-type="float">
            <text:p>1477688818194</text:p>
          </table:table-cell>
          <table:table-cell office:value-type="string" calcext:value-type="string">
            <text:p>battle-randombattle-3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831246" calcext:value-type="float">
            <text:p>1477688831246</text:p>
          </table:table-cell>
          <table:table-cell office:value-type="string" calcext:value-type="string">
            <text:p>battle-randombattle-39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850325" calcext:value-type="float">
            <text:p>1477688850325</text:p>
          </table:table-cell>
          <table:table-cell office:value-type="string" calcext:value-type="string">
            <text:p>battle-randombattle-3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867553" calcext:value-type="float">
            <text:p>1477688867553</text:p>
          </table:table-cell>
          <table:table-cell office:value-type="string" calcext:value-type="string">
            <text:p>battle-randombattle-39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882410" calcext:value-type="float">
            <text:p>1477688882410</text:p>
          </table:table-cell>
          <table:table-cell office:value-type="string" calcext:value-type="string">
            <text:p>battle-randombattle-39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900235" calcext:value-type="float">
            <text:p>1477688900235</text:p>
          </table:table-cell>
          <table:table-cell office:value-type="string" calcext:value-type="string">
            <text:p>battle-randombattle-39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911472" calcext:value-type="float">
            <text:p>1477688911472</text:p>
          </table:table-cell>
          <table:table-cell office:value-type="string" calcext:value-type="string">
            <text:p>battle-randombattle-39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944342" calcext:value-type="float">
            <text:p>1477688944342</text:p>
          </table:table-cell>
          <table:table-cell office:value-type="string" calcext:value-type="string">
            <text:p>battle-randombattle-39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959764" calcext:value-type="float">
            <text:p>1477688959764</text:p>
          </table:table-cell>
          <table:table-cell office:value-type="string" calcext:value-type="string">
            <text:p>battle-randombattle-39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973982" calcext:value-type="float">
            <text:p>1477688973982</text:p>
          </table:table-cell>
          <table:table-cell office:value-type="string" calcext:value-type="string">
            <text:p>battle-randombattle-3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8990605" calcext:value-type="float">
            <text:p>1477688990605</text:p>
          </table:table-cell>
          <table:table-cell office:value-type="string" calcext:value-type="string">
            <text:p>battle-randombattle-39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006628" calcext:value-type="float">
            <text:p>1477689006628</text:p>
          </table:table-cell>
          <table:table-cell office:value-type="string" calcext:value-type="string">
            <text:p>battle-randombattle-39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022955" calcext:value-type="float">
            <text:p>1477689022955</text:p>
          </table:table-cell>
          <table:table-cell office:value-type="string" calcext:value-type="string">
            <text:p>battle-randombattle-39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203996" calcext:value-type="float">
            <text:p>1477689203996</text:p>
          </table:table-cell>
          <table:table-cell office:value-type="string" calcext:value-type="string">
            <text:p>battle-randombattle-39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209207" calcext:value-type="float">
            <text:p>1477689209207</text:p>
          </table:table-cell>
          <table:table-cell office:value-type="string" calcext:value-type="string">
            <text:p>battle-randombattle-39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390259" calcext:value-type="float">
            <text:p>1477689390259</text:p>
          </table:table-cell>
          <table:table-cell office:value-type="string" calcext:value-type="string">
            <text:p>battle-randombattle-39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414875" calcext:value-type="float">
            <text:p>1477689414875</text:p>
          </table:table-cell>
          <table:table-cell office:value-type="string" calcext:value-type="string">
            <text:p>battle-randombattle-39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429995" calcext:value-type="float">
            <text:p>1477689429995</text:p>
          </table:table-cell>
          <table:table-cell office:value-type="string" calcext:value-type="string">
            <text:p>battle-randombattle-39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443018" calcext:value-type="float">
            <text:p>1477689443018</text:p>
          </table:table-cell>
          <table:table-cell office:value-type="string" calcext:value-type="string">
            <text:p>battle-randombattle-39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462078" calcext:value-type="float">
            <text:p>1477689462078</text:p>
          </table:table-cell>
          <table:table-cell office:value-type="string" calcext:value-type="string">
            <text:p>battle-randombattle-39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482907" calcext:value-type="float">
            <text:p>1477689482907</text:p>
          </table:table-cell>
          <table:table-cell office:value-type="string" calcext:value-type="string">
            <text:p>battle-randombattle-39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494121" calcext:value-type="float">
            <text:p>1477689494121</text:p>
          </table:table-cell>
          <table:table-cell office:value-type="string" calcext:value-type="string">
            <text:p>battle-randombattle-39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510463" calcext:value-type="float">
            <text:p>1477689510463</text:p>
          </table:table-cell>
          <table:table-cell office:value-type="string" calcext:value-type="string">
            <text:p>battle-randombattle-39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515670" calcext:value-type="float">
            <text:p>1477689515670</text:p>
          </table:table-cell>
          <table:table-cell office:value-type="string" calcext:value-type="string">
            <text:p>battle-randombattle-39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523884" calcext:value-type="float">
            <text:p>1477689523884</text:p>
          </table:table-cell>
          <table:table-cell office:value-type="string" calcext:value-type="string">
            <text:p>battle-randombattle-39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540520" calcext:value-type="float">
            <text:p>1477689540520</text:p>
          </table:table-cell>
          <table:table-cell office:value-type="string" calcext:value-type="string">
            <text:p>battle-randombattle-39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563159" calcext:value-type="float">
            <text:p>1477689563159</text:p>
          </table:table-cell>
          <table:table-cell office:value-type="string" calcext:value-type="string">
            <text:p>battle-randombattle-39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580334" calcext:value-type="float">
            <text:p>1477689580334</text:p>
          </table:table-cell>
          <table:table-cell office:value-type="string" calcext:value-type="string">
            <text:p>battle-randombattle-3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593971" calcext:value-type="float">
            <text:p>1477689593971</text:p>
          </table:table-cell>
          <table:table-cell office:value-type="string" calcext:value-type="string">
            <text:p>battle-randombattle-39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10000" calcext:value-type="float">
            <text:p>1477689610000</text:p>
          </table:table-cell>
          <table:table-cell office:value-type="string" calcext:value-type="string">
            <text:p>battle-randombattle-39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15815" calcext:value-type="float">
            <text:p>1477689615815</text:p>
          </table:table-cell>
          <table:table-cell office:value-type="string" calcext:value-type="string">
            <text:p>battle-randombattle-39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27220" calcext:value-type="float">
            <text:p>1477689627220</text:p>
          </table:table-cell>
          <table:table-cell office:value-type="string" calcext:value-type="string">
            <text:p>battle-randombattle-39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40631" calcext:value-type="float">
            <text:p>1477689640631</text:p>
          </table:table-cell>
          <table:table-cell office:value-type="string" calcext:value-type="string">
            <text:p>battle-randombattle-39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62113" calcext:value-type="float">
            <text:p>1477689662113</text:p>
          </table:table-cell>
          <table:table-cell office:value-type="string" calcext:value-type="string">
            <text:p>battle-randombattle-39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64920" calcext:value-type="float">
            <text:p>1477689664920</text:p>
          </table:table-cell>
          <table:table-cell office:value-type="string" calcext:value-type="string">
            <text:p>battle-randombattle-39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84602" calcext:value-type="float">
            <text:p>1477689684602</text:p>
          </table:table-cell>
          <table:table-cell office:value-type="string" calcext:value-type="string">
            <text:p>battle-randombattle-39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699450" calcext:value-type="float">
            <text:p>1477689699450</text:p>
          </table:table-cell>
          <table:table-cell office:value-type="string" calcext:value-type="string">
            <text:p>battle-randombattle-39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726409" calcext:value-type="float">
            <text:p>1477689726409</text:p>
          </table:table-cell>
          <table:table-cell office:value-type="string" calcext:value-type="string">
            <text:p>battle-randombattle-39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756283" calcext:value-type="float">
            <text:p>1477689756283</text:p>
          </table:table-cell>
          <table:table-cell office:value-type="string" calcext:value-type="string">
            <text:p>battle-randombattle-39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792151" calcext:value-type="float">
            <text:p>1477689792151</text:p>
          </table:table-cell>
          <table:table-cell office:value-type="string" calcext:value-type="string">
            <text:p>battle-randombattle-39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797384" calcext:value-type="float">
            <text:p>1477689797384</text:p>
          </table:table-cell>
          <table:table-cell office:value-type="string" calcext:value-type="string">
            <text:p>battle-randombattle-39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21846" calcext:value-type="float">
            <text:p>1477689821846</text:p>
          </table:table-cell>
          <table:table-cell office:value-type="string" calcext:value-type="string">
            <text:p>battle-randombattle-39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39879" calcext:value-type="float">
            <text:p>1477689839879</text:p>
          </table:table-cell>
          <table:table-cell office:value-type="string" calcext:value-type="string">
            <text:p>battle-randombattle-3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42088" calcext:value-type="float">
            <text:p>1477689842088</text:p>
          </table:table-cell>
          <table:table-cell office:value-type="string" calcext:value-type="string">
            <text:p>battle-randombattle-39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55156" calcext:value-type="float">
            <text:p>1477689855156</text:p>
          </table:table-cell>
          <table:table-cell office:value-type="string" calcext:value-type="string">
            <text:p>battle-randombattle-39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71783" calcext:value-type="float">
            <text:p>1477689871783</text:p>
          </table:table-cell>
          <table:table-cell office:value-type="string" calcext:value-type="string">
            <text:p>battle-randombattle-39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73990" calcext:value-type="float">
            <text:p>1477689873990</text:p>
          </table:table-cell>
          <table:table-cell office:value-type="string" calcext:value-type="string">
            <text:p>battle-randombattle-39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78683" calcext:value-type="float">
            <text:p>1477689878683</text:p>
          </table:table-cell>
          <table:table-cell office:value-type="string" calcext:value-type="string">
            <text:p>battle-randombattle-3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95374" calcext:value-type="float">
            <text:p>1477689895374</text:p>
          </table:table-cell>
          <table:table-cell office:value-type="string" calcext:value-type="string">
            <text:p>battle-randombattle-39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896981" calcext:value-type="float">
            <text:p>1477689896981</text:p>
          </table:table-cell>
          <table:table-cell office:value-type="string" calcext:value-type="string">
            <text:p>battle-randombattle-39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911833" calcext:value-type="float">
            <text:p>1477689911833</text:p>
          </table:table-cell>
          <table:table-cell office:value-type="string" calcext:value-type="string">
            <text:p>battle-randombattle-39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924284" calcext:value-type="float">
            <text:p>1477689924284</text:p>
          </table:table-cell>
          <table:table-cell office:value-type="string" calcext:value-type="string">
            <text:p>battle-randombattle-4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929874" calcext:value-type="float">
            <text:p>1477689929874</text:p>
          </table:table-cell>
          <table:table-cell office:value-type="string" calcext:value-type="string">
            <text:p>battle-randombattle-4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944701" calcext:value-type="float">
            <text:p>1477689944701</text:p>
          </table:table-cell>
          <table:table-cell office:value-type="string" calcext:value-type="string">
            <text:p>battle-randombattle-40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959554" calcext:value-type="float">
            <text:p>1477689959554</text:p>
          </table:table-cell>
          <table:table-cell office:value-type="string" calcext:value-type="string">
            <text:p>battle-randombattle-4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961763" calcext:value-type="float">
            <text:p>1477689961763</text:p>
          </table:table-cell>
          <table:table-cell office:value-type="string" calcext:value-type="string">
            <text:p>battle-randombattle-40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89969975" calcext:value-type="float">
            <text:p>1477689969975</text:p>
          </table:table-cell>
          <table:table-cell office:value-type="string" calcext:value-type="string">
            <text:p>battle-randombattle-40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02218" calcext:value-type="float">
            <text:p>1477690202218</text:p>
          </table:table-cell>
          <table:table-cell office:value-type="string" calcext:value-type="string">
            <text:p>battle-randombattle-40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17040" calcext:value-type="float">
            <text:p>1477690217040</text:p>
          </table:table-cell>
          <table:table-cell office:value-type="string" calcext:value-type="string">
            <text:p>battle-randombattle-40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22270" calcext:value-type="float">
            <text:p>1477690222270</text:p>
          </table:table-cell>
          <table:table-cell office:value-type="string" calcext:value-type="string">
            <text:p>battle-randombattle-40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29297" calcext:value-type="float">
            <text:p>1477690229297</text:p>
          </table:table-cell>
          <table:table-cell office:value-type="string" calcext:value-type="string">
            <text:p>battle-randombattle-40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44193" calcext:value-type="float">
            <text:p>1477690244193</text:p>
          </table:table-cell>
          <table:table-cell office:value-type="string" calcext:value-type="string">
            <text:p>battle-randombattle-40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50103" calcext:value-type="float">
            <text:p>1477690250103</text:p>
          </table:table-cell>
          <table:table-cell office:value-type="string" calcext:value-type="string">
            <text:p>battle-randombattle-40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54122" calcext:value-type="float">
            <text:p>1477690254122</text:p>
          </table:table-cell>
          <table:table-cell office:value-type="string" calcext:value-type="string">
            <text:p>battle-randombattle-40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56515" calcext:value-type="float">
            <text:p>1477690256515</text:p>
          </table:table-cell>
          <table:table-cell office:value-type="string" calcext:value-type="string">
            <text:p>battle-randombattle-40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58721" calcext:value-type="float">
            <text:p>1477690258721</text:p>
          </table:table-cell>
          <table:table-cell office:value-type="string" calcext:value-type="string">
            <text:p>battle-randombattle-40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65133" calcext:value-type="float">
            <text:p>1477690265133</text:p>
          </table:table-cell>
          <table:table-cell office:value-type="string" calcext:value-type="string">
            <text:p>battle-randombattle-40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77579" calcext:value-type="float">
            <text:p>1477690277579</text:p>
          </table:table-cell>
          <table:table-cell office:value-type="string" calcext:value-type="string">
            <text:p>battle-randombattle-40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291837" calcext:value-type="float">
            <text:p>1477690291837</text:p>
          </table:table-cell>
          <table:table-cell office:value-type="string" calcext:value-type="string">
            <text:p>battle-randombattle-40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308500" calcext:value-type="float">
            <text:p>1477690308500</text:p>
          </table:table-cell>
          <table:table-cell office:value-type="string" calcext:value-type="string">
            <text:p>battle-randombattle-40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318531" calcext:value-type="float">
            <text:p>1477690318531</text:p>
          </table:table-cell>
          <table:table-cell office:value-type="string" calcext:value-type="string">
            <text:p>battle-randombattle-40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331559" calcext:value-type="float">
            <text:p>1477690331559</text:p>
          </table:table-cell>
          <table:table-cell office:value-type="string" calcext:value-type="string">
            <text:p>battle-randombattle-40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351891" calcext:value-type="float">
            <text:p>1477690351891</text:p>
          </table:table-cell>
          <table:table-cell office:value-type="string" calcext:value-type="string">
            <text:p>battle-randombattle-40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363782" calcext:value-type="float">
            <text:p>1477690363782</text:p>
          </table:table-cell>
          <table:table-cell office:value-type="string" calcext:value-type="string">
            <text:p>battle-randombattle-40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385882" calcext:value-type="float">
            <text:p>1477690385882</text:p>
          </table:table-cell>
          <table:table-cell office:value-type="string" calcext:value-type="string">
            <text:p>battle-randombattle-40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404355" calcext:value-type="float">
            <text:p>1477690404355</text:p>
          </table:table-cell>
          <table:table-cell office:value-type="string" calcext:value-type="string">
            <text:p>battle-randombattle-40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406561" calcext:value-type="float">
            <text:p>1477690406561</text:p>
          </table:table-cell>
          <table:table-cell office:value-type="string" calcext:value-type="string">
            <text:p>battle-randombattle-40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420501" calcext:value-type="float">
            <text:p>1477690420501</text:p>
          </table:table-cell>
          <table:table-cell office:value-type="string" calcext:value-type="string">
            <text:p>battle-randombattle-40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422708" calcext:value-type="float">
            <text:p>1477690422708</text:p>
          </table:table-cell>
          <table:table-cell office:value-type="string" calcext:value-type="string">
            <text:p>battle-randombattle-40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470578" calcext:value-type="float">
            <text:p>1477690470578</text:p>
          </table:table-cell>
          <table:table-cell office:value-type="string" calcext:value-type="string">
            <text:p>battle-randombattle-40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486047" calcext:value-type="float">
            <text:p>1477690486047</text:p>
          </table:table-cell>
          <table:table-cell office:value-type="string" calcext:value-type="string">
            <text:p>battle-randombattle-40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509934" calcext:value-type="float">
            <text:p>1477690509934</text:p>
          </table:table-cell>
          <table:table-cell office:value-type="string" calcext:value-type="string">
            <text:p>battle-randombattle-40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565166" calcext:value-type="float">
            <text:p>1477690565166</text:p>
          </table:table-cell>
          <table:table-cell office:value-type="string" calcext:value-type="string">
            <text:p>battle-randombattle-40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574600" calcext:value-type="float">
            <text:p>1477690574600</text:p>
          </table:table-cell>
          <table:table-cell office:value-type="string" calcext:value-type="string">
            <text:p>battle-randombattle-40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588852" calcext:value-type="float">
            <text:p>1477690588852</text:p>
          </table:table-cell>
          <table:table-cell office:value-type="string" calcext:value-type="string">
            <text:p>battle-randombattle-40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629593" calcext:value-type="float">
            <text:p>1477690629593</text:p>
          </table:table-cell>
          <table:table-cell office:value-type="string" calcext:value-type="string">
            <text:p>battle-randombattle-40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664831" calcext:value-type="float">
            <text:p>1477690664831</text:p>
          </table:table-cell>
          <table:table-cell office:value-type="string" calcext:value-type="string">
            <text:p>battle-randombattle-40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692055" calcext:value-type="float">
            <text:p>1477690692055</text:p>
          </table:table-cell>
          <table:table-cell office:value-type="string" calcext:value-type="string">
            <text:p>battle-randombattle-40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710523" calcext:value-type="float">
            <text:p>1477690710523</text:p>
          </table:table-cell>
          <table:table-cell office:value-type="string" calcext:value-type="string">
            <text:p>battle-randombattle-40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745836" calcext:value-type="float">
            <text:p>1477690745836</text:p>
          </table:table-cell>
          <table:table-cell office:value-type="string" calcext:value-type="string">
            <text:p>battle-randombattle-40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793089" calcext:value-type="float">
            <text:p>1477690793089</text:p>
          </table:table-cell>
          <table:table-cell office:value-type="string" calcext:value-type="string">
            <text:p>battle-randombattle-40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826011" calcext:value-type="float">
            <text:p>1477690826011</text:p>
          </table:table-cell>
          <table:table-cell office:value-type="string" calcext:value-type="string">
            <text:p>battle-randombattle-40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842149" calcext:value-type="float">
            <text:p>1477690842149</text:p>
          </table:table-cell>
          <table:table-cell office:value-type="string" calcext:value-type="string">
            <text:p>battle-randombattle-40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862446" calcext:value-type="float">
            <text:p>1477690862446</text:p>
          </table:table-cell>
          <table:table-cell office:value-type="string" calcext:value-type="string">
            <text:p>battle-randombattle-40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879101" calcext:value-type="float">
            <text:p>1477690879101</text:p>
          </table:table-cell>
          <table:table-cell office:value-type="string" calcext:value-type="string">
            <text:p>battle-randombattle-40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891524" calcext:value-type="float">
            <text:p>1477690891524</text:p>
          </table:table-cell>
          <table:table-cell office:value-type="string" calcext:value-type="string">
            <text:p>battle-randombattle-40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909980" calcext:value-type="float">
            <text:p>1477690909980</text:p>
          </table:table-cell>
          <table:table-cell office:value-type="string" calcext:value-type="string">
            <text:p>battle-randombattle-40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928195" calcext:value-type="float">
            <text:p>1477690928195</text:p>
          </table:table-cell>
          <table:table-cell office:value-type="string" calcext:value-type="string">
            <text:p>battle-randombattle-40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944283" calcext:value-type="float">
            <text:p>1477690944283</text:p>
          </table:table-cell>
          <table:table-cell office:value-type="string" calcext:value-type="string">
            <text:p>battle-randombattle-40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960956" calcext:value-type="float">
            <text:p>1477690960956</text:p>
          </table:table-cell>
          <table:table-cell office:value-type="string" calcext:value-type="string">
            <text:p>battle-randombattle-40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0980052" calcext:value-type="float">
            <text:p>1477690980052</text:p>
          </table:table-cell>
          <table:table-cell office:value-type="string" calcext:value-type="string">
            <text:p>battle-randombattle-40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05095" calcext:value-type="float">
            <text:p>1477691005095</text:p>
          </table:table-cell>
          <table:table-cell office:value-type="string" calcext:value-type="string">
            <text:p>battle-randombattle-40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13630" calcext:value-type="float">
            <text:p>1477691013630</text:p>
          </table:table-cell>
          <table:table-cell office:value-type="string" calcext:value-type="string">
            <text:p>battle-randombattle-40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33308" calcext:value-type="float">
            <text:p>1477691033308</text:p>
          </table:table-cell>
          <table:table-cell office:value-type="string" calcext:value-type="string">
            <text:p>battle-randombattle-40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40318" calcext:value-type="float">
            <text:p>1477691040318</text:p>
          </table:table-cell>
          <table:table-cell office:value-type="string" calcext:value-type="string">
            <text:p>battle-randombattle-40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42523" calcext:value-type="float">
            <text:p>1477691042523</text:p>
          </table:table-cell>
          <table:table-cell office:value-type="string" calcext:value-type="string">
            <text:p>battle-randombattle-40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56197" calcext:value-type="float">
            <text:p>1477691056197</text:p>
          </table:table-cell>
          <table:table-cell office:value-type="string" calcext:value-type="string">
            <text:p>battle-randombattle-40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72533" calcext:value-type="float">
            <text:p>1477691072533</text:p>
          </table:table-cell>
          <table:table-cell office:value-type="string" calcext:value-type="string">
            <text:p>battle-randombattle-40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083771" calcext:value-type="float">
            <text:p>1477691083771</text:p>
          </table:table-cell>
          <table:table-cell office:value-type="string" calcext:value-type="string">
            <text:p>battle-randombattle-40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101646" calcext:value-type="float">
            <text:p>1477691101646</text:p>
          </table:table-cell>
          <table:table-cell office:value-type="string" calcext:value-type="string">
            <text:p>battle-randombattle-40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126092" calcext:value-type="float">
            <text:p>1477691126092</text:p>
          </table:table-cell>
          <table:table-cell office:value-type="string" calcext:value-type="string">
            <text:p>battle-randombattle-40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151126" calcext:value-type="float">
            <text:p>1477691151126</text:p>
          </table:table-cell>
          <table:table-cell office:value-type="string" calcext:value-type="string">
            <text:p>battle-randombattle-40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166701" calcext:value-type="float">
            <text:p>1477691166701</text:p>
          </table:table-cell>
          <table:table-cell office:value-type="string" calcext:value-type="string">
            <text:p>battle-randombattle-40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179377" calcext:value-type="float">
            <text:p>1477691179377</text:p>
          </table:table-cell>
          <table:table-cell office:value-type="string" calcext:value-type="string">
            <text:p>battle-randombattle-40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199038" calcext:value-type="float">
            <text:p>1477691199038</text:p>
          </table:table-cell>
          <table:table-cell office:value-type="string" calcext:value-type="string">
            <text:p>battle-randombattle-40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216882" calcext:value-type="float">
            <text:p>1477691216882</text:p>
          </table:table-cell>
          <table:table-cell office:value-type="string" calcext:value-type="string">
            <text:p>battle-randombattle-40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226895" calcext:value-type="float">
            <text:p>1477691226895</text:p>
          </table:table-cell>
          <table:table-cell office:value-type="string" calcext:value-type="string">
            <text:p>battle-randombattle-40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250777" calcext:value-type="float">
            <text:p>1477691250777</text:p>
          </table:table-cell>
          <table:table-cell office:value-type="string" calcext:value-type="string">
            <text:p>battle-randombattle-40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272270" calcext:value-type="float">
            <text:p>1477691272270</text:p>
          </table:table-cell>
          <table:table-cell office:value-type="string" calcext:value-type="string">
            <text:p>battle-randombattle-40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277479" calcext:value-type="float">
            <text:p>1477691277479</text:p>
          </table:table-cell>
          <table:table-cell office:value-type="string" calcext:value-type="string">
            <text:p>battle-randombattle-40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297758" calcext:value-type="float">
            <text:p>1477691297758</text:p>
          </table:table-cell>
          <table:table-cell office:value-type="string" calcext:value-type="string">
            <text:p>battle-randombattle-40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323398" calcext:value-type="float">
            <text:p>1477691323398</text:p>
          </table:table-cell>
          <table:table-cell office:value-type="string" calcext:value-type="string">
            <text:p>battle-randombattle-40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343821" calcext:value-type="float">
            <text:p>1477691343821</text:p>
          </table:table-cell>
          <table:table-cell office:value-type="string" calcext:value-type="string">
            <text:p>battle-randombattle-40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355040" calcext:value-type="float">
            <text:p>1477691355040</text:p>
          </table:table-cell>
          <table:table-cell office:value-type="string" calcext:value-type="string">
            <text:p>battle-randombattle-40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372916" calcext:value-type="float">
            <text:p>1477691372916</text:p>
          </table:table-cell>
          <table:table-cell office:value-type="string" calcext:value-type="string">
            <text:p>battle-randombattle-40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382926" calcext:value-type="float">
            <text:p>1477691382926</text:p>
          </table:table-cell>
          <table:table-cell office:value-type="string" calcext:value-type="string">
            <text:p>battle-randombattle-40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385131" calcext:value-type="float">
            <text:p>1477691385131</text:p>
          </table:table-cell>
          <table:table-cell office:value-type="string" calcext:value-type="string">
            <text:p>battle-randombattle-40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399949" calcext:value-type="float">
            <text:p>1477691399949</text:p>
          </table:table-cell>
          <table:table-cell office:value-type="string" calcext:value-type="string">
            <text:p>battle-randombattle-40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419589" calcext:value-type="float">
            <text:p>1477691419589</text:p>
          </table:table-cell>
          <table:table-cell office:value-type="string" calcext:value-type="string">
            <text:p>battle-randombattle-40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430816" calcext:value-type="float">
            <text:p>1477691430816</text:p>
          </table:table-cell>
          <table:table-cell office:value-type="string" calcext:value-type="string">
            <text:p>battle-randombattle-40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443862" calcext:value-type="float">
            <text:p>1477691443862</text:p>
          </table:table-cell>
          <table:table-cell office:value-type="string" calcext:value-type="string">
            <text:p>battle-randombattle-40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456883" calcext:value-type="float">
            <text:p>1477691456883</text:p>
          </table:table-cell>
          <table:table-cell office:value-type="string" calcext:value-type="string">
            <text:p>battle-randombattle-40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461649" calcext:value-type="float">
            <text:p>1477691461649</text:p>
          </table:table-cell>
          <table:table-cell office:value-type="string" calcext:value-type="string">
            <text:p>battle-randombattle-40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479056" calcext:value-type="float">
            <text:p>1477691479056</text:p>
          </table:table-cell>
          <table:table-cell office:value-type="string" calcext:value-type="string">
            <text:p>battle-randombattle-40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505345" calcext:value-type="float">
            <text:p>1477691505345</text:p>
          </table:table-cell>
          <table:table-cell office:value-type="string" calcext:value-type="string">
            <text:p>battle-randombattle-40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515358" calcext:value-type="float">
            <text:p>1477691515358</text:p>
          </table:table-cell>
          <table:table-cell office:value-type="string" calcext:value-type="string">
            <text:p>battle-randombattle-40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527171" calcext:value-type="float">
            <text:p>1477691527171</text:p>
          </table:table-cell>
          <table:table-cell office:value-type="string" calcext:value-type="string">
            <text:p>battle-randombattle-4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41793" calcext:value-type="float">
            <text:p>1477691741793</text:p>
          </table:table-cell>
          <table:table-cell office:value-type="string" calcext:value-type="string">
            <text:p>battle-randombattle-41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57311" calcext:value-type="float">
            <text:p>1477691757311</text:p>
          </table:table-cell>
          <table:table-cell office:value-type="string" calcext:value-type="string">
            <text:p>battle-randombattle-41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60119" calcext:value-type="float">
            <text:p>1477691760119</text:p>
          </table:table-cell>
          <table:table-cell office:value-type="string" calcext:value-type="string">
            <text:p>battle-randombattle-41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70143" calcext:value-type="float">
            <text:p>1477691770143</text:p>
          </table:table-cell>
          <table:table-cell office:value-type="string" calcext:value-type="string">
            <text:p>battle-randombattle-41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81385" calcext:value-type="float">
            <text:p>1477691781385</text:p>
          </table:table-cell>
          <table:table-cell office:value-type="string" calcext:value-type="string">
            <text:p>battle-randombattle-41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86059" calcext:value-type="float">
            <text:p>1477691786059</text:p>
          </table:table-cell>
          <table:table-cell office:value-type="string" calcext:value-type="string">
            <text:p>battle-randombattle-41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88267" calcext:value-type="float">
            <text:p>1477691788267</text:p>
          </table:table-cell>
          <table:table-cell office:value-type="string" calcext:value-type="string">
            <text:p>battle-randombattle-41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89874" calcext:value-type="float">
            <text:p>1477691789874</text:p>
          </table:table-cell>
          <table:table-cell office:value-type="string" calcext:value-type="string">
            <text:p>battle-randombattle-41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792081" calcext:value-type="float">
            <text:p>1477691792081</text:p>
          </table:table-cell>
          <table:table-cell office:value-type="string" calcext:value-type="string">
            <text:p>battle-randombattle-41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803936" calcext:value-type="float">
            <text:p>1477691803936</text:p>
          </table:table-cell>
          <table:table-cell office:value-type="string" calcext:value-type="string">
            <text:p>battle-randombattle-41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810298" calcext:value-type="float">
            <text:p>1477691810298</text:p>
          </table:table-cell>
          <table:table-cell office:value-type="string" calcext:value-type="string">
            <text:p>battle-randombattle-41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826394" calcext:value-type="float">
            <text:p>1477691826394</text:p>
          </table:table-cell>
          <table:table-cell office:value-type="string" calcext:value-type="string">
            <text:p>battle-randombattle-41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842460" calcext:value-type="float">
            <text:p>1477691842460</text:p>
          </table:table-cell>
          <table:table-cell office:value-type="string" calcext:value-type="string">
            <text:p>battle-randombattle-41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857937" calcext:value-type="float">
            <text:p>1477691857937</text:p>
          </table:table-cell>
          <table:table-cell office:value-type="string" calcext:value-type="string">
            <text:p>battle-randombattle-41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873409" calcext:value-type="float">
            <text:p>1477691873409</text:p>
          </table:table-cell>
          <table:table-cell office:value-type="string" calcext:value-type="string">
            <text:p>battle-randombattle-41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891954" calcext:value-type="float">
            <text:p>1477691891954</text:p>
          </table:table-cell>
          <table:table-cell office:value-type="string" calcext:value-type="string">
            <text:p>battle-randombattle-41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04990" calcext:value-type="float">
            <text:p>1477691904990</text:p>
          </table:table-cell>
          <table:table-cell office:value-type="string" calcext:value-type="string">
            <text:p>battle-randombattle-41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13229" calcext:value-type="float">
            <text:p>1477691913229</text:p>
          </table:table-cell>
          <table:table-cell office:value-type="string" calcext:value-type="string">
            <text:p>battle-randombattle-4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28676" calcext:value-type="float">
            <text:p>1477691928676</text:p>
          </table:table-cell>
          <table:table-cell office:value-type="string" calcext:value-type="string">
            <text:p>battle-randombattle-41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37516" calcext:value-type="float">
            <text:p>1477691937516</text:p>
          </table:table-cell>
          <table:table-cell office:value-type="string" calcext:value-type="string">
            <text:p>battle-randombattle-41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50890" calcext:value-type="float">
            <text:p>1477691950890</text:p>
          </table:table-cell>
          <table:table-cell office:value-type="string" calcext:value-type="string">
            <text:p>battle-randombattle-41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65113" calcext:value-type="float">
            <text:p>1477691965113</text:p>
          </table:table-cell>
          <table:table-cell office:value-type="string" calcext:value-type="string">
            <text:p>battle-randombattle-41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80014" calcext:value-type="float">
            <text:p>1477691980014</text:p>
          </table:table-cell>
          <table:table-cell office:value-type="string" calcext:value-type="string">
            <text:p>battle-randombattle-41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1996719" calcext:value-type="float">
            <text:p>1477691996719</text:p>
          </table:table-cell>
          <table:table-cell office:value-type="string" calcext:value-type="string">
            <text:p>battle-randombattle-41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011008" calcext:value-type="float">
            <text:p>1477692011008</text:p>
          </table:table-cell>
          <table:table-cell office:value-type="string" calcext:value-type="string">
            <text:p>battle-randombattle-41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018947" calcext:value-type="float">
            <text:p>1477692018947</text:p>
          </table:table-cell>
          <table:table-cell office:value-type="string" calcext:value-type="string">
            <text:p>battle-randombattle-41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041647" calcext:value-type="float">
            <text:p>1477692041647</text:p>
          </table:table-cell>
          <table:table-cell office:value-type="string" calcext:value-type="string">
            <text:p>battle-randombattle-41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222689" calcext:value-type="float">
            <text:p>1477692222689</text:p>
          </table:table-cell>
          <table:table-cell office:value-type="string" calcext:value-type="string">
            <text:p>battle-randombattle-41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238935" calcext:value-type="float">
            <text:p>1477692238935</text:p>
          </table:table-cell>
          <table:table-cell office:value-type="string" calcext:value-type="string">
            <text:p>battle-randombattle-41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253801" calcext:value-type="float">
            <text:p>1477692253801</text:p>
          </table:table-cell>
          <table:table-cell office:value-type="string" calcext:value-type="string">
            <text:p>battle-randombattle-41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259918" calcext:value-type="float">
            <text:p>1477692259918</text:p>
          </table:table-cell>
          <table:table-cell office:value-type="string" calcext:value-type="string">
            <text:p>battle-randombattle-41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292823" calcext:value-type="float">
            <text:p>1477692292823</text:p>
          </table:table-cell>
          <table:table-cell office:value-type="string" calcext:value-type="string">
            <text:p>battle-randombattle-41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314882" calcext:value-type="float">
            <text:p>1477692314882</text:p>
          </table:table-cell>
          <table:table-cell office:value-type="string" calcext:value-type="string">
            <text:p>battle-randombattle-4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495923" calcext:value-type="float">
            <text:p>1477692495923</text:p>
          </table:table-cell>
          <table:table-cell office:value-type="string" calcext:value-type="string">
            <text:p>battle-randombattle-41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523979" calcext:value-type="float">
            <text:p>1477692523979</text:p>
          </table:table-cell>
          <table:table-cell office:value-type="string" calcext:value-type="string">
            <text:p>battle-randombattle-41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537652" calcext:value-type="float">
            <text:p>1477692537652</text:p>
          </table:table-cell>
          <table:table-cell office:value-type="string" calcext:value-type="string">
            <text:p>battle-randombattle-41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539861" calcext:value-type="float">
            <text:p>1477692539861</text:p>
          </table:table-cell>
          <table:table-cell office:value-type="string" calcext:value-type="string">
            <text:p>battle-randombattle-41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556512" calcext:value-type="float">
            <text:p>1477692556512</text:p>
          </table:table-cell>
          <table:table-cell office:value-type="string" calcext:value-type="string">
            <text:p>battle-randombattle-41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578586" calcext:value-type="float">
            <text:p>1477692578586</text:p>
          </table:table-cell>
          <table:table-cell office:value-type="string" calcext:value-type="string">
            <text:p>battle-randombattle-41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595839" calcext:value-type="float">
            <text:p>1477692595839</text:p>
          </table:table-cell>
          <table:table-cell office:value-type="string" calcext:value-type="string">
            <text:p>battle-randombattle-41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600148" calcext:value-type="float">
            <text:p>1477692600148</text:p>
          </table:table-cell>
          <table:table-cell office:value-type="string" calcext:value-type="string">
            <text:p>battle-randombattle-41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619267" calcext:value-type="float">
            <text:p>1477692619267</text:p>
          </table:table-cell>
          <table:table-cell office:value-type="string" calcext:value-type="string">
            <text:p>battle-randombattle-41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800312" calcext:value-type="float">
            <text:p>1477692800312</text:p>
          </table:table-cell>
          <table:table-cell office:value-type="string" calcext:value-type="string">
            <text:p>battle-randombattle-41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827951" calcext:value-type="float">
            <text:p>1477692827951</text:p>
          </table:table-cell>
          <table:table-cell office:value-type="string" calcext:value-type="string">
            <text:p>battle-randombattle-41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849422" calcext:value-type="float">
            <text:p>1477692849422</text:p>
          </table:table-cell>
          <table:table-cell office:value-type="string" calcext:value-type="string">
            <text:p>battle-randombattle-4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858876" calcext:value-type="float">
            <text:p>1477692858876</text:p>
          </table:table-cell>
          <table:table-cell office:value-type="string" calcext:value-type="string">
            <text:p>battle-randombattle-41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878548" calcext:value-type="float">
            <text:p>1477692878548</text:p>
          </table:table-cell>
          <table:table-cell office:value-type="string" calcext:value-type="string">
            <text:p>battle-randombattle-41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893381" calcext:value-type="float">
            <text:p>1477692893381</text:p>
          </table:table-cell>
          <table:table-cell office:value-type="string" calcext:value-type="string">
            <text:p>battle-randombattle-41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910631" calcext:value-type="float">
            <text:p>1477692910631</text:p>
          </table:table-cell>
          <table:table-cell office:value-type="string" calcext:value-type="string">
            <text:p>battle-randombattle-41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923077" calcext:value-type="float">
            <text:p>1477692923077</text:p>
          </table:table-cell>
          <table:table-cell office:value-type="string" calcext:value-type="string">
            <text:p>battle-randombattle-41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941068" calcext:value-type="float">
            <text:p>1477692941068</text:p>
          </table:table-cell>
          <table:table-cell office:value-type="string" calcext:value-type="string">
            <text:p>battle-randombattle-41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955937" calcext:value-type="float">
            <text:p>1477692955937</text:p>
          </table:table-cell>
          <table:table-cell office:value-type="string" calcext:value-type="string">
            <text:p>battle-randombattle-41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975608" calcext:value-type="float">
            <text:p>1477692975608</text:p>
          </table:table-cell>
          <table:table-cell office:value-type="string" calcext:value-type="string">
            <text:p>battle-randombattle-41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981419" calcext:value-type="float">
            <text:p>1477692981419</text:p>
          </table:table-cell>
          <table:table-cell office:value-type="string" calcext:value-type="string">
            <text:p>battle-randombattle-41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2998684" calcext:value-type="float">
            <text:p>1477692998684</text:p>
          </table:table-cell>
          <table:table-cell office:value-type="string" calcext:value-type="string">
            <text:p>battle-randombattle-41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017817" calcext:value-type="float">
            <text:p>1477693017817</text:p>
          </table:table-cell>
          <table:table-cell office:value-type="string" calcext:value-type="string">
            <text:p>battle-randombattle-41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026645" calcext:value-type="float">
            <text:p>1477693026645</text:p>
          </table:table-cell>
          <table:table-cell office:value-type="string" calcext:value-type="string">
            <text:p>battle-randombattle-41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032455" calcext:value-type="float">
            <text:p>1477693032455</text:p>
          </table:table-cell>
          <table:table-cell office:value-type="string" calcext:value-type="string">
            <text:p>battle-randombattle-41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051489" calcext:value-type="float">
            <text:p>1477693051489</text:p>
          </table:table-cell>
          <table:table-cell office:value-type="string" calcext:value-type="string">
            <text:p>battle-randombattle-41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073592" calcext:value-type="float">
            <text:p>1477693073592</text:p>
          </table:table-cell>
          <table:table-cell office:value-type="string" calcext:value-type="string">
            <text:p>battle-randombattle-41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088503" calcext:value-type="float">
            <text:p>1477693088503</text:p>
          </table:table-cell>
          <table:table-cell office:value-type="string" calcext:value-type="string">
            <text:p>battle-randombattle-41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103964" calcext:value-type="float">
            <text:p>1477693103964</text:p>
          </table:table-cell>
          <table:table-cell office:value-type="string" calcext:value-type="string">
            <text:p>battle-randombattle-41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117623" calcext:value-type="float">
            <text:p>1477693117623</text:p>
          </table:table-cell>
          <table:table-cell office:value-type="string" calcext:value-type="string">
            <text:p>battle-randombattle-41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131903" calcext:value-type="float">
            <text:p>1477693131903</text:p>
          </table:table-cell>
          <table:table-cell office:value-type="string" calcext:value-type="string">
            <text:p>battle-randombattle-41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147338" calcext:value-type="float">
            <text:p>1477693147338</text:p>
          </table:table-cell>
          <table:table-cell office:value-type="string" calcext:value-type="string">
            <text:p>battle-randombattle-41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164304" calcext:value-type="float">
            <text:p>1477693164304</text:p>
          </table:table-cell>
          <table:table-cell office:value-type="string" calcext:value-type="string">
            <text:p>battle-randombattle-41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179728" calcext:value-type="float">
            <text:p>1477693179728</text:p>
          </table:table-cell>
          <table:table-cell office:value-type="string" calcext:value-type="string">
            <text:p>battle-randombattle-41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197616" calcext:value-type="float">
            <text:p>1477693197616</text:p>
          </table:table-cell>
          <table:table-cell office:value-type="string" calcext:value-type="string">
            <text:p>battle-randombattle-41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212452" calcext:value-type="float">
            <text:p>1477693212452</text:p>
          </table:table-cell>
          <table:table-cell office:value-type="string" calcext:value-type="string">
            <text:p>battle-randombattle-41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226118" calcext:value-type="float">
            <text:p>1477693226118</text:p>
          </table:table-cell>
          <table:table-cell office:value-type="string" calcext:value-type="string">
            <text:p>battle-randombattle-41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246500" calcext:value-type="float">
            <text:p>1477693246500</text:p>
          </table:table-cell>
          <table:table-cell office:value-type="string" calcext:value-type="string">
            <text:p>battle-randombattle-41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263131" calcext:value-type="float">
            <text:p>1477693263131</text:p>
          </table:table-cell>
          <table:table-cell office:value-type="string" calcext:value-type="string">
            <text:p>battle-randombattle-41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280368" calcext:value-type="float">
            <text:p>1477693280368</text:p>
          </table:table-cell>
          <table:table-cell office:value-type="string" calcext:value-type="string">
            <text:p>battle-randombattle-41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290987" calcext:value-type="float">
            <text:p>1477693290987</text:p>
          </table:table-cell>
          <table:table-cell office:value-type="string" calcext:value-type="string">
            <text:p>battle-randombattle-41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304648" calcext:value-type="float">
            <text:p>1477693304648</text:p>
          </table:table-cell>
          <table:table-cell office:value-type="string" calcext:value-type="string">
            <text:p>battle-randombattle-4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605532" calcext:value-type="float">
            <text:p>1477693605532</text:p>
          </table:table-cell>
          <table:table-cell office:value-type="string" calcext:value-type="string">
            <text:p>battle-randombattle-42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607741" calcext:value-type="float">
            <text:p>1477693607741</text:p>
          </table:table-cell>
          <table:table-cell office:value-type="string" calcext:value-type="string">
            <text:p>battle-randombattle-42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621959" calcext:value-type="float">
            <text:p>1477693621959</text:p>
          </table:table-cell>
          <table:table-cell office:value-type="string" calcext:value-type="string">
            <text:p>battle-randombattle-42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639250" calcext:value-type="float">
            <text:p>1477693639250</text:p>
          </table:table-cell>
          <table:table-cell office:value-type="string" calcext:value-type="string">
            <text:p>battle-randombattle-42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656478" calcext:value-type="float">
            <text:p>1477693656478</text:p>
          </table:table-cell>
          <table:table-cell office:value-type="string" calcext:value-type="string">
            <text:p>battle-randombattle-4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697451" calcext:value-type="float">
            <text:p>1477693697451</text:p>
          </table:table-cell>
          <table:table-cell office:value-type="string" calcext:value-type="string">
            <text:p>battle-randombattle-42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07508" calcext:value-type="float">
            <text:p>1477693707508</text:p>
          </table:table-cell>
          <table:table-cell office:value-type="string" calcext:value-type="string">
            <text:p>battle-randombattle-42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14123" calcext:value-type="float">
            <text:p>1477693714123</text:p>
          </table:table-cell>
          <table:table-cell office:value-type="string" calcext:value-type="string">
            <text:p>battle-randombattle-42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27316" calcext:value-type="float">
            <text:p>1477693727316</text:p>
          </table:table-cell>
          <table:table-cell office:value-type="string" calcext:value-type="string">
            <text:p>battle-randombattle-42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28925" calcext:value-type="float">
            <text:p>1477693728925</text:p>
          </table:table-cell>
          <table:table-cell office:value-type="string" calcext:value-type="string">
            <text:p>battle-randombattle-42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46507" calcext:value-type="float">
            <text:p>1477693746507</text:p>
          </table:table-cell>
          <table:table-cell office:value-type="string" calcext:value-type="string">
            <text:p>battle-randombattle-42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63162" calcext:value-type="float">
            <text:p>1477693763162</text:p>
          </table:table-cell>
          <table:table-cell office:value-type="string" calcext:value-type="string">
            <text:p>battle-randombattle-42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78007" calcext:value-type="float">
            <text:p>1477693778007</text:p>
          </table:table-cell>
          <table:table-cell office:value-type="string" calcext:value-type="string">
            <text:p>battle-randombattle-42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793452" calcext:value-type="float">
            <text:p>1477693793452</text:p>
          </table:table-cell>
          <table:table-cell office:value-type="string" calcext:value-type="string">
            <text:p>battle-randombattle-42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810686" calcext:value-type="float">
            <text:p>1477693810686</text:p>
          </table:table-cell>
          <table:table-cell office:value-type="string" calcext:value-type="string">
            <text:p>battle-randombattle-42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828591" calcext:value-type="float">
            <text:p>1477693828591</text:p>
          </table:table-cell>
          <table:table-cell office:value-type="string" calcext:value-type="string">
            <text:p>battle-randombattle-42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844624" calcext:value-type="float">
            <text:p>1477693844624</text:p>
          </table:table-cell>
          <table:table-cell office:value-type="string" calcext:value-type="string">
            <text:p>battle-randombattle-42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857090" calcext:value-type="float">
            <text:p>1477693857090</text:p>
          </table:table-cell>
          <table:table-cell office:value-type="string" calcext:value-type="string">
            <text:p>battle-randombattle-42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863503" calcext:value-type="float">
            <text:p>1477693863503</text:p>
          </table:table-cell>
          <table:table-cell office:value-type="string" calcext:value-type="string">
            <text:p>battle-randombattle-42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880771" calcext:value-type="float">
            <text:p>1477693880771</text:p>
          </table:table-cell>
          <table:table-cell office:value-type="string" calcext:value-type="string">
            <text:p>battle-randombattle-4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898957" calcext:value-type="float">
            <text:p>1477693898957</text:p>
          </table:table-cell>
          <table:table-cell office:value-type="string" calcext:value-type="string">
            <text:p>battle-randombattle-42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920395" calcext:value-type="float">
            <text:p>1477693920395</text:p>
          </table:table-cell>
          <table:table-cell office:value-type="string" calcext:value-type="string">
            <text:p>battle-randombattle-42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942422" calcext:value-type="float">
            <text:p>1477693942422</text:p>
          </table:table-cell>
          <table:table-cell office:value-type="string" calcext:value-type="string">
            <text:p>battle-randombattle-42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959694" calcext:value-type="float">
            <text:p>1477693959694</text:p>
          </table:table-cell>
          <table:table-cell office:value-type="string" calcext:value-type="string">
            <text:p>battle-randombattle-42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3976368" calcext:value-type="float">
            <text:p>1477693976368</text:p>
          </table:table-cell>
          <table:table-cell office:value-type="string" calcext:value-type="string">
            <text:p>battle-randombattle-42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008792" calcext:value-type="float">
            <text:p>1477694008792</text:p>
          </table:table-cell>
          <table:table-cell office:value-type="string" calcext:value-type="string">
            <text:p>battle-randombattle-42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026673" calcext:value-type="float">
            <text:p>1477694026673</text:p>
          </table:table-cell>
          <table:table-cell office:value-type="string" calcext:value-type="string">
            <text:p>battle-randombattle-42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058950" calcext:value-type="float">
            <text:p>1477694058950</text:p>
          </table:table-cell>
          <table:table-cell office:value-type="string" calcext:value-type="string">
            <text:p>battle-randombattle-42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086443" calcext:value-type="float">
            <text:p>1477694086443</text:p>
          </table:table-cell>
          <table:table-cell office:value-type="string" calcext:value-type="string">
            <text:p>battle-randombattle-42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104901" calcext:value-type="float">
            <text:p>1477694104901</text:p>
          </table:table-cell>
          <table:table-cell office:value-type="string" calcext:value-type="string">
            <text:p>battle-randombattle-42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175641" calcext:value-type="float">
            <text:p>1477694175641</text:p>
          </table:table-cell>
          <table:table-cell office:value-type="string" calcext:value-type="string">
            <text:p>battle-randombattle-42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191700" calcext:value-type="float">
            <text:p>1477694191700</text:p>
          </table:table-cell>
          <table:table-cell office:value-type="string" calcext:value-type="string">
            <text:p>battle-randombattle-42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209553" calcext:value-type="float">
            <text:p>1477694209553</text:p>
          </table:table-cell>
          <table:table-cell office:value-type="string" calcext:value-type="string">
            <text:p>battle-randombattle-42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218979" calcext:value-type="float">
            <text:p>1477694218979</text:p>
          </table:table-cell>
          <table:table-cell office:value-type="string" calcext:value-type="string">
            <text:p>battle-randombattle-42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241219" calcext:value-type="float">
            <text:p>1477694241219</text:p>
          </table:table-cell>
          <table:table-cell office:value-type="string" calcext:value-type="string">
            <text:p>battle-randombattle-42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258766" calcext:value-type="float">
            <text:p>1477694258766</text:p>
          </table:table-cell>
          <table:table-cell office:value-type="string" calcext:value-type="string">
            <text:p>battle-randombattle-42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279644" calcext:value-type="float">
            <text:p>1477694279644</text:p>
          </table:table-cell>
          <table:table-cell office:value-type="string" calcext:value-type="string">
            <text:p>battle-randombattle-42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299950" calcext:value-type="float">
            <text:p>1477694299950</text:p>
          </table:table-cell>
          <table:table-cell office:value-type="string" calcext:value-type="string">
            <text:p>battle-randombattle-42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317843" calcext:value-type="float">
            <text:p>1477694317843</text:p>
          </table:table-cell>
          <table:table-cell office:value-type="string" calcext:value-type="string">
            <text:p>battle-randombattle-42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338708" calcext:value-type="float">
            <text:p>1477694338708</text:p>
          </table:table-cell>
          <table:table-cell office:value-type="string" calcext:value-type="string">
            <text:p>battle-randombattle-42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363263" calcext:value-type="float">
            <text:p>1477694363263</text:p>
          </table:table-cell>
          <table:table-cell office:value-type="string" calcext:value-type="string">
            <text:p>battle-randombattle-42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405126" calcext:value-type="float">
            <text:p>1477694405126</text:p>
          </table:table-cell>
          <table:table-cell office:value-type="string" calcext:value-type="string">
            <text:p>battle-randombattle-42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416363" calcext:value-type="float">
            <text:p>1477694416363</text:p>
          </table:table-cell>
          <table:table-cell office:value-type="string" calcext:value-type="string">
            <text:p>battle-randombattle-42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434263" calcext:value-type="float">
            <text:p>1477694434263</text:p>
          </table:table-cell>
          <table:table-cell office:value-type="string" calcext:value-type="string">
            <text:p>battle-randombattle-42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455142" calcext:value-type="float">
            <text:p>1477694455142</text:p>
          </table:table-cell>
          <table:table-cell office:value-type="string" calcext:value-type="string">
            <text:p>battle-randombattle-42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471001" calcext:value-type="float">
            <text:p>1477694471001</text:p>
          </table:table-cell>
          <table:table-cell office:value-type="string" calcext:value-type="string">
            <text:p>battle-randombattle-42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493674" calcext:value-type="float">
            <text:p>1477694493674</text:p>
          </table:table-cell>
          <table:table-cell office:value-type="string" calcext:value-type="string">
            <text:p>battle-randombattle-42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510346" calcext:value-type="float">
            <text:p>1477694510346</text:p>
          </table:table-cell>
          <table:table-cell office:value-type="string" calcext:value-type="string">
            <text:p>battle-randombattle-42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525776" calcext:value-type="float">
            <text:p>1477694525776</text:p>
          </table:table-cell>
          <table:table-cell office:value-type="string" calcext:value-type="string">
            <text:p>battle-randombattle-42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537034" calcext:value-type="float">
            <text:p>1477694537034</text:p>
          </table:table-cell>
          <table:table-cell office:value-type="string" calcext:value-type="string">
            <text:p>battle-randombattle-42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551746" calcext:value-type="float">
            <text:p>1477694551746</text:p>
          </table:table-cell>
          <table:table-cell office:value-type="string" calcext:value-type="string">
            <text:p>battle-randombattle-42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567848" calcext:value-type="float">
            <text:p>1477694567848</text:p>
          </table:table-cell>
          <table:table-cell office:value-type="string" calcext:value-type="string">
            <text:p>battle-randombattle-42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574273" calcext:value-type="float">
            <text:p>1477694574273</text:p>
          </table:table-cell>
          <table:table-cell office:value-type="string" calcext:value-type="string">
            <text:p>battle-randombattle-42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589886" calcext:value-type="float">
            <text:p>1477694589886</text:p>
          </table:table-cell>
          <table:table-cell office:value-type="string" calcext:value-type="string">
            <text:p>battle-randombattle-42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607732" calcext:value-type="float">
            <text:p>1477694607732</text:p>
          </table:table-cell>
          <table:table-cell office:value-type="string" calcext:value-type="string">
            <text:p>battle-randombattle-42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631128" calcext:value-type="float">
            <text:p>1477694631128</text:p>
          </table:table-cell>
          <table:table-cell office:value-type="string" calcext:value-type="string">
            <text:p>battle-randombattle-42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649641" calcext:value-type="float">
            <text:p>1477694649641</text:p>
          </table:table-cell>
          <table:table-cell office:value-type="string" calcext:value-type="string">
            <text:p>battle-randombattle-42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658455" calcext:value-type="float">
            <text:p>1477694658455</text:p>
          </table:table-cell>
          <table:table-cell office:value-type="string" calcext:value-type="string">
            <text:p>battle-randombattle-42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670881" calcext:value-type="float">
            <text:p>1477694670881</text:p>
          </table:table-cell>
          <table:table-cell office:value-type="string" calcext:value-type="string">
            <text:p>battle-randombattle-42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692333" calcext:value-type="float">
            <text:p>1477694692333</text:p>
          </table:table-cell>
          <table:table-cell office:value-type="string" calcext:value-type="string">
            <text:p>battle-randombattle-42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09062" calcext:value-type="float">
            <text:p>1477694709062</text:p>
          </table:table-cell>
          <table:table-cell office:value-type="string" calcext:value-type="string">
            <text:p>battle-randombattle-42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20288" calcext:value-type="float">
            <text:p>1477694720288</text:p>
          </table:table-cell>
          <table:table-cell office:value-type="string" calcext:value-type="string">
            <text:p>battle-randombattle-42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35758" calcext:value-type="float">
            <text:p>1477694735758</text:p>
          </table:table-cell>
          <table:table-cell office:value-type="string" calcext:value-type="string">
            <text:p>battle-randombattle-42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47621" calcext:value-type="float">
            <text:p>1477694747621</text:p>
          </table:table-cell>
          <table:table-cell office:value-type="string" calcext:value-type="string">
            <text:p>battle-randombattle-42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52852" calcext:value-type="float">
            <text:p>1477694752852</text:p>
          </table:table-cell>
          <table:table-cell office:value-type="string" calcext:value-type="string">
            <text:p>battle-randombattle-42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72872" calcext:value-type="float">
            <text:p>1477694772872</text:p>
          </table:table-cell>
          <table:table-cell office:value-type="string" calcext:value-type="string">
            <text:p>battle-randombattle-42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83508" calcext:value-type="float">
            <text:p>1477694783508</text:p>
          </table:table-cell>
          <table:table-cell office:value-type="string" calcext:value-type="string">
            <text:p>battle-randombattle-42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788134" calcext:value-type="float">
            <text:p>1477694788134</text:p>
          </table:table-cell>
          <table:table-cell office:value-type="string" calcext:value-type="string">
            <text:p>battle-randombattle-42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803007" calcext:value-type="float">
            <text:p>1477694803007</text:p>
          </table:table-cell>
          <table:table-cell office:value-type="string" calcext:value-type="string">
            <text:p>battle-randombattle-42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694822057" calcext:value-type="float">
            <text:p>1477694822057</text:p>
          </table:table-cell>
          <table:table-cell office:value-type="string" calcext:value-type="string">
            <text:p>battle-randombattle-42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29005" calcext:value-type="float">
            <text:p>1477701129005</text:p>
          </table:table-cell>
          <table:table-cell office:value-type="string" calcext:value-type="string">
            <text:p>battle-randombattle-43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45179" calcext:value-type="float">
            <text:p>1477701145179</text:p>
          </table:table-cell>
          <table:table-cell office:value-type="string" calcext:value-type="string">
            <text:p>battle-randombattle-43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64263" calcext:value-type="float">
            <text:p>1477701164263</text:p>
          </table:table-cell>
          <table:table-cell office:value-type="string" calcext:value-type="string">
            <text:p>battle-randombattle-43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66471" calcext:value-type="float">
            <text:p>1477701166471</text:p>
          </table:table-cell>
          <table:table-cell office:value-type="string" calcext:value-type="string">
            <text:p>battle-randombattle-43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68677" calcext:value-type="float">
            <text:p>1477701168677</text:p>
          </table:table-cell>
          <table:table-cell office:value-type="string" calcext:value-type="string">
            <text:p>battle-randombattle-43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89978" calcext:value-type="float">
            <text:p>1477701189978</text:p>
          </table:table-cell>
          <table:table-cell office:value-type="string" calcext:value-type="string">
            <text:p>battle-randombattle-43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94006" calcext:value-type="float">
            <text:p>1477701194006</text:p>
          </table:table-cell>
          <table:table-cell office:value-type="string" calcext:value-type="string">
            <text:p>battle-randombattle-43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196990" calcext:value-type="float">
            <text:p>1477701196990</text:p>
          </table:table-cell>
          <table:table-cell office:value-type="string" calcext:value-type="string">
            <text:p>battle-randombattle-43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204003" calcext:value-type="float">
            <text:p>1477701204003</text:p>
          </table:table-cell>
          <table:table-cell office:value-type="string" calcext:value-type="string">
            <text:p>battle-randombattle-43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209211" calcext:value-type="float">
            <text:p>1477701209211</text:p>
          </table:table-cell>
          <table:table-cell office:value-type="string" calcext:value-type="string">
            <text:p>battle-randombattle-4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224163" calcext:value-type="float">
            <text:p>1477701224163</text:p>
          </table:table-cell>
          <table:table-cell office:value-type="string" calcext:value-type="string">
            <text:p>battle-randombattle-43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239034" calcext:value-type="float">
            <text:p>1477701239034</text:p>
          </table:table-cell>
          <table:table-cell office:value-type="string" calcext:value-type="string">
            <text:p>battle-randombattle-43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263475" calcext:value-type="float">
            <text:p>1477701263475</text:p>
          </table:table-cell>
          <table:table-cell office:value-type="string" calcext:value-type="string">
            <text:p>battle-randombattle-43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279575" calcext:value-type="float">
            <text:p>1477701279575</text:p>
          </table:table-cell>
          <table:table-cell office:value-type="string" calcext:value-type="string">
            <text:p>battle-randombattle-43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304086" calcext:value-type="float">
            <text:p>1477701304086</text:p>
          </table:table-cell>
          <table:table-cell office:value-type="string" calcext:value-type="string">
            <text:p>battle-randombattle-43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321404" calcext:value-type="float">
            <text:p>1477701321404</text:p>
          </table:table-cell>
          <table:table-cell office:value-type="string" calcext:value-type="string">
            <text:p>battle-randombattle-43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328434" calcext:value-type="float">
            <text:p>1477701328434</text:p>
          </table:table-cell>
          <table:table-cell office:value-type="string" calcext:value-type="string">
            <text:p>battle-randombattle-43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339676" calcext:value-type="float">
            <text:p>1477701339676</text:p>
          </table:table-cell>
          <table:table-cell office:value-type="string" calcext:value-type="string">
            <text:p>battle-randombattle-43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360604" calcext:value-type="float">
            <text:p>1477701360604</text:p>
          </table:table-cell>
          <table:table-cell office:value-type="string" calcext:value-type="string">
            <text:p>battle-randombattle-43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377881" calcext:value-type="float">
            <text:p>1477701377881</text:p>
          </table:table-cell>
          <table:table-cell office:value-type="string" calcext:value-type="string">
            <text:p>battle-randombattle-43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394618" calcext:value-type="float">
            <text:p>1477701394618</text:p>
          </table:table-cell>
          <table:table-cell office:value-type="string" calcext:value-type="string">
            <text:p>battle-randombattle-43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411889" calcext:value-type="float">
            <text:p>1477701411889</text:p>
          </table:table-cell>
          <table:table-cell office:value-type="string" calcext:value-type="string">
            <text:p>battle-randombattle-43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431539" calcext:value-type="float">
            <text:p>1477701431539</text:p>
          </table:table-cell>
          <table:table-cell office:value-type="string" calcext:value-type="string">
            <text:p>battle-randombattle-43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445220" calcext:value-type="float">
            <text:p>1477701445220</text:p>
          </table:table-cell>
          <table:table-cell office:value-type="string" calcext:value-type="string">
            <text:p>battle-randombattle-43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458275" calcext:value-type="float">
            <text:p>1477701458275</text:p>
          </table:table-cell>
          <table:table-cell office:value-type="string" calcext:value-type="string">
            <text:p>battle-randombattle-43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486991" calcext:value-type="float">
            <text:p>1477701486991</text:p>
          </table:table-cell>
          <table:table-cell office:value-type="string" calcext:value-type="string">
            <text:p>battle-randombattle-43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500628" calcext:value-type="float">
            <text:p>1477701500628</text:p>
          </table:table-cell>
          <table:table-cell office:value-type="string" calcext:value-type="string">
            <text:p>battle-randombattle-43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512456" calcext:value-type="float">
            <text:p>1477701512456</text:p>
          </table:table-cell>
          <table:table-cell office:value-type="string" calcext:value-type="string">
            <text:p>battle-randombattle-43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524928" calcext:value-type="float">
            <text:p>1477701524928</text:p>
          </table:table-cell>
          <table:table-cell office:value-type="string" calcext:value-type="string">
            <text:p>battle-randombattle-43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548794" calcext:value-type="float">
            <text:p>1477701548794</text:p>
          </table:table-cell>
          <table:table-cell office:value-type="string" calcext:value-type="string">
            <text:p>battle-randombattle-43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576986" calcext:value-type="float">
            <text:p>1477701576986</text:p>
          </table:table-cell>
          <table:table-cell office:value-type="string" calcext:value-type="string">
            <text:p>battle-randombattle-43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593645" calcext:value-type="float">
            <text:p>1477701593645</text:p>
          </table:table-cell>
          <table:table-cell office:value-type="string" calcext:value-type="string">
            <text:p>battle-randombattle-43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774705" calcext:value-type="float">
            <text:p>1477701774705</text:p>
          </table:table-cell>
          <table:table-cell office:value-type="string" calcext:value-type="string">
            <text:p>battle-randombattle-43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799362" calcext:value-type="float">
            <text:p>1477701799362</text:p>
          </table:table-cell>
          <table:table-cell office:value-type="string" calcext:value-type="string">
            <text:p>battle-randombattle-43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815994" calcext:value-type="float">
            <text:p>1477701815994</text:p>
          </table:table-cell>
          <table:table-cell office:value-type="string" calcext:value-type="string">
            <text:p>battle-randombattle-43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839368" calcext:value-type="float">
            <text:p>1477701839368</text:p>
          </table:table-cell>
          <table:table-cell office:value-type="string" calcext:value-type="string">
            <text:p>battle-randombattle-43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856626" calcext:value-type="float">
            <text:p>1477701856626</text:p>
          </table:table-cell>
          <table:table-cell office:value-type="string" calcext:value-type="string">
            <text:p>battle-randombattle-4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869676" calcext:value-type="float">
            <text:p>1477701869676</text:p>
          </table:table-cell>
          <table:table-cell office:value-type="string" calcext:value-type="string">
            <text:p>battle-randombattle-43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881524" calcext:value-type="float">
            <text:p>1477701881524</text:p>
          </table:table-cell>
          <table:table-cell office:value-type="string" calcext:value-type="string">
            <text:p>battle-randombattle-43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895769" calcext:value-type="float">
            <text:p>1477701895769</text:p>
          </table:table-cell>
          <table:table-cell office:value-type="string" calcext:value-type="string">
            <text:p>battle-randombattle-4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912459" calcext:value-type="float">
            <text:p>1477701912459</text:p>
          </table:table-cell>
          <table:table-cell office:value-type="string" calcext:value-type="string">
            <text:p>battle-randombattle-43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930393" calcext:value-type="float">
            <text:p>1477701930393</text:p>
          </table:table-cell>
          <table:table-cell office:value-type="string" calcext:value-type="string">
            <text:p>battle-randombattle-43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951893" calcext:value-type="float">
            <text:p>1477701951893</text:p>
          </table:table-cell>
          <table:table-cell office:value-type="string" calcext:value-type="string">
            <text:p>battle-randombattle-43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1978160" calcext:value-type="float">
            <text:p>1477701978160</text:p>
          </table:table-cell>
          <table:table-cell office:value-type="string" calcext:value-type="string">
            <text:p>battle-randombattle-43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159199" calcext:value-type="float">
            <text:p>1477702159199</text:p>
          </table:table-cell>
          <table:table-cell office:value-type="string" calcext:value-type="string">
            <text:p>battle-randombattle-43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174724" calcext:value-type="float">
            <text:p>1477702174724</text:p>
          </table:table-cell>
          <table:table-cell office:value-type="string" calcext:value-type="string">
            <text:p>battle-randombattle-43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191978" calcext:value-type="float">
            <text:p>1477702191978</text:p>
          </table:table-cell>
          <table:table-cell office:value-type="string" calcext:value-type="string">
            <text:p>battle-randombattle-43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06250" calcext:value-type="float">
            <text:p>1477702206250</text:p>
          </table:table-cell>
          <table:table-cell office:value-type="string" calcext:value-type="string">
            <text:p>battle-randombattle-43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21138" calcext:value-type="float">
            <text:p>1477702221138</text:p>
          </table:table-cell>
          <table:table-cell office:value-type="string" calcext:value-type="string">
            <text:p>battle-randombattle-43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34159" calcext:value-type="float">
            <text:p>1477702234159</text:p>
          </table:table-cell>
          <table:table-cell office:value-type="string" calcext:value-type="string">
            <text:p>battle-randombattle-43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44266" calcext:value-type="float">
            <text:p>1477702244266</text:p>
          </table:table-cell>
          <table:table-cell office:value-type="string" calcext:value-type="string">
            <text:p>battle-randombattle-43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59132" calcext:value-type="float">
            <text:p>1477702259132</text:p>
          </table:table-cell>
          <table:table-cell office:value-type="string" calcext:value-type="string">
            <text:p>battle-randombattle-43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74018" calcext:value-type="float">
            <text:p>1477702274018</text:p>
          </table:table-cell>
          <table:table-cell office:value-type="string" calcext:value-type="string">
            <text:p>battle-randombattle-43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85838" calcext:value-type="float">
            <text:p>1477702285838</text:p>
          </table:table-cell>
          <table:table-cell office:value-type="string" calcext:value-type="string">
            <text:p>battle-randombattle-43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297678" calcext:value-type="float">
            <text:p>1477702297678</text:p>
          </table:table-cell>
          <table:table-cell office:value-type="string" calcext:value-type="string">
            <text:p>battle-randombattle-43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312589" calcext:value-type="float">
            <text:p>1477702312589</text:p>
          </table:table-cell>
          <table:table-cell office:value-type="string" calcext:value-type="string">
            <text:p>battle-randombattle-43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328020" calcext:value-type="float">
            <text:p>1477702328020</text:p>
          </table:table-cell>
          <table:table-cell office:value-type="string" calcext:value-type="string">
            <text:p>battle-randombattle-43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359691" calcext:value-type="float">
            <text:p>1477702359691</text:p>
          </table:table-cell>
          <table:table-cell office:value-type="string" calcext:value-type="string">
            <text:p>battle-randombattle-43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379946" calcext:value-type="float">
            <text:p>1477702379946</text:p>
          </table:table-cell>
          <table:table-cell office:value-type="string" calcext:value-type="string">
            <text:p>battle-randombattle-43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396020" calcext:value-type="float">
            <text:p>1477702396020</text:p>
          </table:table-cell>
          <table:table-cell office:value-type="string" calcext:value-type="string">
            <text:p>battle-randombattle-43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415413" calcext:value-type="float">
            <text:p>1477702415413</text:p>
          </table:table-cell>
          <table:table-cell office:value-type="string" calcext:value-type="string">
            <text:p>battle-randombattle-43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425464" calcext:value-type="float">
            <text:p>1477702425464</text:p>
          </table:table-cell>
          <table:table-cell office:value-type="string" calcext:value-type="string">
            <text:p>battle-randombattle-43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441512" calcext:value-type="float">
            <text:p>1477702441512</text:p>
          </table:table-cell>
          <table:table-cell office:value-type="string" calcext:value-type="string">
            <text:p>battle-randombattle-43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443719" calcext:value-type="float">
            <text:p>1477702443719</text:p>
          </table:table-cell>
          <table:table-cell office:value-type="string" calcext:value-type="string">
            <text:p>battle-randombattle-43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445925" calcext:value-type="float">
            <text:p>1477702445925</text:p>
          </table:table-cell>
          <table:table-cell office:value-type="string" calcext:value-type="string">
            <text:p>battle-randombattle-43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663525" calcext:value-type="float">
            <text:p>1477702663525</text:p>
          </table:table-cell>
          <table:table-cell office:value-type="string" calcext:value-type="string">
            <text:p>battle-randombattle-43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668136" calcext:value-type="float">
            <text:p>1477702668136</text:p>
          </table:table-cell>
          <table:table-cell office:value-type="string" calcext:value-type="string">
            <text:p>battle-randombattle-43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684196" calcext:value-type="float">
            <text:p>1477702684196</text:p>
          </table:table-cell>
          <table:table-cell office:value-type="string" calcext:value-type="string">
            <text:p>battle-randombattle-43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697846" calcext:value-type="float">
            <text:p>1477702697846</text:p>
          </table:table-cell>
          <table:table-cell office:value-type="string" calcext:value-type="string">
            <text:p>battle-randombattle-43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00052" calcext:value-type="float">
            <text:p>1477702700052</text:p>
          </table:table-cell>
          <table:table-cell office:value-type="string" calcext:value-type="string">
            <text:p>battle-randombattle-43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04615" calcext:value-type="float">
            <text:p>1477702704615</text:p>
          </table:table-cell>
          <table:table-cell office:value-type="string" calcext:value-type="string">
            <text:p>battle-randombattle-43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06223" calcext:value-type="float">
            <text:p>1477702706223</text:p>
          </table:table-cell>
          <table:table-cell office:value-type="string" calcext:value-type="string">
            <text:p>battle-randombattle-43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09030" calcext:value-type="float">
            <text:p>1477702709030</text:p>
          </table:table-cell>
          <table:table-cell office:value-type="string" calcext:value-type="string">
            <text:p>battle-randombattle-43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13058" calcext:value-type="float">
            <text:p>1477702713058</text:p>
          </table:table-cell>
          <table:table-cell office:value-type="string" calcext:value-type="string">
            <text:p>battle-randombattle-43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19662" calcext:value-type="float">
            <text:p>1477702719662</text:p>
          </table:table-cell>
          <table:table-cell office:value-type="string" calcext:value-type="string">
            <text:p>battle-randombattle-43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33387" calcext:value-type="float">
            <text:p>1477702733387</text:p>
          </table:table-cell>
          <table:table-cell office:value-type="string" calcext:value-type="string">
            <text:p>battle-randombattle-43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47622" calcext:value-type="float">
            <text:p>1477702747622</text:p>
          </table:table-cell>
          <table:table-cell office:value-type="string" calcext:value-type="string">
            <text:p>battle-randombattle-43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59451" calcext:value-type="float">
            <text:p>1477702759451</text:p>
          </table:table-cell>
          <table:table-cell office:value-type="string" calcext:value-type="string">
            <text:p>battle-randombattle-43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69464" calcext:value-type="float">
            <text:p>1477702769464</text:p>
          </table:table-cell>
          <table:table-cell office:value-type="string" calcext:value-type="string">
            <text:p>battle-randombattle-43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81939" calcext:value-type="float">
            <text:p>1477702781939</text:p>
          </table:table-cell>
          <table:table-cell office:value-type="string" calcext:value-type="string">
            <text:p>battle-randombattle-43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798664" calcext:value-type="float">
            <text:p>1477702798664</text:p>
          </table:table-cell>
          <table:table-cell office:value-type="string" calcext:value-type="string">
            <text:p>battle-randombattle-43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816542" calcext:value-type="float">
            <text:p>1477702816542</text:p>
          </table:table-cell>
          <table:table-cell office:value-type="string" calcext:value-type="string">
            <text:p>battle-randombattle-43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834425" calcext:value-type="float">
            <text:p>1477702834425</text:p>
          </table:table-cell>
          <table:table-cell office:value-type="string" calcext:value-type="string">
            <text:p>battle-randombattle-43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852923" calcext:value-type="float">
            <text:p>1477702852923</text:p>
          </table:table-cell>
          <table:table-cell office:value-type="string" calcext:value-type="string">
            <text:p>battle-randombattle-43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894778" calcext:value-type="float">
            <text:p>1477702894778</text:p>
          </table:table-cell>
          <table:table-cell office:value-type="string" calcext:value-type="string">
            <text:p>battle-randombattle-4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05524" calcext:value-type="float">
            <text:p>1477702905524</text:p>
          </table:table-cell>
          <table:table-cell office:value-type="string" calcext:value-type="string">
            <text:p>battle-randombattle-44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20387" calcext:value-type="float">
            <text:p>1477702920387</text:p>
          </table:table-cell>
          <table:table-cell office:value-type="string" calcext:value-type="string">
            <text:p>battle-randombattle-44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25614" calcext:value-type="float">
            <text:p>1477702925614</text:p>
          </table:table-cell>
          <table:table-cell office:value-type="string" calcext:value-type="string">
            <text:p>battle-randombattle-44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45266" calcext:value-type="float">
            <text:p>1477702945266</text:p>
          </table:table-cell>
          <table:table-cell office:value-type="string" calcext:value-type="string">
            <text:p>battle-randombattle-44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58880" calcext:value-type="float">
            <text:p>1477702958880</text:p>
          </table:table-cell>
          <table:table-cell office:value-type="string" calcext:value-type="string">
            <text:p>battle-randombattle-44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63492" calcext:value-type="float">
            <text:p>1477702963492</text:p>
          </table:table-cell>
          <table:table-cell office:value-type="string" calcext:value-type="string">
            <text:p>battle-randombattle-44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78361" calcext:value-type="float">
            <text:p>1477702978361</text:p>
          </table:table-cell>
          <table:table-cell office:value-type="string" calcext:value-type="string">
            <text:p>battle-randombattle-44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2998601" calcext:value-type="float">
            <text:p>1477702998601</text:p>
          </table:table-cell>
          <table:table-cell office:value-type="string" calcext:value-type="string">
            <text:p>battle-randombattle-44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002611" calcext:value-type="float">
            <text:p>1477703002611</text:p>
          </table:table-cell>
          <table:table-cell office:value-type="string" calcext:value-type="string">
            <text:p>battle-randombattle-44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038569" calcext:value-type="float">
            <text:p>1477703038569</text:p>
          </table:table-cell>
          <table:table-cell office:value-type="string" calcext:value-type="string">
            <text:p>battle-randombattle-44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055873" calcext:value-type="float">
            <text:p>1477703055873</text:p>
          </table:table-cell>
          <table:table-cell office:value-type="string" calcext:value-type="string">
            <text:p>battle-randombattle-44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073765" calcext:value-type="float">
            <text:p>1477703073765</text:p>
          </table:table-cell>
          <table:table-cell office:value-type="string" calcext:value-type="string">
            <text:p>battle-randombattle-44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086831" calcext:value-type="float">
            <text:p>1477703086831</text:p>
          </table:table-cell>
          <table:table-cell office:value-type="string" calcext:value-type="string">
            <text:p>battle-randombattle-44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099296" calcext:value-type="float">
            <text:p>1477703099296</text:p>
          </table:table-cell>
          <table:table-cell office:value-type="string" calcext:value-type="string">
            <text:p>battle-randombattle-44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109352" calcext:value-type="float">
            <text:p>1477703109352</text:p>
          </table:table-cell>
          <table:table-cell office:value-type="string" calcext:value-type="string">
            <text:p>battle-randombattle-44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125496" calcext:value-type="float">
            <text:p>1477703125496</text:p>
          </table:table-cell>
          <table:table-cell office:value-type="string" calcext:value-type="string">
            <text:p>battle-randombattle-44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149380" calcext:value-type="float">
            <text:p>1477703149380</text:p>
          </table:table-cell>
          <table:table-cell office:value-type="string" calcext:value-type="string">
            <text:p>battle-randombattle-44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165444" calcext:value-type="float">
            <text:p>1477703165444</text:p>
          </table:table-cell>
          <table:table-cell office:value-type="string" calcext:value-type="string">
            <text:p>battle-randombattle-44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182676" calcext:value-type="float">
            <text:p>1477703182676</text:p>
          </table:table-cell>
          <table:table-cell office:value-type="string" calcext:value-type="string">
            <text:p>battle-randombattle-44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197512" calcext:value-type="float">
            <text:p>1477703197512</text:p>
          </table:table-cell>
          <table:table-cell office:value-type="string" calcext:value-type="string">
            <text:p>battle-randombattle-44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380879" calcext:value-type="float">
            <text:p>1477703380879</text:p>
          </table:table-cell>
          <table:table-cell office:value-type="string" calcext:value-type="string">
            <text:p>battle-randombattle-44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00548" calcext:value-type="float">
            <text:p>1477703400548</text:p>
          </table:table-cell>
          <table:table-cell office:value-type="string" calcext:value-type="string">
            <text:p>battle-randombattle-44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12994" calcext:value-type="float">
            <text:p>1477703412994</text:p>
          </table:table-cell>
          <table:table-cell office:value-type="string" calcext:value-type="string">
            <text:p>battle-randombattle-44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27240" calcext:value-type="float">
            <text:p>1477703427240</text:p>
          </table:table-cell>
          <table:table-cell office:value-type="string" calcext:value-type="string">
            <text:p>battle-randombattle-44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43306" calcext:value-type="float">
            <text:p>1477703443306</text:p>
          </table:table-cell>
          <table:table-cell office:value-type="string" calcext:value-type="string">
            <text:p>battle-randombattle-44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58214" calcext:value-type="float">
            <text:p>1477703458214</text:p>
          </table:table-cell>
          <table:table-cell office:value-type="string" calcext:value-type="string">
            <text:p>battle-randombattle-44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60420" calcext:value-type="float">
            <text:p>1477703460420</text:p>
          </table:table-cell>
          <table:table-cell office:value-type="string" calcext:value-type="string">
            <text:p>battle-randombattle-44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69857" calcext:value-type="float">
            <text:p>1477703469857</text:p>
          </table:table-cell>
          <table:table-cell office:value-type="string" calcext:value-type="string">
            <text:p>battle-randombattle-44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85891" calcext:value-type="float">
            <text:p>1477703485891</text:p>
          </table:table-cell>
          <table:table-cell office:value-type="string" calcext:value-type="string">
            <text:p>battle-randombattle-44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498319" calcext:value-type="float">
            <text:p>1477703498319</text:p>
          </table:table-cell>
          <table:table-cell office:value-type="string" calcext:value-type="string">
            <text:p>battle-randombattle-44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513825" calcext:value-type="float">
            <text:p>1477703513825</text:p>
          </table:table-cell>
          <table:table-cell office:value-type="string" calcext:value-type="string">
            <text:p>battle-randombattle-44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526253" calcext:value-type="float">
            <text:p>1477703526253</text:p>
          </table:table-cell>
          <table:table-cell office:value-type="string" calcext:value-type="string">
            <text:p>battle-randombattle-44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537488" calcext:value-type="float">
            <text:p>1477703537488</text:p>
          </table:table-cell>
          <table:table-cell office:value-type="string" calcext:value-type="string">
            <text:p>battle-randombattle-44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549317" calcext:value-type="float">
            <text:p>1477703549317</text:p>
          </table:table-cell>
          <table:table-cell office:value-type="string" calcext:value-type="string">
            <text:p>battle-randombattle-44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558749" calcext:value-type="float">
            <text:p>1477703558749</text:p>
          </table:table-cell>
          <table:table-cell office:value-type="string" calcext:value-type="string">
            <text:p>battle-randombattle-44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575434" calcext:value-type="float">
            <text:p>1477703575434</text:p>
          </table:table-cell>
          <table:table-cell office:value-type="string" calcext:value-type="string">
            <text:p>battle-randombattle-44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590877" calcext:value-type="float">
            <text:p>1477703590877</text:p>
          </table:table-cell>
          <table:table-cell office:value-type="string" calcext:value-type="string">
            <text:p>battle-randombattle-44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610556" calcext:value-type="float">
            <text:p>1477703610556</text:p>
          </table:table-cell>
          <table:table-cell office:value-type="string" calcext:value-type="string">
            <text:p>battle-randombattle-44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624808" calcext:value-type="float">
            <text:p>1477703624808</text:p>
          </table:table-cell>
          <table:table-cell office:value-type="string" calcext:value-type="string">
            <text:p>battle-randombattle-44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637854" calcext:value-type="float">
            <text:p>1477703637854</text:p>
          </table:table-cell>
          <table:table-cell office:value-type="string" calcext:value-type="string">
            <text:p>battle-randombattle-44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860024" calcext:value-type="float">
            <text:p>1477703860024</text:p>
          </table:table-cell>
          <table:table-cell office:value-type="string" calcext:value-type="string">
            <text:p>battle-randombattle-44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865867" calcext:value-type="float">
            <text:p>1477703865867</text:p>
          </table:table-cell>
          <table:table-cell office:value-type="string" calcext:value-type="string">
            <text:p>battle-randombattle-44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868073" calcext:value-type="float">
            <text:p>1477703868073</text:p>
          </table:table-cell>
          <table:table-cell office:value-type="string" calcext:value-type="string">
            <text:p>battle-randombattle-44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874537" calcext:value-type="float">
            <text:p>1477703874537</text:p>
          </table:table-cell>
          <table:table-cell office:value-type="string" calcext:value-type="string">
            <text:p>battle-randombattle-44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886954" calcext:value-type="float">
            <text:p>1477703886954</text:p>
          </table:table-cell>
          <table:table-cell office:value-type="string" calcext:value-type="string">
            <text:p>battle-randombattle-44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895254" calcext:value-type="float">
            <text:p>1477703895254</text:p>
          </table:table-cell>
          <table:table-cell office:value-type="string" calcext:value-type="string">
            <text:p>battle-randombattle-44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01667" calcext:value-type="float">
            <text:p>1477703901667</text:p>
          </table:table-cell>
          <table:table-cell office:value-type="string" calcext:value-type="string">
            <text:p>battle-randombattle-44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06275" calcext:value-type="float">
            <text:p>1477703906275</text:p>
          </table:table-cell>
          <table:table-cell office:value-type="string" calcext:value-type="string">
            <text:p>battle-randombattle-44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09684" calcext:value-type="float">
            <text:p>1477703909684</text:p>
          </table:table-cell>
          <table:table-cell office:value-type="string" calcext:value-type="string">
            <text:p>battle-randombattle-44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11289" calcext:value-type="float">
            <text:p>1477703911289</text:p>
          </table:table-cell>
          <table:table-cell office:value-type="string" calcext:value-type="string">
            <text:p>battle-randombattle-44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26865" calcext:value-type="float">
            <text:p>1477703926865</text:p>
          </table:table-cell>
          <table:table-cell office:value-type="string" calcext:value-type="string">
            <text:p>battle-randombattle-44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48936" calcext:value-type="float">
            <text:p>1477703948936</text:p>
          </table:table-cell>
          <table:table-cell office:value-type="string" calcext:value-type="string">
            <text:p>battle-randombattle-44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65606" calcext:value-type="float">
            <text:p>1477703965606</text:p>
          </table:table-cell>
          <table:table-cell office:value-type="string" calcext:value-type="string">
            <text:p>battle-randombattle-44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80458" calcext:value-type="float">
            <text:p>1477703980458</text:p>
          </table:table-cell>
          <table:table-cell office:value-type="string" calcext:value-type="string">
            <text:p>battle-randombattle-44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3995318" calcext:value-type="float">
            <text:p>1477703995318</text:p>
          </table:table-cell>
          <table:table-cell office:value-type="string" calcext:value-type="string">
            <text:p>battle-randombattle-44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178335" calcext:value-type="float">
            <text:p>1477704178335</text:p>
          </table:table-cell>
          <table:table-cell office:value-type="string" calcext:value-type="string">
            <text:p>battle-randombattle-44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183577" calcext:value-type="float">
            <text:p>1477704183577</text:p>
          </table:table-cell>
          <table:table-cell office:value-type="string" calcext:value-type="string">
            <text:p>battle-randombattle-44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185785" calcext:value-type="float">
            <text:p>1477704185785</text:p>
          </table:table-cell>
          <table:table-cell office:value-type="string" calcext:value-type="string">
            <text:p>battle-randombattle-44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189819" calcext:value-type="float">
            <text:p>1477704189819</text:p>
          </table:table-cell>
          <table:table-cell office:value-type="string" calcext:value-type="string">
            <text:p>battle-randombattle-44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206018" calcext:value-type="float">
            <text:p>1477704206018</text:p>
          </table:table-cell>
          <table:table-cell office:value-type="string" calcext:value-type="string">
            <text:p>battle-randombattle-44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227582" calcext:value-type="float">
            <text:p>1477704227582</text:p>
          </table:table-cell>
          <table:table-cell office:value-type="string" calcext:value-type="string">
            <text:p>battle-randombattle-44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243013" calcext:value-type="float">
            <text:p>1477704243013</text:p>
          </table:table-cell>
          <table:table-cell office:value-type="string" calcext:value-type="string">
            <text:p>battle-randombattle-44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254292" calcext:value-type="float">
            <text:p>1477704254292</text:p>
          </table:table-cell>
          <table:table-cell office:value-type="string" calcext:value-type="string">
            <text:p>battle-randombattle-44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270347" calcext:value-type="float">
            <text:p>1477704270347</text:p>
          </table:table-cell>
          <table:table-cell office:value-type="string" calcext:value-type="string">
            <text:p>battle-randombattle-44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275556" calcext:value-type="float">
            <text:p>1477704275556</text:p>
          </table:table-cell>
          <table:table-cell office:value-type="string" calcext:value-type="string">
            <text:p>battle-randombattle-44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295882" calcext:value-type="float">
            <text:p>1477704295882</text:p>
          </table:table-cell>
          <table:table-cell office:value-type="string" calcext:value-type="string">
            <text:p>battle-randombattle-44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322190" calcext:value-type="float">
            <text:p>1477704322190</text:p>
          </table:table-cell>
          <table:table-cell office:value-type="string" calcext:value-type="string">
            <text:p>battle-randombattle-44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340691" calcext:value-type="float">
            <text:p>1477704340691</text:p>
          </table:table-cell>
          <table:table-cell office:value-type="string" calcext:value-type="string">
            <text:p>battle-randombattle-44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363392" calcext:value-type="float">
            <text:p>1477704363392</text:p>
          </table:table-cell>
          <table:table-cell office:value-type="string" calcext:value-type="string">
            <text:p>battle-randombattle-44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410674" calcext:value-type="float">
            <text:p>1477704410674</text:p>
          </table:table-cell>
          <table:table-cell office:value-type="string" calcext:value-type="string">
            <text:p>battle-randombattle-44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440027" calcext:value-type="float">
            <text:p>1477704440027</text:p>
          </table:table-cell>
          <table:table-cell office:value-type="string" calcext:value-type="string">
            <text:p>battle-randombattle-44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460264" calcext:value-type="float">
            <text:p>1477704460264</text:p>
          </table:table-cell>
          <table:table-cell office:value-type="string" calcext:value-type="string">
            <text:p>battle-randombattle-44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476899" calcext:value-type="float">
            <text:p>1477704476899</text:p>
          </table:table-cell>
          <table:table-cell office:value-type="string" calcext:value-type="string">
            <text:p>battle-randombattle-44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479105" calcext:value-type="float">
            <text:p>1477704479105</text:p>
          </table:table-cell>
          <table:table-cell office:value-type="string" calcext:value-type="string">
            <text:p>battle-randombattle-44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501176" calcext:value-type="float">
            <text:p>1477704501176</text:p>
          </table:table-cell>
          <table:table-cell office:value-type="string" calcext:value-type="string">
            <text:p>battle-randombattle-44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519076" calcext:value-type="float">
            <text:p>1477704519076</text:p>
          </table:table-cell>
          <table:table-cell office:value-type="string" calcext:value-type="string">
            <text:p>battle-randombattle-44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532177" calcext:value-type="float">
            <text:p>1477704532177</text:p>
          </table:table-cell>
          <table:table-cell office:value-type="string" calcext:value-type="string">
            <text:p>battle-randombattle-44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549493" calcext:value-type="float">
            <text:p>1477704549493</text:p>
          </table:table-cell>
          <table:table-cell office:value-type="string" calcext:value-type="string">
            <text:p>battle-randombattle-44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564951" calcext:value-type="float">
            <text:p>1477704564951</text:p>
          </table:table-cell>
          <table:table-cell office:value-type="string" calcext:value-type="string">
            <text:p>battle-randombattle-44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578586" calcext:value-type="float">
            <text:p>1477704578586</text:p>
          </table:table-cell>
          <table:table-cell office:value-type="string" calcext:value-type="string">
            <text:p>battle-randombattle-44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595358" calcext:value-type="float">
            <text:p>1477704595358</text:p>
          </table:table-cell>
          <table:table-cell office:value-type="string" calcext:value-type="string">
            <text:p>battle-randombattle-44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603585" calcext:value-type="float">
            <text:p>1477704603585</text:p>
          </table:table-cell>
          <table:table-cell office:value-type="string" calcext:value-type="string">
            <text:p>battle-randombattle-44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784632" calcext:value-type="float">
            <text:p>1477704784632</text:p>
          </table:table-cell>
          <table:table-cell office:value-type="string" calcext:value-type="string">
            <text:p>battle-randombattle-44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802534" calcext:value-type="float">
            <text:p>1477704802534</text:p>
          </table:table-cell>
          <table:table-cell office:value-type="string" calcext:value-type="string">
            <text:p>battle-randombattle-44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819188" calcext:value-type="float">
            <text:p>1477704819188</text:p>
          </table:table-cell>
          <table:table-cell office:value-type="string" calcext:value-type="string">
            <text:p>battle-randombattle-4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828107" calcext:value-type="float">
            <text:p>1477704828107</text:p>
          </table:table-cell>
          <table:table-cell office:value-type="string" calcext:value-type="string">
            <text:p>battle-randombattle-45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833319" calcext:value-type="float">
            <text:p>1477704833319</text:p>
          </table:table-cell>
          <table:table-cell office:value-type="string" calcext:value-type="string">
            <text:p>battle-randombattle-45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875239" calcext:value-type="float">
            <text:p>1477704875239</text:p>
          </table:table-cell>
          <table:table-cell office:value-type="string" calcext:value-type="string">
            <text:p>battle-randombattle-45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893087" calcext:value-type="float">
            <text:p>1477704893087</text:p>
          </table:table-cell>
          <table:table-cell office:value-type="string" calcext:value-type="string">
            <text:p>battle-randombattle-45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907363" calcext:value-type="float">
            <text:p>1477704907363</text:p>
          </table:table-cell>
          <table:table-cell office:value-type="string" calcext:value-type="string">
            <text:p>battle-randombattle-45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925978" calcext:value-type="float">
            <text:p>1477704925978</text:p>
          </table:table-cell>
          <table:table-cell office:value-type="string" calcext:value-type="string">
            <text:p>battle-randombattle-45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951042" calcext:value-type="float">
            <text:p>1477704951042</text:p>
          </table:table-cell>
          <table:table-cell office:value-type="string" calcext:value-type="string">
            <text:p>battle-randombattle-45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980291" calcext:value-type="float">
            <text:p>1477704980291</text:p>
          </table:table-cell>
          <table:table-cell office:value-type="string" calcext:value-type="string">
            <text:p>battle-randombattle-45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4992737" calcext:value-type="float">
            <text:p>1477704992737</text:p>
          </table:table-cell>
          <table:table-cell office:value-type="string" calcext:value-type="string">
            <text:p>battle-randombattle-45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5005785" calcext:value-type="float">
            <text:p>1477705005785</text:p>
          </table:table-cell>
          <table:table-cell office:value-type="string" calcext:value-type="string">
            <text:p>battle-randombattle-45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5024902" calcext:value-type="float">
            <text:p>1477705024902</text:p>
          </table:table-cell>
          <table:table-cell office:value-type="string" calcext:value-type="string">
            <text:p>battle-randombattle-45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5042156" calcext:value-type="float">
            <text:p>1477705042156</text:p>
          </table:table-cell>
          <table:table-cell office:value-type="string" calcext:value-type="string">
            <text:p>battle-randombattle-45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5059435" calcext:value-type="float">
            <text:p>1477705059435</text:p>
          </table:table-cell>
          <table:table-cell office:value-type="string" calcext:value-type="string">
            <text:p>battle-randombattle-45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5071850" calcext:value-type="float">
            <text:p>1477705071850</text:p>
          </table:table-cell>
          <table:table-cell office:value-type="string" calcext:value-type="string">
            <text:p>battle-randombattle-45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05077657" calcext:value-type="float">
            <text:p>1477705077657</text:p>
          </table:table-cell>
          <table:table-cell office:value-type="string" calcext:value-type="string">
            <text:p>battle-randombattle-45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570122" calcext:value-type="float">
            <text:p>1477712570122</text:p>
          </table:table-cell>
          <table:table-cell office:value-type="string" calcext:value-type="string">
            <text:p>battle-randombattle-47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571731" calcext:value-type="float">
            <text:p>1477712571731</text:p>
          </table:table-cell>
          <table:table-cell office:value-type="string" calcext:value-type="string">
            <text:p>battle-randombattle-47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573336" calcext:value-type="float">
            <text:p>1477712573336</text:p>
          </table:table-cell>
          <table:table-cell office:value-type="string" calcext:value-type="string">
            <text:p>battle-randombattle-47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588752" calcext:value-type="float">
            <text:p>1477712588752</text:p>
          </table:table-cell>
          <table:table-cell office:value-type="string" calcext:value-type="string">
            <text:p>battle-randombattle-47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590959" calcext:value-type="float">
            <text:p>1477712590959</text:p>
          </table:table-cell>
          <table:table-cell office:value-type="string" calcext:value-type="string">
            <text:p>battle-randombattle-47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07940" calcext:value-type="float">
            <text:p>1477712607940</text:p>
          </table:table-cell>
          <table:table-cell office:value-type="string" calcext:value-type="string">
            <text:p>battle-randombattle-47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20356" calcext:value-type="float">
            <text:p>1477712620356</text:p>
          </table:table-cell>
          <table:table-cell office:value-type="string" calcext:value-type="string">
            <text:p>battle-randombattle-47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30416" calcext:value-type="float">
            <text:p>1477712630416</text:p>
          </table:table-cell>
          <table:table-cell office:value-type="string" calcext:value-type="string">
            <text:p>battle-randombattle-47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41644" calcext:value-type="float">
            <text:p>1477712641644</text:p>
          </table:table-cell>
          <table:table-cell office:value-type="string" calcext:value-type="string">
            <text:p>battle-randombattle-47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57102" calcext:value-type="float">
            <text:p>1477712657102</text:p>
          </table:table-cell>
          <table:table-cell office:value-type="string" calcext:value-type="string">
            <text:p>battle-randombattle-47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70858" calcext:value-type="float">
            <text:p>1477712670858</text:p>
          </table:table-cell>
          <table:table-cell office:value-type="string" calcext:value-type="string">
            <text:p>battle-randombattle-47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82075" calcext:value-type="float">
            <text:p>1477712682075</text:p>
          </table:table-cell>
          <table:table-cell office:value-type="string" calcext:value-type="string">
            <text:p>battle-randombattle-47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689703" calcext:value-type="float">
            <text:p>1477712689703</text:p>
          </table:table-cell>
          <table:table-cell office:value-type="string" calcext:value-type="string">
            <text:p>battle-randombattle-47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711191" calcext:value-type="float">
            <text:p>1477712711191</text:p>
          </table:table-cell>
          <table:table-cell office:value-type="string" calcext:value-type="string">
            <text:p>battle-randombattle-47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727257" calcext:value-type="float">
            <text:p>1477712727257</text:p>
          </table:table-cell>
          <table:table-cell office:value-type="string" calcext:value-type="string">
            <text:p>battle-randombattle-47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746324" calcext:value-type="float">
            <text:p>1477712746324</text:p>
          </table:table-cell>
          <table:table-cell office:value-type="string" calcext:value-type="string">
            <text:p>battle-randombattle-47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760589" calcext:value-type="float">
            <text:p>1477712760589</text:p>
          </table:table-cell>
          <table:table-cell office:value-type="string" calcext:value-type="string">
            <text:p>battle-randombattle-47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777284" calcext:value-type="float">
            <text:p>1477712777284</text:p>
          </table:table-cell>
          <table:table-cell office:value-type="string" calcext:value-type="string">
            <text:p>battle-randombattle-47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783693" calcext:value-type="float">
            <text:p>1477712783693</text:p>
          </table:table-cell>
          <table:table-cell office:value-type="string" calcext:value-type="string">
            <text:p>battle-randombattle-47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799184" calcext:value-type="float">
            <text:p>1477712799184</text:p>
          </table:table-cell>
          <table:table-cell office:value-type="string" calcext:value-type="string">
            <text:p>battle-randombattle-47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806574" calcext:value-type="float">
            <text:p>1477712806574</text:p>
          </table:table-cell>
          <table:table-cell office:value-type="string" calcext:value-type="string">
            <text:p>battle-randombattle-47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820203" calcext:value-type="float">
            <text:p>1477712820203</text:p>
          </table:table-cell>
          <table:table-cell office:value-type="string" calcext:value-type="string">
            <text:p>battle-randombattle-47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836276" calcext:value-type="float">
            <text:p>1477712836276</text:p>
          </table:table-cell>
          <table:table-cell office:value-type="string" calcext:value-type="string">
            <text:p>battle-randombattle-47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855332" calcext:value-type="float">
            <text:p>1477712855332</text:p>
          </table:table-cell>
          <table:table-cell office:value-type="string" calcext:value-type="string">
            <text:p>battle-randombattle-47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866587" calcext:value-type="float">
            <text:p>1477712866587</text:p>
          </table:table-cell>
          <table:table-cell office:value-type="string" calcext:value-type="string">
            <text:p>battle-randombattle-47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888411" calcext:value-type="float">
            <text:p>1477712888411</text:p>
          </table:table-cell>
          <table:table-cell office:value-type="string" calcext:value-type="string">
            <text:p>battle-randombattle-47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913466" calcext:value-type="float">
            <text:p>1477712913466</text:p>
          </table:table-cell>
          <table:table-cell office:value-type="string" calcext:value-type="string">
            <text:p>battle-randombattle-47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929519" calcext:value-type="float">
            <text:p>1477712929519</text:p>
          </table:table-cell>
          <table:table-cell office:value-type="string" calcext:value-type="string">
            <text:p>battle-randombattle-47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946808" calcext:value-type="float">
            <text:p>1477712946808</text:p>
          </table:table-cell>
          <table:table-cell office:value-type="string" calcext:value-type="string">
            <text:p>battle-randombattle-47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967706" calcext:value-type="float">
            <text:p>1477712967706</text:p>
          </table:table-cell>
          <table:table-cell office:value-type="string" calcext:value-type="string">
            <text:p>battle-randombattle-47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985050" calcext:value-type="float">
            <text:p>1477712985050</text:p>
          </table:table-cell>
          <table:table-cell office:value-type="string" calcext:value-type="string">
            <text:p>battle-randombattle-47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2998069" calcext:value-type="float">
            <text:p>1477712998069</text:p>
          </table:table-cell>
          <table:table-cell office:value-type="string" calcext:value-type="string">
            <text:p>battle-randombattle-47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008085" calcext:value-type="float">
            <text:p>1477713008085</text:p>
          </table:table-cell>
          <table:table-cell office:value-type="string" calcext:value-type="string">
            <text:p>battle-randombattle-47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022927" calcext:value-type="float">
            <text:p>1477713022927</text:p>
          </table:table-cell>
          <table:table-cell office:value-type="string" calcext:value-type="string">
            <text:p>battle-randombattle-47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042006" calcext:value-type="float">
            <text:p>1477713042006</text:p>
          </table:table-cell>
          <table:table-cell office:value-type="string" calcext:value-type="string">
            <text:p>battle-randombattle-47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060623" calcext:value-type="float">
            <text:p>1477713060623</text:p>
          </table:table-cell>
          <table:table-cell office:value-type="string" calcext:value-type="string">
            <text:p>battle-randombattle-47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079737" calcext:value-type="float">
            <text:p>1477713079737</text:p>
          </table:table-cell>
          <table:table-cell office:value-type="string" calcext:value-type="string">
            <text:p>battle-randombattle-47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092177" calcext:value-type="float">
            <text:p>1477713092177</text:p>
          </table:table-cell>
          <table:table-cell office:value-type="string" calcext:value-type="string">
            <text:p>battle-randombattle-47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106418" calcext:value-type="float">
            <text:p>1477713106418</text:p>
          </table:table-cell>
          <table:table-cell office:value-type="string" calcext:value-type="string">
            <text:p>battle-randombattle-47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287461" calcext:value-type="float">
            <text:p>1477713287461</text:p>
          </table:table-cell>
          <table:table-cell office:value-type="string" calcext:value-type="string">
            <text:p>battle-randombattle-47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07473" calcext:value-type="float">
            <text:p>1477713307473</text:p>
          </table:table-cell>
          <table:table-cell office:value-type="string" calcext:value-type="string">
            <text:p>battle-randombattle-47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23557" calcext:value-type="float">
            <text:p>1477713323557</text:p>
          </table:table-cell>
          <table:table-cell office:value-type="string" calcext:value-type="string">
            <text:p>battle-randombattle-47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39656" calcext:value-type="float">
            <text:p>1477713339656</text:p>
          </table:table-cell>
          <table:table-cell office:value-type="string" calcext:value-type="string">
            <text:p>battle-randombattle-47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44264" calcext:value-type="float">
            <text:p>1477713344264</text:p>
          </table:table-cell>
          <table:table-cell office:value-type="string" calcext:value-type="string">
            <text:p>battle-randombattle-47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57908" calcext:value-type="float">
            <text:p>1477713357908</text:p>
          </table:table-cell>
          <table:table-cell office:value-type="string" calcext:value-type="string">
            <text:p>battle-randombattle-47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61673" calcext:value-type="float">
            <text:p>1477713361673</text:p>
          </table:table-cell>
          <table:table-cell office:value-type="string" calcext:value-type="string">
            <text:p>battle-randombattle-47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75936" calcext:value-type="float">
            <text:p>1477713375936</text:p>
          </table:table-cell>
          <table:table-cell office:value-type="string" calcext:value-type="string">
            <text:p>battle-randombattle-47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391995" calcext:value-type="float">
            <text:p>1477713391995</text:p>
          </table:table-cell>
          <table:table-cell office:value-type="string" calcext:value-type="string">
            <text:p>battle-randombattle-47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405807" calcext:value-type="float">
            <text:p>1477713405807</text:p>
          </table:table-cell>
          <table:table-cell office:value-type="string" calcext:value-type="string">
            <text:p>battle-randombattle-47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423062" calcext:value-type="float">
            <text:p>1477713423062</text:p>
          </table:table-cell>
          <table:table-cell office:value-type="string" calcext:value-type="string">
            <text:p>battle-randombattle-47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441235" calcext:value-type="float">
            <text:p>1477713441235</text:p>
          </table:table-cell>
          <table:table-cell office:value-type="string" calcext:value-type="string">
            <text:p>battle-randombattle-47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453674" calcext:value-type="float">
            <text:p>1477713453674</text:p>
          </table:table-cell>
          <table:table-cell office:value-type="string" calcext:value-type="string">
            <text:p>battle-randombattle-47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474546" calcext:value-type="float">
            <text:p>1477713474546</text:p>
          </table:table-cell>
          <table:table-cell office:value-type="string" calcext:value-type="string">
            <text:p>battle-randombattle-47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494203" calcext:value-type="float">
            <text:p>1477713494203</text:p>
          </table:table-cell>
          <table:table-cell office:value-type="string" calcext:value-type="string">
            <text:p>battle-randombattle-47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15053" calcext:value-type="float">
            <text:p>1477713515053</text:p>
          </table:table-cell>
          <table:table-cell office:value-type="string" calcext:value-type="string">
            <text:p>battle-randombattle-47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20572" calcext:value-type="float">
            <text:p>1477713520572</text:p>
          </table:table-cell>
          <table:table-cell office:value-type="string" calcext:value-type="string">
            <text:p>battle-randombattle-47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26381" calcext:value-type="float">
            <text:p>1477713526381</text:p>
          </table:table-cell>
          <table:table-cell office:value-type="string" calcext:value-type="string">
            <text:p>battle-randombattle-47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32792" calcext:value-type="float">
            <text:p>1477713532792</text:p>
          </table:table-cell>
          <table:table-cell office:value-type="string" calcext:value-type="string">
            <text:p>battle-randombattle-47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35000" calcext:value-type="float">
            <text:p>1477713535000</text:p>
          </table:table-cell>
          <table:table-cell office:value-type="string" calcext:value-type="string">
            <text:p>battle-randombattle-47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37204" calcext:value-type="float">
            <text:p>1477713537204</text:p>
          </table:table-cell>
          <table:table-cell office:value-type="string" calcext:value-type="string">
            <text:p>battle-randombattle-47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41891" calcext:value-type="float">
            <text:p>1477713541891</text:p>
          </table:table-cell>
          <table:table-cell office:value-type="string" calcext:value-type="string">
            <text:p>battle-randombattle-47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46503" calcext:value-type="float">
            <text:p>1477713546503</text:p>
          </table:table-cell>
          <table:table-cell office:value-type="string" calcext:value-type="string">
            <text:p>battle-randombattle-47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49912" calcext:value-type="float">
            <text:p>1477713549912</text:p>
          </table:table-cell>
          <table:table-cell office:value-type="string" calcext:value-type="string">
            <text:p>battle-randombattle-47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52118" calcext:value-type="float">
            <text:p>1477713552118</text:p>
          </table:table-cell>
          <table:table-cell office:value-type="string" calcext:value-type="string">
            <text:p>battle-randombattle-47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55524" calcext:value-type="float">
            <text:p>1477713555524</text:p>
          </table:table-cell>
          <table:table-cell office:value-type="string" calcext:value-type="string">
            <text:p>battle-randombattle-47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59243" calcext:value-type="float">
            <text:p>1477713559243</text:p>
          </table:table-cell>
          <table:table-cell office:value-type="string" calcext:value-type="string">
            <text:p>battle-randombattle-47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61450" calcext:value-type="float">
            <text:p>1477713561450</text:p>
          </table:table-cell>
          <table:table-cell office:value-type="string" calcext:value-type="string">
            <text:p>battle-randombattle-47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63055" calcext:value-type="float">
            <text:p>1477713563055</text:p>
          </table:table-cell>
          <table:table-cell office:value-type="string" calcext:value-type="string">
            <text:p>battle-randombattle-47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67065" calcext:value-type="float">
            <text:p>1477713567065</text:p>
          </table:table-cell>
          <table:table-cell office:value-type="string" calcext:value-type="string">
            <text:p>battle-randombattle-47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80717" calcext:value-type="float">
            <text:p>1477713580717</text:p>
          </table:table-cell>
          <table:table-cell office:value-type="string" calcext:value-type="string">
            <text:p>battle-randombattle-47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84435" calcext:value-type="float">
            <text:p>1477713584435</text:p>
          </table:table-cell>
          <table:table-cell office:value-type="string" calcext:value-type="string">
            <text:p>battle-randombattle-47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586643" calcext:value-type="float">
            <text:p>1477713586643</text:p>
          </table:table-cell>
          <table:table-cell office:value-type="string" calcext:value-type="string">
            <text:p>battle-randombattle-47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02102" calcext:value-type="float">
            <text:p>1477713602102</text:p>
          </table:table-cell>
          <table:table-cell office:value-type="string" calcext:value-type="string">
            <text:p>battle-randombattle-47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07306" calcext:value-type="float">
            <text:p>1477713607306</text:p>
          </table:table-cell>
          <table:table-cell office:value-type="string" calcext:value-type="string">
            <text:p>battle-randombattle-47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13717" calcext:value-type="float">
            <text:p>1477713613717</text:p>
          </table:table-cell>
          <table:table-cell office:value-type="string" calcext:value-type="string">
            <text:p>battle-randombattle-4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17809" calcext:value-type="float">
            <text:p>1477713617809</text:p>
          </table:table-cell>
          <table:table-cell office:value-type="string" calcext:value-type="string">
            <text:p>battle-randombattle-47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20618" calcext:value-type="float">
            <text:p>1477713620618</text:p>
          </table:table-cell>
          <table:table-cell office:value-type="string" calcext:value-type="string">
            <text:p>battle-randombattle-47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30633" calcext:value-type="float">
            <text:p>1477713630633</text:p>
          </table:table-cell>
          <table:table-cell office:value-type="string" calcext:value-type="string">
            <text:p>battle-randombattle-47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44253" calcext:value-type="float">
            <text:p>1477713644253</text:p>
          </table:table-cell>
          <table:table-cell office:value-type="string" calcext:value-type="string">
            <text:p>battle-randombattle-47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45859" calcext:value-type="float">
            <text:p>1477713645859</text:p>
          </table:table-cell>
          <table:table-cell office:value-type="string" calcext:value-type="string">
            <text:p>battle-randombattle-47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49590" calcext:value-type="float">
            <text:p>1477713649590</text:p>
          </table:table-cell>
          <table:table-cell office:value-type="string" calcext:value-type="string">
            <text:p>battle-randombattle-47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60205" calcext:value-type="float">
            <text:p>1477713660205</text:p>
          </table:table-cell>
          <table:table-cell office:value-type="string" calcext:value-type="string">
            <text:p>battle-randombattle-47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61810" calcext:value-type="float">
            <text:p>1477713661810</text:p>
          </table:table-cell>
          <table:table-cell office:value-type="string" calcext:value-type="string">
            <text:p>battle-randombattle-47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64015" calcext:value-type="float">
            <text:p>1477713664015</text:p>
          </table:table-cell>
          <table:table-cell office:value-type="string" calcext:value-type="string">
            <text:p>battle-randombattle-47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65624" calcext:value-type="float">
            <text:p>1477713665624</text:p>
          </table:table-cell>
          <table:table-cell office:value-type="string" calcext:value-type="string">
            <text:p>battle-randombattle-47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671748" calcext:value-type="float">
            <text:p>1477713671748</text:p>
          </table:table-cell>
          <table:table-cell office:value-type="string" calcext:value-type="string">
            <text:p>battle-randombattle-47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02233" calcext:value-type="float">
            <text:p>1477713702233</text:p>
          </table:table-cell>
          <table:table-cell office:value-type="string" calcext:value-type="string">
            <text:p>battle-randombattle-47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29063" calcext:value-type="float">
            <text:p>1477713729063</text:p>
          </table:table-cell>
          <table:table-cell office:value-type="string" calcext:value-type="string">
            <text:p>battle-randombattle-47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39698" calcext:value-type="float">
            <text:p>1477713739698</text:p>
          </table:table-cell>
          <table:table-cell office:value-type="string" calcext:value-type="string">
            <text:p>battle-randombattle-47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41903" calcext:value-type="float">
            <text:p>1477713741903</text:p>
          </table:table-cell>
          <table:table-cell office:value-type="string" calcext:value-type="string">
            <text:p>battle-randombattle-47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45637" calcext:value-type="float">
            <text:p>1477713745637</text:p>
          </table:table-cell>
          <table:table-cell office:value-type="string" calcext:value-type="string">
            <text:p>battle-randombattle-47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52046" calcext:value-type="float">
            <text:p>1477713752046</text:p>
          </table:table-cell>
          <table:table-cell office:value-type="string" calcext:value-type="string">
            <text:p>battle-randombattle-47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61458" calcext:value-type="float">
            <text:p>1477713761458</text:p>
          </table:table-cell>
          <table:table-cell office:value-type="string" calcext:value-type="string">
            <text:p>battle-randombattle-47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63664" calcext:value-type="float">
            <text:p>1477713763664</text:p>
          </table:table-cell>
          <table:table-cell office:value-type="string" calcext:value-type="string">
            <text:p>battle-randombattle-47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65871" calcext:value-type="float">
            <text:p>1477713765871</text:p>
          </table:table-cell>
          <table:table-cell office:value-type="string" calcext:value-type="string">
            <text:p>battle-randombattle-48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76804" calcext:value-type="float">
            <text:p>1477713776804</text:p>
          </table:table-cell>
          <table:table-cell office:value-type="string" calcext:value-type="string">
            <text:p>battle-randombattle-48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88634" calcext:value-type="float">
            <text:p>1477713788634</text:p>
          </table:table-cell>
          <table:table-cell office:value-type="string" calcext:value-type="string">
            <text:p>battle-randombattle-48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90840" calcext:value-type="float">
            <text:p>1477713790840</text:p>
          </table:table-cell>
          <table:table-cell office:value-type="string" calcext:value-type="string">
            <text:p>battle-randombattle-48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93045" calcext:value-type="float">
            <text:p>1477713793045</text:p>
          </table:table-cell>
          <table:table-cell office:value-type="string" calcext:value-type="string">
            <text:p>battle-randombattle-48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95249" calcext:value-type="float">
            <text:p>1477713795249</text:p>
          </table:table-cell>
          <table:table-cell office:value-type="string" calcext:value-type="string">
            <text:p>battle-randombattle-48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798960" calcext:value-type="float">
            <text:p>1477713798960</text:p>
          </table:table-cell>
          <table:table-cell office:value-type="string" calcext:value-type="string">
            <text:p>battle-randombattle-48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05373" calcext:value-type="float">
            <text:p>1477713805373</text:p>
          </table:table-cell>
          <table:table-cell office:value-type="string" calcext:value-type="string">
            <text:p>battle-randombattle-48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06979" calcext:value-type="float">
            <text:p>1477713806979</text:p>
          </table:table-cell>
          <table:table-cell office:value-type="string" calcext:value-type="string">
            <text:p>battle-randombattle-48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24213" calcext:value-type="float">
            <text:p>1477713824213</text:p>
          </table:table-cell>
          <table:table-cell office:value-type="string" calcext:value-type="string">
            <text:p>battle-randombattle-48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26426" calcext:value-type="float">
            <text:p>1477713826426</text:p>
          </table:table-cell>
          <table:table-cell office:value-type="string" calcext:value-type="string">
            <text:p>battle-randombattle-48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41912" calcext:value-type="float">
            <text:p>1477713841912</text:p>
          </table:table-cell>
          <table:table-cell office:value-type="string" calcext:value-type="string">
            <text:p>battle-randombattle-48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56788" calcext:value-type="float">
            <text:p>1477713856788</text:p>
          </table:table-cell>
          <table:table-cell office:value-type="string" calcext:value-type="string">
            <text:p>battle-randombattle-48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68080" calcext:value-type="float">
            <text:p>1477713868080</text:p>
          </table:table-cell>
          <table:table-cell office:value-type="string" calcext:value-type="string">
            <text:p>battle-randombattle-48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79914" calcext:value-type="float">
            <text:p>1477713879914</text:p>
          </table:table-cell>
          <table:table-cell office:value-type="string" calcext:value-type="string">
            <text:p>battle-randombattle-48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895952" calcext:value-type="float">
            <text:p>1477713895952</text:p>
          </table:table-cell>
          <table:table-cell office:value-type="string" calcext:value-type="string">
            <text:p>battle-randombattle-48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910503" calcext:value-type="float">
            <text:p>1477713910503</text:p>
          </table:table-cell>
          <table:table-cell office:value-type="string" calcext:value-type="string">
            <text:p>battle-randombattle-48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925353" calcext:value-type="float">
            <text:p>1477713925353</text:p>
          </table:table-cell>
          <table:table-cell office:value-type="string" calcext:value-type="string">
            <text:p>battle-randombattle-48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938431" calcext:value-type="float">
            <text:p>1477713938431</text:p>
          </table:table-cell>
          <table:table-cell office:value-type="string" calcext:value-type="string">
            <text:p>battle-randombattle-48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949721" calcext:value-type="float">
            <text:p>1477713949721</text:p>
          </table:table-cell>
          <table:table-cell office:value-type="string" calcext:value-type="string">
            <text:p>battle-randombattle-48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965749" calcext:value-type="float">
            <text:p>1477713965749</text:p>
          </table:table-cell>
          <table:table-cell office:value-type="string" calcext:value-type="string">
            <text:p>battle-randombattle-48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982415" calcext:value-type="float">
            <text:p>1477713982415</text:p>
          </table:table-cell>
          <table:table-cell office:value-type="string" calcext:value-type="string">
            <text:p>battle-randombattle-48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3995472" calcext:value-type="float">
            <text:p>1477713995472</text:p>
          </table:table-cell>
          <table:table-cell office:value-type="string" calcext:value-type="string">
            <text:p>battle-randombattle-48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010931" calcext:value-type="float">
            <text:p>1477714010931</text:p>
          </table:table-cell>
          <table:table-cell office:value-type="string" calcext:value-type="string">
            <text:p>battle-randombattle-48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029999" calcext:value-type="float">
            <text:p>1477714029999</text:p>
          </table:table-cell>
          <table:table-cell office:value-type="string" calcext:value-type="string">
            <text:p>battle-randombattle-48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057450" calcext:value-type="float">
            <text:p>1477714057450</text:p>
          </table:table-cell>
          <table:table-cell office:value-type="string" calcext:value-type="string">
            <text:p>battle-randombattle-48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069929" calcext:value-type="float">
            <text:p>1477714069929</text:p>
          </table:table-cell>
          <table:table-cell office:value-type="string" calcext:value-type="string">
            <text:p>battle-randombattle-48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089034" calcext:value-type="float">
            <text:p>1477714089034</text:p>
          </table:table-cell>
          <table:table-cell office:value-type="string" calcext:value-type="string">
            <text:p>battle-randombattle-48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101486" calcext:value-type="float">
            <text:p>1477714101486</text:p>
          </table:table-cell>
          <table:table-cell office:value-type="string" calcext:value-type="string">
            <text:p>battle-randombattle-48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118199" calcext:value-type="float">
            <text:p>1477714118199</text:p>
          </table:table-cell>
          <table:table-cell office:value-type="string" calcext:value-type="string">
            <text:p>battle-randombattle-48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138781" calcext:value-type="float">
            <text:p>1477714138781</text:p>
          </table:table-cell>
          <table:table-cell office:value-type="string" calcext:value-type="string">
            <text:p>battle-randombattle-48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155459" calcext:value-type="float">
            <text:p>1477714155459</text:p>
          </table:table-cell>
          <table:table-cell office:value-type="string" calcext:value-type="string">
            <text:p>battle-randombattle-48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169120" calcext:value-type="float">
            <text:p>1477714169120</text:p>
          </table:table-cell>
          <table:table-cell office:value-type="string" calcext:value-type="string">
            <text:p>battle-randombattle-48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182773" calcext:value-type="float">
            <text:p>1477714182773</text:p>
          </table:table-cell>
          <table:table-cell office:value-type="string" calcext:value-type="string">
            <text:p>battle-randombattle-48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197605" calcext:value-type="float">
            <text:p>1477714197605</text:p>
          </table:table-cell>
          <table:table-cell office:value-type="string" calcext:value-type="string">
            <text:p>battle-randombattle-48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211573" calcext:value-type="float">
            <text:p>1477714211573</text:p>
          </table:table-cell>
          <table:table-cell office:value-type="string" calcext:value-type="string">
            <text:p>battle-randombattle-48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225826" calcext:value-type="float">
            <text:p>1477714225826</text:p>
          </table:table-cell>
          <table:table-cell office:value-type="string" calcext:value-type="string">
            <text:p>battle-randombattle-48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237102" calcext:value-type="float">
            <text:p>1477714237102</text:p>
          </table:table-cell>
          <table:table-cell office:value-type="string" calcext:value-type="string">
            <text:p>battle-randombattle-48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250139" calcext:value-type="float">
            <text:p>1477714250139</text:p>
          </table:table-cell>
          <table:table-cell office:value-type="string" calcext:value-type="string">
            <text:p>battle-randombattle-48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263790" calcext:value-type="float">
            <text:p>1477714263790</text:p>
          </table:table-cell>
          <table:table-cell office:value-type="string" calcext:value-type="string">
            <text:p>battle-randombattle-48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279557" calcext:value-type="float">
            <text:p>1477714279557</text:p>
          </table:table-cell>
          <table:table-cell office:value-type="string" calcext:value-type="string">
            <text:p>battle-randombattle-48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294429" calcext:value-type="float">
            <text:p>1477714294429</text:p>
          </table:table-cell>
          <table:table-cell office:value-type="string" calcext:value-type="string">
            <text:p>battle-randombattle-48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309284" calcext:value-type="float">
            <text:p>1477714309284</text:p>
          </table:table-cell>
          <table:table-cell office:value-type="string" calcext:value-type="string">
            <text:p>battle-randombattle-48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321129" calcext:value-type="float">
            <text:p>1477714321129</text:p>
          </table:table-cell>
          <table:table-cell office:value-type="string" calcext:value-type="string">
            <text:p>battle-randombattle-48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339015" calcext:value-type="float">
            <text:p>1477714339015</text:p>
          </table:table-cell>
          <table:table-cell office:value-type="string" calcext:value-type="string">
            <text:p>battle-randombattle-48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354170" calcext:value-type="float">
            <text:p>1477714354170</text:p>
          </table:table-cell>
          <table:table-cell office:value-type="string" calcext:value-type="string">
            <text:p>battle-randombattle-48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371449" calcext:value-type="float">
            <text:p>1477714371449</text:p>
          </table:table-cell>
          <table:table-cell office:value-type="string" calcext:value-type="string">
            <text:p>battle-randombattle-48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388099" calcext:value-type="float">
            <text:p>1477714388099</text:p>
          </table:table-cell>
          <table:table-cell office:value-type="string" calcext:value-type="string">
            <text:p>battle-randombattle-48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401750" calcext:value-type="float">
            <text:p>1477714401750</text:p>
          </table:table-cell>
          <table:table-cell office:value-type="string" calcext:value-type="string">
            <text:p>battle-randombattle-48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421448" calcext:value-type="float">
            <text:p>1477714421448</text:p>
          </table:table-cell>
          <table:table-cell office:value-type="string" calcext:value-type="string">
            <text:p>battle-randombattle-48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437572" calcext:value-type="float">
            <text:p>1477714437572</text:p>
          </table:table-cell>
          <table:table-cell office:value-type="string" calcext:value-type="string">
            <text:p>battle-randombattle-48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484896" calcext:value-type="float">
            <text:p>1477714484896</text:p>
          </table:table-cell>
          <table:table-cell office:value-type="string" calcext:value-type="string">
            <text:p>battle-randombattle-48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498558" calcext:value-type="float">
            <text:p>1477714498558</text:p>
          </table:table-cell>
          <table:table-cell office:value-type="string" calcext:value-type="string">
            <text:p>battle-randombattle-48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03186" calcext:value-type="float">
            <text:p>1477714503186</text:p>
          </table:table-cell>
          <table:table-cell office:value-type="string" calcext:value-type="string">
            <text:p>battle-randombattle-48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21222" calcext:value-type="float">
            <text:p>1477714521222</text:p>
          </table:table-cell>
          <table:table-cell office:value-type="string" calcext:value-type="string">
            <text:p>battle-randombattle-48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26582" calcext:value-type="float">
            <text:p>1477714526582</text:p>
          </table:table-cell>
          <table:table-cell office:value-type="string" calcext:value-type="string">
            <text:p>battle-randombattle-48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41484" calcext:value-type="float">
            <text:p>1477714541484</text:p>
          </table:table-cell>
          <table:table-cell office:value-type="string" calcext:value-type="string">
            <text:p>battle-randombattle-48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54553" calcext:value-type="float">
            <text:p>1477714554553</text:p>
          </table:table-cell>
          <table:table-cell office:value-type="string" calcext:value-type="string">
            <text:p>battle-randombattle-48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68793" calcext:value-type="float">
            <text:p>1477714568793</text:p>
          </table:table-cell>
          <table:table-cell office:value-type="string" calcext:value-type="string">
            <text:p>battle-randombattle-48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85456" calcext:value-type="float">
            <text:p>1477714585456</text:p>
          </table:table-cell>
          <table:table-cell office:value-type="string" calcext:value-type="string">
            <text:p>battle-randombattle-4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594827" calcext:value-type="float">
            <text:p>1477714594827</text:p>
          </table:table-cell>
          <table:table-cell office:value-type="string" calcext:value-type="string">
            <text:p>battle-randombattle-48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609051" calcext:value-type="float">
            <text:p>1477714609051</text:p>
          </table:table-cell>
          <table:table-cell office:value-type="string" calcext:value-type="string">
            <text:p>battle-randombattle-48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653960" calcext:value-type="float">
            <text:p>1477714653960</text:p>
          </table:table-cell>
          <table:table-cell office:value-type="string" calcext:value-type="string">
            <text:p>battle-randombattle-48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663999" calcext:value-type="float">
            <text:p>1477714663999</text:p>
          </table:table-cell>
          <table:table-cell office:value-type="string" calcext:value-type="string">
            <text:p>battle-randombattle-48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685471" calcext:value-type="float">
            <text:p>1477714685471</text:p>
          </table:table-cell>
          <table:table-cell office:value-type="string" calcext:value-type="string">
            <text:p>battle-randombattle-48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693744" calcext:value-type="float">
            <text:p>1477714693744</text:p>
          </table:table-cell>
          <table:table-cell office:value-type="string" calcext:value-type="string">
            <text:p>battle-randombattle-48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874965" calcext:value-type="float">
            <text:p>1477714874965</text:p>
          </table:table-cell>
          <table:table-cell office:value-type="string" calcext:value-type="string">
            <text:p>battle-randombattle-48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889980" calcext:value-type="float">
            <text:p>1477714889980</text:p>
          </table:table-cell>
          <table:table-cell office:value-type="string" calcext:value-type="string">
            <text:p>battle-randombattle-48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906039" calcext:value-type="float">
            <text:p>1477714906039</text:p>
          </table:table-cell>
          <table:table-cell office:value-type="string" calcext:value-type="string">
            <text:p>battle-randombattle-48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921476" calcext:value-type="float">
            <text:p>1477714921476</text:p>
          </table:table-cell>
          <table:table-cell office:value-type="string" calcext:value-type="string">
            <text:p>battle-randombattle-48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933386" calcext:value-type="float">
            <text:p>1477714933386</text:p>
          </table:table-cell>
          <table:table-cell office:value-type="string" calcext:value-type="string">
            <text:p>battle-randombattle-48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948976" calcext:value-type="float">
            <text:p>1477714948976</text:p>
          </table:table-cell>
          <table:table-cell office:value-type="string" calcext:value-type="string">
            <text:p>battle-randombattle-48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965616" calcext:value-type="float">
            <text:p>1477714965616</text:p>
          </table:table-cell>
          <table:table-cell office:value-type="string" calcext:value-type="string">
            <text:p>battle-randombattle-48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4987080" calcext:value-type="float">
            <text:p>1477714987080</text:p>
          </table:table-cell>
          <table:table-cell office:value-type="string" calcext:value-type="string">
            <text:p>battle-randombattle-48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016973" calcext:value-type="float">
            <text:p>1477715016973</text:p>
          </table:table-cell>
          <table:table-cell office:value-type="string" calcext:value-type="string">
            <text:p>battle-randombattle-48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032518" calcext:value-type="float">
            <text:p>1477715032518</text:p>
          </table:table-cell>
          <table:table-cell office:value-type="string" calcext:value-type="string">
            <text:p>battle-randombattle-48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055781" calcext:value-type="float">
            <text:p>1477715055781</text:p>
          </table:table-cell>
          <table:table-cell office:value-type="string" calcext:value-type="string">
            <text:p>battle-randombattle-48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068833" calcext:value-type="float">
            <text:p>1477715068833</text:p>
          </table:table-cell>
          <table:table-cell office:value-type="string" calcext:value-type="string">
            <text:p>battle-randombattle-48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087908" calcext:value-type="float">
            <text:p>1477715087908</text:p>
          </table:table-cell>
          <table:table-cell office:value-type="string" calcext:value-type="string">
            <text:p>battle-randombattle-48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105767" calcext:value-type="float">
            <text:p>1477715105767</text:p>
          </table:table-cell>
          <table:table-cell office:value-type="string" calcext:value-type="string">
            <text:p>battle-randombattle-48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124538" calcext:value-type="float">
            <text:p>1477715124538</text:p>
          </table:table-cell>
          <table:table-cell office:value-type="string" calcext:value-type="string">
            <text:p>battle-randombattle-48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141812" calcext:value-type="float">
            <text:p>1477715141812</text:p>
          </table:table-cell>
          <table:table-cell office:value-type="string" calcext:value-type="string">
            <text:p>battle-randombattle-48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159703" calcext:value-type="float">
            <text:p>1477715159703</text:p>
          </table:table-cell>
          <table:table-cell office:value-type="string" calcext:value-type="string">
            <text:p>battle-randombattle-48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176352" calcext:value-type="float">
            <text:p>1477715176352</text:p>
          </table:table-cell>
          <table:table-cell office:value-type="string" calcext:value-type="string">
            <text:p>battle-randombattle-48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204444" calcext:value-type="float">
            <text:p>1477715204444</text:p>
          </table:table-cell>
          <table:table-cell office:value-type="string" calcext:value-type="string">
            <text:p>battle-randombattle-48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215723" calcext:value-type="float">
            <text:p>1477715215723</text:p>
          </table:table-cell>
          <table:table-cell office:value-type="string" calcext:value-type="string">
            <text:p>battle-randombattle-48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243797" calcext:value-type="float">
            <text:p>1477715243797</text:p>
          </table:table-cell>
          <table:table-cell office:value-type="string" calcext:value-type="string">
            <text:p>battle-randombattle-48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261027" calcext:value-type="float">
            <text:p>1477715261027</text:p>
          </table:table-cell>
          <table:table-cell office:value-type="string" calcext:value-type="string">
            <text:p>battle-randombattle-48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280716" calcext:value-type="float">
            <text:p>1477715280716</text:p>
          </table:table-cell>
          <table:table-cell office:value-type="string" calcext:value-type="string">
            <text:p>battle-randombattle-48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285925" calcext:value-type="float">
            <text:p>1477715285925</text:p>
          </table:table-cell>
          <table:table-cell office:value-type="string" calcext:value-type="string">
            <text:p>battle-randombattle-48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293268" calcext:value-type="float">
            <text:p>1477715293268</text:p>
          </table:table-cell>
          <table:table-cell office:value-type="string" calcext:value-type="string">
            <text:p>battle-randombattle-48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308103" calcext:value-type="float">
            <text:p>1477715308103</text:p>
          </table:table-cell>
          <table:table-cell office:value-type="string" calcext:value-type="string">
            <text:p>battle-randombattle-48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315733" calcext:value-type="float">
            <text:p>1477715315733</text:p>
          </table:table-cell>
          <table:table-cell office:value-type="string" calcext:value-type="string">
            <text:p>battle-randombattle-48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331990" calcext:value-type="float">
            <text:p>1477715331990</text:p>
          </table:table-cell>
          <table:table-cell office:value-type="string" calcext:value-type="string">
            <text:p>battle-randombattle-48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346217" calcext:value-type="float">
            <text:p>1477715346217</text:p>
          </table:table-cell>
          <table:table-cell office:value-type="string" calcext:value-type="string">
            <text:p>battle-randombattle-48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371830" calcext:value-type="float">
            <text:p>1477715371830</text:p>
          </table:table-cell>
          <table:table-cell office:value-type="string" calcext:value-type="string">
            <text:p>battle-randombattle-48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393330" calcext:value-type="float">
            <text:p>1477715393330</text:p>
          </table:table-cell>
          <table:table-cell office:value-type="string" calcext:value-type="string">
            <text:p>battle-randombattle-48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410598" calcext:value-type="float">
            <text:p>1477715410598</text:p>
          </table:table-cell>
          <table:table-cell office:value-type="string" calcext:value-type="string">
            <text:p>battle-randombattle-4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430294" calcext:value-type="float">
            <text:p>1477715430294</text:p>
          </table:table-cell>
          <table:table-cell office:value-type="string" calcext:value-type="string">
            <text:p>battle-randombattle-48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448733" calcext:value-type="float">
            <text:p>1477715448733</text:p>
          </table:table-cell>
          <table:table-cell office:value-type="string" calcext:value-type="string">
            <text:p>battle-randombattle-49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471608" calcext:value-type="float">
            <text:p>1477715471608</text:p>
          </table:table-cell>
          <table:table-cell office:value-type="string" calcext:value-type="string">
            <text:p>battle-randombattle-49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490722" calcext:value-type="float">
            <text:p>1477715490722</text:p>
          </table:table-cell>
          <table:table-cell office:value-type="string" calcext:value-type="string">
            <text:p>battle-randombattle-49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511621" calcext:value-type="float">
            <text:p>1477715511621</text:p>
          </table:table-cell>
          <table:table-cell office:value-type="string" calcext:value-type="string">
            <text:p>battle-randombattle-49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531887" calcext:value-type="float">
            <text:p>1477715531887</text:p>
          </table:table-cell>
          <table:table-cell office:value-type="string" calcext:value-type="string">
            <text:p>battle-randombattle-49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552188" calcext:value-type="float">
            <text:p>1477715552188</text:p>
          </table:table-cell>
          <table:table-cell office:value-type="string" calcext:value-type="string">
            <text:p>battle-randombattle-49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565547" calcext:value-type="float">
            <text:p>1477715565547</text:p>
          </table:table-cell>
          <table:table-cell office:value-type="string" calcext:value-type="string">
            <text:p>battle-randombattle-49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578577" calcext:value-type="float">
            <text:p>1477715578577</text:p>
          </table:table-cell>
          <table:table-cell office:value-type="string" calcext:value-type="string">
            <text:p>battle-randombattle-49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594674" calcext:value-type="float">
            <text:p>1477715594674</text:p>
          </table:table-cell>
          <table:table-cell office:value-type="string" calcext:value-type="string">
            <text:p>battle-randombattle-49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609506" calcext:value-type="float">
            <text:p>1477715609506</text:p>
          </table:table-cell>
          <table:table-cell office:value-type="string" calcext:value-type="string">
            <text:p>battle-randombattle-49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623182" calcext:value-type="float">
            <text:p>1477715623182</text:p>
          </table:table-cell>
          <table:table-cell office:value-type="string" calcext:value-type="string">
            <text:p>battle-randombattle-49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636597" calcext:value-type="float">
            <text:p>1477715636597</text:p>
          </table:table-cell>
          <table:table-cell office:value-type="string" calcext:value-type="string">
            <text:p>battle-randombattle-49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649051" calcext:value-type="float">
            <text:p>1477715649051</text:p>
          </table:table-cell>
          <table:table-cell office:value-type="string" calcext:value-type="string">
            <text:p>battle-randombattle-49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830100" calcext:value-type="float">
            <text:p>1477715830100</text:p>
          </table:table-cell>
          <table:table-cell office:value-type="string" calcext:value-type="string">
            <text:p>battle-randombattle-49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848157" calcext:value-type="float">
            <text:p>1477715848157</text:p>
          </table:table-cell>
          <table:table-cell office:value-type="string" calcext:value-type="string">
            <text:p>battle-randombattle-49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862415" calcext:value-type="float">
            <text:p>1477715862415</text:p>
          </table:table-cell>
          <table:table-cell office:value-type="string" calcext:value-type="string">
            <text:p>battle-randombattle-49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877950" calcext:value-type="float">
            <text:p>1477715877950</text:p>
          </table:table-cell>
          <table:table-cell office:value-type="string" calcext:value-type="string">
            <text:p>battle-randombattle-49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891060" calcext:value-type="float">
            <text:p>1477715891060</text:p>
          </table:table-cell>
          <table:table-cell office:value-type="string" calcext:value-type="string">
            <text:p>battle-randombattle-49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902912" calcext:value-type="float">
            <text:p>1477715902912</text:p>
          </table:table-cell>
          <table:table-cell office:value-type="string" calcext:value-type="string">
            <text:p>battle-randombattle-49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917210" calcext:value-type="float">
            <text:p>1477715917210</text:p>
          </table:table-cell>
          <table:table-cell office:value-type="string" calcext:value-type="string">
            <text:p>battle-randombattle-49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938103" calcext:value-type="float">
            <text:p>1477715938103</text:p>
          </table:table-cell>
          <table:table-cell office:value-type="string" calcext:value-type="string">
            <text:p>battle-randombattle-49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954240" calcext:value-type="float">
            <text:p>1477715954240</text:p>
          </table:table-cell>
          <table:table-cell office:value-type="string" calcext:value-type="string">
            <text:p>battle-randombattle-49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969714" calcext:value-type="float">
            <text:p>1477715969714</text:p>
          </table:table-cell>
          <table:table-cell office:value-type="string" calcext:value-type="string">
            <text:p>battle-randombattle-4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985194" calcext:value-type="float">
            <text:p>1477715985194</text:p>
          </table:table-cell>
          <table:table-cell office:value-type="string" calcext:value-type="string">
            <text:p>battle-randombattle-49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5998253" calcext:value-type="float">
            <text:p>1477715998253</text:p>
          </table:table-cell>
          <table:table-cell office:value-type="string" calcext:value-type="string">
            <text:p>battle-randombattle-49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017968" calcext:value-type="float">
            <text:p>1477716017968</text:p>
          </table:table-cell>
          <table:table-cell office:value-type="string" calcext:value-type="string">
            <text:p>battle-randombattle-49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045794" calcext:value-type="float">
            <text:p>1477716045794</text:p>
          </table:table-cell>
          <table:table-cell office:value-type="string" calcext:value-type="string">
            <text:p>battle-randombattle-49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099738" calcext:value-type="float">
            <text:p>1477716099738</text:p>
          </table:table-cell>
          <table:table-cell office:value-type="string" calcext:value-type="string">
            <text:p>battle-randombattle-49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115181" calcext:value-type="float">
            <text:p>1477716115181</text:p>
          </table:table-cell>
          <table:table-cell office:value-type="string" calcext:value-type="string">
            <text:p>battle-randombattle-49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137257" calcext:value-type="float">
            <text:p>1477716137257</text:p>
          </table:table-cell>
          <table:table-cell office:value-type="string" calcext:value-type="string">
            <text:p>battle-randombattle-49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152105" calcext:value-type="float">
            <text:p>1477716152105</text:p>
          </table:table-cell>
          <table:table-cell office:value-type="string" calcext:value-type="string">
            <text:p>battle-randombattle-49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176675" calcext:value-type="float">
            <text:p>1477716176675</text:p>
          </table:table-cell>
          <table:table-cell office:value-type="string" calcext:value-type="string">
            <text:p>battle-randombattle-49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208970" calcext:value-type="float">
            <text:p>1477716208970</text:p>
          </table:table-cell>
          <table:table-cell office:value-type="string" calcext:value-type="string">
            <text:p>battle-randombattle-49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223799" calcext:value-type="float">
            <text:p>1477716223799</text:p>
          </table:table-cell>
          <table:table-cell office:value-type="string" calcext:value-type="string">
            <text:p>battle-randombattle-49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404840" calcext:value-type="float">
            <text:p>1477716404840</text:p>
          </table:table-cell>
          <table:table-cell office:value-type="string" calcext:value-type="string">
            <text:p>battle-randombattle-49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435509" calcext:value-type="float">
            <text:p>1477716435509</text:p>
          </table:table-cell>
          <table:table-cell office:value-type="string" calcext:value-type="string">
            <text:p>battle-randombattle-49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449061" calcext:value-type="float">
            <text:p>1477716449061</text:p>
          </table:table-cell>
          <table:table-cell office:value-type="string" calcext:value-type="string">
            <text:p>battle-randombattle-49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475354" calcext:value-type="float">
            <text:p>1477716475354</text:p>
          </table:table-cell>
          <table:table-cell office:value-type="string" calcext:value-type="string">
            <text:p>battle-randombattle-49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489670" calcext:value-type="float">
            <text:p>1477716489670</text:p>
          </table:table-cell>
          <table:table-cell office:value-type="string" calcext:value-type="string">
            <text:p>battle-randombattle-4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510543" calcext:value-type="float">
            <text:p>1477716510543</text:p>
          </table:table-cell>
          <table:table-cell office:value-type="string" calcext:value-type="string">
            <text:p>battle-randombattle-49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524798" calcext:value-type="float">
            <text:p>1477716524798</text:p>
          </table:table-cell>
          <table:table-cell office:value-type="string" calcext:value-type="string">
            <text:p>battle-randombattle-49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539510" calcext:value-type="float">
            <text:p>1477716539510</text:p>
          </table:table-cell>
          <table:table-cell office:value-type="string" calcext:value-type="string">
            <text:p>battle-randombattle-49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548336" calcext:value-type="float">
            <text:p>1477716548336</text:p>
          </table:table-cell>
          <table:table-cell office:value-type="string" calcext:value-type="string">
            <text:p>battle-randombattle-49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584215" calcext:value-type="float">
            <text:p>1477716584215</text:p>
          </table:table-cell>
          <table:table-cell office:value-type="string" calcext:value-type="string">
            <text:p>battle-randombattle-49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611680" calcext:value-type="float">
            <text:p>1477716611680</text:p>
          </table:table-cell>
          <table:table-cell office:value-type="string" calcext:value-type="string">
            <text:p>battle-randombattle-49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792718" calcext:value-type="float">
            <text:p>1477716792718</text:p>
          </table:table-cell>
          <table:table-cell office:value-type="string" calcext:value-type="string">
            <text:p>battle-randombattle-49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813326" calcext:value-type="float">
            <text:p>1477716813326</text:p>
          </table:table-cell>
          <table:table-cell office:value-type="string" calcext:value-type="string">
            <text:p>battle-randombattle-4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823963" calcext:value-type="float">
            <text:p>1477716823963</text:p>
          </table:table-cell>
          <table:table-cell office:value-type="string" calcext:value-type="string">
            <text:p>battle-randombattle-49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840598" calcext:value-type="float">
            <text:p>1477716840598</text:p>
          </table:table-cell>
          <table:table-cell office:value-type="string" calcext:value-type="string">
            <text:p>battle-randombattle-49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862037" calcext:value-type="float">
            <text:p>1477716862037</text:p>
          </table:table-cell>
          <table:table-cell office:value-type="string" calcext:value-type="string">
            <text:p>battle-randombattle-49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872687" calcext:value-type="float">
            <text:p>1477716872687</text:p>
          </table:table-cell>
          <table:table-cell office:value-type="string" calcext:value-type="string">
            <text:p>battle-randombattle-49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892374" calcext:value-type="float">
            <text:p>1477716892374</text:p>
          </table:table-cell>
          <table:table-cell office:value-type="string" calcext:value-type="string">
            <text:p>battle-randombattle-49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907800" calcext:value-type="float">
            <text:p>1477716907800</text:p>
          </table:table-cell>
          <table:table-cell office:value-type="string" calcext:value-type="string">
            <text:p>battle-randombattle-49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925024" calcext:value-type="float">
            <text:p>1477716925024</text:p>
          </table:table-cell>
          <table:table-cell office:value-type="string" calcext:value-type="string">
            <text:p>battle-randombattle-49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940470" calcext:value-type="float">
            <text:p>1477716940470</text:p>
          </table:table-cell>
          <table:table-cell office:value-type="string" calcext:value-type="string">
            <text:p>battle-randombattle-49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956495" calcext:value-type="float">
            <text:p>1477716956495</text:p>
          </table:table-cell>
          <table:table-cell office:value-type="string" calcext:value-type="string">
            <text:p>battle-randombattle-49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980993" calcext:value-type="float">
            <text:p>1477716980993</text:p>
          </table:table-cell>
          <table:table-cell office:value-type="string" calcext:value-type="string">
            <text:p>battle-randombattle-49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6994059" calcext:value-type="float">
            <text:p>1477716994059</text:p>
          </table:table-cell>
          <table:table-cell office:value-type="string" calcext:value-type="string">
            <text:p>battle-randombattle-49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016147" calcext:value-type="float">
            <text:p>1477717016147</text:p>
          </table:table-cell>
          <table:table-cell office:value-type="string" calcext:value-type="string">
            <text:p>battle-randombattle-4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029761" calcext:value-type="float">
            <text:p>1477717029761</text:p>
          </table:table-cell>
          <table:table-cell office:value-type="string" calcext:value-type="string">
            <text:p>battle-randombattle-49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083043" calcext:value-type="float">
            <text:p>1477717083043</text:p>
          </table:table-cell>
          <table:table-cell office:value-type="string" calcext:value-type="string">
            <text:p>battle-randombattle-49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103928" calcext:value-type="float">
            <text:p>1477717103928</text:p>
          </table:table-cell>
          <table:table-cell office:value-type="string" calcext:value-type="string">
            <text:p>battle-randombattle-49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124211" calcext:value-type="float">
            <text:p>1477717124211</text:p>
          </table:table-cell>
          <table:table-cell office:value-type="string" calcext:value-type="string">
            <text:p>battle-randombattle-49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136634" calcext:value-type="float">
            <text:p>1477717136634</text:p>
          </table:table-cell>
          <table:table-cell office:value-type="string" calcext:value-type="string">
            <text:p>battle-randombattle-49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160527" calcext:value-type="float">
            <text:p>1477717160527</text:p>
          </table:table-cell>
          <table:table-cell office:value-type="string" calcext:value-type="string">
            <text:p>battle-randombattle-49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178356" calcext:value-type="float">
            <text:p>1477717178356</text:p>
          </table:table-cell>
          <table:table-cell office:value-type="string" calcext:value-type="string">
            <text:p>battle-randombattle-49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194461" calcext:value-type="float">
            <text:p>1477717194461</text:p>
          </table:table-cell>
          <table:table-cell office:value-type="string" calcext:value-type="string">
            <text:p>battle-randombattle-49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209895" calcext:value-type="float">
            <text:p>1477717209895</text:p>
          </table:table-cell>
          <table:table-cell office:value-type="string" calcext:value-type="string">
            <text:p>battle-randombattle-49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223549" calcext:value-type="float">
            <text:p>1477717223549</text:p>
          </table:table-cell>
          <table:table-cell office:value-type="string" calcext:value-type="string">
            <text:p>battle-randombattle-49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237843" calcext:value-type="float">
            <text:p>1477717237843</text:p>
          </table:table-cell>
          <table:table-cell office:value-type="string" calcext:value-type="string">
            <text:p>battle-randombattle-49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255722" calcext:value-type="float">
            <text:p>1477717255722</text:p>
          </table:table-cell>
          <table:table-cell office:value-type="string" calcext:value-type="string">
            <text:p>battle-randombattle-49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269424" calcext:value-type="float">
            <text:p>1477717269424</text:p>
          </table:table-cell>
          <table:table-cell office:value-type="string" calcext:value-type="string">
            <text:p>battle-randombattle-49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286707" calcext:value-type="float">
            <text:p>1477717286707</text:p>
          </table:table-cell>
          <table:table-cell office:value-type="string" calcext:value-type="string">
            <text:p>battle-randombattle-49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302813" calcext:value-type="float">
            <text:p>1477717302813</text:p>
          </table:table-cell>
          <table:table-cell office:value-type="string" calcext:value-type="string">
            <text:p>battle-randombattle-49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318264" calcext:value-type="float">
            <text:p>1477717318264</text:p>
          </table:table-cell>
          <table:table-cell office:value-type="string" calcext:value-type="string">
            <text:p>battle-randombattle-49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333114" calcext:value-type="float">
            <text:p>1477717333114</text:p>
          </table:table-cell>
          <table:table-cell office:value-type="string" calcext:value-type="string">
            <text:p>battle-randombattle-49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355849" calcext:value-type="float">
            <text:p>1477717355849</text:p>
          </table:table-cell>
          <table:table-cell office:value-type="string" calcext:value-type="string">
            <text:p>battle-randombattle-49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377948" calcext:value-type="float">
            <text:p>1477717377948</text:p>
          </table:table-cell>
          <table:table-cell office:value-type="string" calcext:value-type="string">
            <text:p>battle-randombattle-49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394624" calcext:value-type="float">
            <text:p>1477717394624</text:p>
          </table:table-cell>
          <table:table-cell office:value-type="string" calcext:value-type="string">
            <text:p>battle-randombattle-49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409462" calcext:value-type="float">
            <text:p>1477717409462</text:p>
          </table:table-cell>
          <table:table-cell office:value-type="string" calcext:value-type="string">
            <text:p>battle-randombattle-49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429709" calcext:value-type="float">
            <text:p>1477717429709</text:p>
          </table:table-cell>
          <table:table-cell office:value-type="string" calcext:value-type="string">
            <text:p>battle-randombattle-49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438634" calcext:value-type="float">
            <text:p>1477717438634</text:p>
          </table:table-cell>
          <table:table-cell office:value-type="string" calcext:value-type="string">
            <text:p>battle-randombattle-49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456524" calcext:value-type="float">
            <text:p>1477717456524</text:p>
          </table:table-cell>
          <table:table-cell office:value-type="string" calcext:value-type="string">
            <text:p>battle-randombattle-49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471352" calcext:value-type="float">
            <text:p>1477717471352</text:p>
          </table:table-cell>
          <table:table-cell office:value-type="string" calcext:value-type="string">
            <text:p>battle-randombattle-49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492204" calcext:value-type="float">
            <text:p>1477717492204</text:p>
          </table:table-cell>
          <table:table-cell office:value-type="string" calcext:value-type="string">
            <text:p>battle-randombattle-49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512441" calcext:value-type="float">
            <text:p>1477717512441</text:p>
          </table:table-cell>
          <table:table-cell office:value-type="string" calcext:value-type="string">
            <text:p>battle-randombattle-49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695469" calcext:value-type="float">
            <text:p>1477717695469</text:p>
          </table:table-cell>
          <table:table-cell office:value-type="string" calcext:value-type="string">
            <text:p>battle-randombattle-49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727326" calcext:value-type="float">
            <text:p>1477717727326</text:p>
          </table:table-cell>
          <table:table-cell office:value-type="string" calcext:value-type="string">
            <text:p>battle-randombattle-49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750589" calcext:value-type="float">
            <text:p>1477717750589</text:p>
          </table:table-cell>
          <table:table-cell office:value-type="string" calcext:value-type="string">
            <text:p>battle-randombattle-49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762433" calcext:value-type="float">
            <text:p>1477717762433</text:p>
          </table:table-cell>
          <table:table-cell office:value-type="string" calcext:value-type="string">
            <text:p>battle-randombattle-49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789269" calcext:value-type="float">
            <text:p>1477717789269</text:p>
          </table:table-cell>
          <table:table-cell office:value-type="string" calcext:value-type="string">
            <text:p>battle-randombattle-49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818607" calcext:value-type="float">
            <text:p>1477717818607</text:p>
          </table:table-cell>
          <table:table-cell office:value-type="string" calcext:value-type="string">
            <text:p>battle-randombattle-4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837083" calcext:value-type="float">
            <text:p>1477717837083</text:p>
          </table:table-cell>
          <table:table-cell office:value-type="string" calcext:value-type="string">
            <text:p>battle-randombattle-49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848306" calcext:value-type="float">
            <text:p>1477717848306</text:p>
          </table:table-cell>
          <table:table-cell office:value-type="string" calcext:value-type="string">
            <text:p>battle-randombattle-49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866174" calcext:value-type="float">
            <text:p>1477717866174</text:p>
          </table:table-cell>
          <table:table-cell office:value-type="string" calcext:value-type="string">
            <text:p>battle-randombattle-49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879795" calcext:value-type="float">
            <text:p>1477717879795</text:p>
          </table:table-cell>
          <table:table-cell office:value-type="string" calcext:value-type="string">
            <text:p>battle-randombattle-49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891960" calcext:value-type="float">
            <text:p>1477717891960</text:p>
          </table:table-cell>
          <table:table-cell office:value-type="string" calcext:value-type="string">
            <text:p>battle-randombattle-4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907996" calcext:value-type="float">
            <text:p>1477717907996</text:p>
          </table:table-cell>
          <table:table-cell office:value-type="string" calcext:value-type="string">
            <text:p>battle-randombattle-49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917432" calcext:value-type="float">
            <text:p>1477717917432</text:p>
          </table:table-cell>
          <table:table-cell office:value-type="string" calcext:value-type="string">
            <text:p>battle-randombattle-49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933511" calcext:value-type="float">
            <text:p>1477717933511</text:p>
          </table:table-cell>
          <table:table-cell office:value-type="string" calcext:value-type="string">
            <text:p>battle-randombattle-49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948988" calcext:value-type="float">
            <text:p>1477717948988</text:p>
          </table:table-cell>
          <table:table-cell office:value-type="string" calcext:value-type="string">
            <text:p>battle-randombattle-5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966314" calcext:value-type="float">
            <text:p>1477717966314</text:p>
          </table:table-cell>
          <table:table-cell office:value-type="string" calcext:value-type="string">
            <text:p>battle-randombattle-5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7989014" calcext:value-type="float">
            <text:p>1477717989014</text:p>
          </table:table-cell>
          <table:table-cell office:value-type="string" calcext:value-type="string">
            <text:p>battle-randombattle-50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005699" calcext:value-type="float">
            <text:p>1477718005699</text:p>
          </table:table-cell>
          <table:table-cell office:value-type="string" calcext:value-type="string">
            <text:p>battle-randombattle-5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009708" calcext:value-type="float">
            <text:p>1477718009708</text:p>
          </table:table-cell>
          <table:table-cell office:value-type="string" calcext:value-type="string">
            <text:p>battle-randombattle-50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025730" calcext:value-type="float">
            <text:p>1477718025730</text:p>
          </table:table-cell>
          <table:table-cell office:value-type="string" calcext:value-type="string">
            <text:p>battle-randombattle-50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044244" calcext:value-type="float">
            <text:p>1477718044244</text:p>
          </table:table-cell>
          <table:table-cell office:value-type="string" calcext:value-type="string">
            <text:p>battle-randombattle-50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059696" calcext:value-type="float">
            <text:p>1477718059696</text:p>
          </table:table-cell>
          <table:table-cell office:value-type="string" calcext:value-type="string">
            <text:p>battle-randombattle-50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073357" calcext:value-type="float">
            <text:p>1477718073357</text:p>
          </table:table-cell>
          <table:table-cell office:value-type="string" calcext:value-type="string">
            <text:p>battle-randombattle-50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093619" calcext:value-type="float">
            <text:p>1477718093619</text:p>
          </table:table-cell>
          <table:table-cell office:value-type="string" calcext:value-type="string">
            <text:p>battle-randombattle-50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274658" calcext:value-type="float">
            <text:p>1477718274658</text:p>
          </table:table-cell>
          <table:table-cell office:value-type="string" calcext:value-type="string">
            <text:p>battle-randombattle-5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293800" calcext:value-type="float">
            <text:p>1477718293800</text:p>
          </table:table-cell>
          <table:table-cell office:value-type="string" calcext:value-type="string">
            <text:p>battle-randombattle-50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474844" calcext:value-type="float">
            <text:p>1477718474844</text:p>
          </table:table-cell>
          <table:table-cell office:value-type="string" calcext:value-type="string">
            <text:p>battle-randombattle-50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656183" calcext:value-type="float">
            <text:p>1477718656183</text:p>
          </table:table-cell>
          <table:table-cell office:value-type="string" calcext:value-type="string">
            <text:p>battle-randombattle-50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674852" calcext:value-type="float">
            <text:p>1477718674852</text:p>
          </table:table-cell>
          <table:table-cell office:value-type="string" calcext:value-type="string">
            <text:p>battle-randombattle-5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695705" calcext:value-type="float">
            <text:p>1477718695705</text:p>
          </table:table-cell>
          <table:table-cell office:value-type="string" calcext:value-type="string">
            <text:p>battle-randombattle-50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702446" calcext:value-type="float">
            <text:p>1477718702446</text:p>
          </table:table-cell>
          <table:table-cell office:value-type="string" calcext:value-type="string">
            <text:p>battle-randombattle-50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716846" calcext:value-type="float">
            <text:p>1477718716846</text:p>
          </table:table-cell>
          <table:table-cell office:value-type="string" calcext:value-type="string">
            <text:p>battle-randombattle-50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726276" calcext:value-type="float">
            <text:p>1477718726276</text:p>
          </table:table-cell>
          <table:table-cell office:value-type="string" calcext:value-type="string">
            <text:p>battle-randombattle-50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743530" calcext:value-type="float">
            <text:p>1477718743530</text:p>
          </table:table-cell>
          <table:table-cell office:value-type="string" calcext:value-type="string">
            <text:p>battle-randombattle-5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757171" calcext:value-type="float">
            <text:p>1477718757171</text:p>
          </table:table-cell>
          <table:table-cell office:value-type="string" calcext:value-type="string">
            <text:p>battle-randombattle-50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772706" calcext:value-type="float">
            <text:p>1477718772706</text:p>
          </table:table-cell>
          <table:table-cell office:value-type="string" calcext:value-type="string">
            <text:p>battle-randombattle-50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786380" calcext:value-type="float">
            <text:p>1477718786380</text:p>
          </table:table-cell>
          <table:table-cell office:value-type="string" calcext:value-type="string">
            <text:p>battle-randombattle-50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807823" calcext:value-type="float">
            <text:p>1477718807823</text:p>
          </table:table-cell>
          <table:table-cell office:value-type="string" calcext:value-type="string">
            <text:p>battle-randombattle-50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820857" calcext:value-type="float">
            <text:p>1477718820857</text:p>
          </table:table-cell>
          <table:table-cell office:value-type="string" calcext:value-type="string">
            <text:p>battle-randombattle-50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836348" calcext:value-type="float">
            <text:p>1477718836348</text:p>
          </table:table-cell>
          <table:table-cell office:value-type="string" calcext:value-type="string">
            <text:p>battle-randombattle-50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853053" calcext:value-type="float">
            <text:p>1477718853053</text:p>
          </table:table-cell>
          <table:table-cell office:value-type="string" calcext:value-type="string">
            <text:p>battle-randombattle-50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854661" calcext:value-type="float">
            <text:p>1477718854661</text:p>
          </table:table-cell>
          <table:table-cell office:value-type="string" calcext:value-type="string">
            <text:p>battle-randombattle-50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873727" calcext:value-type="float">
            <text:p>1477718873727</text:p>
          </table:table-cell>
          <table:table-cell office:value-type="string" calcext:value-type="string">
            <text:p>battle-randombattle-50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887393" calcext:value-type="float">
            <text:p>1477718887393</text:p>
          </table:table-cell>
          <table:table-cell office:value-type="string" calcext:value-type="string">
            <text:p>battle-randombattle-50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905263" calcext:value-type="float">
            <text:p>1477718905263</text:p>
          </table:table-cell>
          <table:table-cell office:value-type="string" calcext:value-type="string">
            <text:p>battle-randombattle-50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922542" calcext:value-type="float">
            <text:p>1477718922542</text:p>
          </table:table-cell>
          <table:table-cell office:value-type="string" calcext:value-type="string">
            <text:p>battle-randombattle-50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939193" calcext:value-type="float">
            <text:p>1477718939193</text:p>
          </table:table-cell>
          <table:table-cell office:value-type="string" calcext:value-type="string">
            <text:p>battle-randombattle-50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957635" calcext:value-type="float">
            <text:p>1477718957635</text:p>
          </table:table-cell>
          <table:table-cell office:value-type="string" calcext:value-type="string">
            <text:p>battle-randombattle-50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971867" calcext:value-type="float">
            <text:p>1477718971867</text:p>
          </table:table-cell>
          <table:table-cell office:value-type="string" calcext:value-type="string">
            <text:p>battle-randombattle-50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18987343" calcext:value-type="float">
            <text:p>1477718987343</text:p>
          </table:table-cell>
          <table:table-cell office:value-type="string" calcext:value-type="string">
            <text:p>battle-randombattle-50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048503" calcext:value-type="float">
            <text:p>1477767048503</text:p>
          </table:table-cell>
          <table:table-cell office:value-type="string" calcext:value-type="string">
            <text:p>battle-randombattle-51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054918" calcext:value-type="float">
            <text:p>1477767054918</text:p>
          </table:table-cell>
          <table:table-cell office:value-type="string" calcext:value-type="string">
            <text:p>battle-randombattle-51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076384" calcext:value-type="float">
            <text:p>1477767076384</text:p>
          </table:table-cell>
          <table:table-cell office:value-type="string" calcext:value-type="string">
            <text:p>battle-randombattle-51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098450" calcext:value-type="float">
            <text:p>1477767098450</text:p>
          </table:table-cell>
          <table:table-cell office:value-type="string" calcext:value-type="string">
            <text:p>battle-randombattle-51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165602" calcext:value-type="float">
            <text:p>1477767165602</text:p>
          </table:table-cell>
          <table:table-cell office:value-type="string" calcext:value-type="string">
            <text:p>battle-randombattle-51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182688" calcext:value-type="float">
            <text:p>1477767182688</text:p>
          </table:table-cell>
          <table:table-cell office:value-type="string" calcext:value-type="string">
            <text:p>battle-randombattle-51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02368" calcext:value-type="float">
            <text:p>1477767202368</text:p>
          </table:table-cell>
          <table:table-cell office:value-type="string" calcext:value-type="string">
            <text:p>battle-randombattle-5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10625" calcext:value-type="float">
            <text:p>1477767210625</text:p>
          </table:table-cell>
          <table:table-cell office:value-type="string" calcext:value-type="string">
            <text:p>battle-randombattle-51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22473" calcext:value-type="float">
            <text:p>1477767222473</text:p>
          </table:table-cell>
          <table:table-cell office:value-type="string" calcext:value-type="string">
            <text:p>battle-randombattle-51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24687" calcext:value-type="float">
            <text:p>1477767224687</text:p>
          </table:table-cell>
          <table:table-cell office:value-type="string" calcext:value-type="string">
            <text:p>battle-randombattle-51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38607" calcext:value-type="float">
            <text:p>1477767238607</text:p>
          </table:table-cell>
          <table:table-cell office:value-type="string" calcext:value-type="string">
            <text:p>battle-randombattle-51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55234" calcext:value-type="float">
            <text:p>1477767255234</text:p>
          </table:table-cell>
          <table:table-cell office:value-type="string" calcext:value-type="string">
            <text:p>battle-randombattle-51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69458" calcext:value-type="float">
            <text:p>1477767269458</text:p>
          </table:table-cell>
          <table:table-cell office:value-type="string" calcext:value-type="string">
            <text:p>battle-randombattle-51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82494" calcext:value-type="float">
            <text:p>1477767282494</text:p>
          </table:table-cell>
          <table:table-cell office:value-type="string" calcext:value-type="string">
            <text:p>battle-randombattle-51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294366" calcext:value-type="float">
            <text:p>1477767294366</text:p>
          </table:table-cell>
          <table:table-cell office:value-type="string" calcext:value-type="string">
            <text:p>battle-randombattle-51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307095" calcext:value-type="float">
            <text:p>1477767307095</text:p>
          </table:table-cell>
          <table:table-cell office:value-type="string" calcext:value-type="string">
            <text:p>battle-randombattle-51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328605" calcext:value-type="float">
            <text:p>1477767328605</text:p>
          </table:table-cell>
          <table:table-cell office:value-type="string" calcext:value-type="string">
            <text:p>battle-randombattle-51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344082" calcext:value-type="float">
            <text:p>1477767344082</text:p>
          </table:table-cell>
          <table:table-cell office:value-type="string" calcext:value-type="string">
            <text:p>battle-randombattle-51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358325" calcext:value-type="float">
            <text:p>1477767358325</text:p>
          </table:table-cell>
          <table:table-cell office:value-type="string" calcext:value-type="string">
            <text:p>battle-randombattle-51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377375" calcext:value-type="float">
            <text:p>1477767377375</text:p>
          </table:table-cell>
          <table:table-cell office:value-type="string" calcext:value-type="string">
            <text:p>battle-randombattle-51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389986" calcext:value-type="float">
            <text:p>1477767389986</text:p>
          </table:table-cell>
          <table:table-cell office:value-type="string" calcext:value-type="string">
            <text:p>battle-randombattle-51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412104" calcext:value-type="float">
            <text:p>1477767412104</text:p>
          </table:table-cell>
          <table:table-cell office:value-type="string" calcext:value-type="string">
            <text:p>battle-randombattle-51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431202" calcext:value-type="float">
            <text:p>1477767431202</text:p>
          </table:table-cell>
          <table:table-cell office:value-type="string" calcext:value-type="string">
            <text:p>battle-randombattle-51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442456" calcext:value-type="float">
            <text:p>1477767442456</text:p>
          </table:table-cell>
          <table:table-cell office:value-type="string" calcext:value-type="string">
            <text:p>battle-randombattle-51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450669" calcext:value-type="float">
            <text:p>1477767450669</text:p>
          </table:table-cell>
          <table:table-cell office:value-type="string" calcext:value-type="string">
            <text:p>battle-randombattle-51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471304" calcext:value-type="float">
            <text:p>1477767471304</text:p>
          </table:table-cell>
          <table:table-cell office:value-type="string" calcext:value-type="string">
            <text:p>battle-randombattle-51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483762" calcext:value-type="float">
            <text:p>1477767483762</text:p>
          </table:table-cell>
          <table:table-cell office:value-type="string" calcext:value-type="string">
            <text:p>battle-randombattle-51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492591" calcext:value-type="float">
            <text:p>1477767492591</text:p>
          </table:table-cell>
          <table:table-cell office:value-type="string" calcext:value-type="string">
            <text:p>battle-randombattle-51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508065" calcext:value-type="float">
            <text:p>1477767508065</text:p>
          </table:table-cell>
          <table:table-cell office:value-type="string" calcext:value-type="string">
            <text:p>battle-randombattle-5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526520" calcext:value-type="float">
            <text:p>1477767526520</text:p>
          </table:table-cell>
          <table:table-cell office:value-type="string" calcext:value-type="string">
            <text:p>battle-randombattle-51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542982" calcext:value-type="float">
            <text:p>1477767542982</text:p>
          </table:table-cell>
          <table:table-cell office:value-type="string" calcext:value-type="string">
            <text:p>battle-randombattle-51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557860" calcext:value-type="float">
            <text:p>1477767557860</text:p>
          </table:table-cell>
          <table:table-cell office:value-type="string" calcext:value-type="string">
            <text:p>battle-randombattle-51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572734" calcext:value-type="float">
            <text:p>1477767572734</text:p>
          </table:table-cell>
          <table:table-cell office:value-type="string" calcext:value-type="string">
            <text:p>battle-randombattle-51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588792" calcext:value-type="float">
            <text:p>1477767588792</text:p>
          </table:table-cell>
          <table:table-cell office:value-type="string" calcext:value-type="string">
            <text:p>battle-randombattle-51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02436" calcext:value-type="float">
            <text:p>1477767602436</text:p>
          </table:table-cell>
          <table:table-cell office:value-type="string" calcext:value-type="string">
            <text:p>battle-randombattle-51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18300" calcext:value-type="float">
            <text:p>1477767618300</text:p>
          </table:table-cell>
          <table:table-cell office:value-type="string" calcext:value-type="string">
            <text:p>battle-randombattle-51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20508" calcext:value-type="float">
            <text:p>1477767620508</text:p>
          </table:table-cell>
          <table:table-cell office:value-type="string" calcext:value-type="string">
            <text:p>battle-randombattle-51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31747" calcext:value-type="float">
            <text:p>1477767631747</text:p>
          </table:table-cell>
          <table:table-cell office:value-type="string" calcext:value-type="string">
            <text:p>battle-randombattle-51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44166" calcext:value-type="float">
            <text:p>1477767644166</text:p>
          </table:table-cell>
          <table:table-cell office:value-type="string" calcext:value-type="string">
            <text:p>battle-randombattle-51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59027" calcext:value-type="float">
            <text:p>1477767659027</text:p>
          </table:table-cell>
          <table:table-cell office:value-type="string" calcext:value-type="string">
            <text:p>battle-randombattle-51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77735" calcext:value-type="float">
            <text:p>1477767677735</text:p>
          </table:table-cell>
          <table:table-cell office:value-type="string" calcext:value-type="string">
            <text:p>battle-randombattle-51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690764" calcext:value-type="float">
            <text:p>1477767690764</text:p>
          </table:table-cell>
          <table:table-cell office:value-type="string" calcext:value-type="string">
            <text:p>battle-randombattle-51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02633" calcext:value-type="float">
            <text:p>1477767702633</text:p>
          </table:table-cell>
          <table:table-cell office:value-type="string" calcext:value-type="string">
            <text:p>battle-randombattle-51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04840" calcext:value-type="float">
            <text:p>1477767704840</text:p>
          </table:table-cell>
          <table:table-cell office:value-type="string" calcext:value-type="string">
            <text:p>battle-randombattle-5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07046" calcext:value-type="float">
            <text:p>1477767707046</text:p>
          </table:table-cell>
          <table:table-cell office:value-type="string" calcext:value-type="string">
            <text:p>battle-randombattle-51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31230" calcext:value-type="float">
            <text:p>1477767731230</text:p>
          </table:table-cell>
          <table:table-cell office:value-type="string" calcext:value-type="string">
            <text:p>battle-randombattle-51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45527" calcext:value-type="float">
            <text:p>1477767745527</text:p>
          </table:table-cell>
          <table:table-cell office:value-type="string" calcext:value-type="string">
            <text:p>battle-randombattle-51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56172" calcext:value-type="float">
            <text:p>1477767756172</text:p>
          </table:table-cell>
          <table:table-cell office:value-type="string" calcext:value-type="string">
            <text:p>battle-randombattle-51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71814" calcext:value-type="float">
            <text:p>1477767771814</text:p>
          </table:table-cell>
          <table:table-cell office:value-type="string" calcext:value-type="string">
            <text:p>battle-randombattle-51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785444" calcext:value-type="float">
            <text:p>1477767785444</text:p>
          </table:table-cell>
          <table:table-cell office:value-type="string" calcext:value-type="string">
            <text:p>battle-randombattle-51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804832" calcext:value-type="float">
            <text:p>1477767804832</text:p>
          </table:table-cell>
          <table:table-cell office:value-type="string" calcext:value-type="string">
            <text:p>battle-randombattle-51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831161" calcext:value-type="float">
            <text:p>1477767831161</text:p>
          </table:table-cell>
          <table:table-cell office:value-type="string" calcext:value-type="string">
            <text:p>battle-randombattle-51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843024" calcext:value-type="float">
            <text:p>1477767843024</text:p>
          </table:table-cell>
          <table:table-cell office:value-type="string" calcext:value-type="string">
            <text:p>battle-randombattle-51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860310" calcext:value-type="float">
            <text:p>1477767860310</text:p>
          </table:table-cell>
          <table:table-cell office:value-type="string" calcext:value-type="string">
            <text:p>battle-randombattle-51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873978" calcext:value-type="float">
            <text:p>1477767873978</text:p>
          </table:table-cell>
          <table:table-cell office:value-type="string" calcext:value-type="string">
            <text:p>battle-randombattle-51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878647" calcext:value-type="float">
            <text:p>1477767878647</text:p>
          </table:table-cell>
          <table:table-cell office:value-type="string" calcext:value-type="string">
            <text:p>battle-randombattle-5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895921" calcext:value-type="float">
            <text:p>1477767895921</text:p>
          </table:table-cell>
          <table:table-cell office:value-type="string" calcext:value-type="string">
            <text:p>battle-randombattle-51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11997" calcext:value-type="float">
            <text:p>1477767911997</text:p>
          </table:table-cell>
          <table:table-cell office:value-type="string" calcext:value-type="string">
            <text:p>battle-randombattle-51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28026" calcext:value-type="float">
            <text:p>1477767928026</text:p>
          </table:table-cell>
          <table:table-cell office:value-type="string" calcext:value-type="string">
            <text:p>battle-randombattle-51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66308" calcext:value-type="float">
            <text:p>1477767966308</text:p>
          </table:table-cell>
          <table:table-cell office:value-type="string" calcext:value-type="string">
            <text:p>battle-randombattle-51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72180" calcext:value-type="float">
            <text:p>1477767972180</text:p>
          </table:table-cell>
          <table:table-cell office:value-type="string" calcext:value-type="string">
            <text:p>battle-randombattle-51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76787" calcext:value-type="float">
            <text:p>1477767976787</text:p>
          </table:table-cell>
          <table:table-cell office:value-type="string" calcext:value-type="string">
            <text:p>battle-randombattle-51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78995" calcext:value-type="float">
            <text:p>1477767978995</text:p>
          </table:table-cell>
          <table:table-cell office:value-type="string" calcext:value-type="string">
            <text:p>battle-randombattle-51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81203" calcext:value-type="float">
            <text:p>1477767981203</text:p>
          </table:table-cell>
          <table:table-cell office:value-type="string" calcext:value-type="string">
            <text:p>battle-randombattle-51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83410" calcext:value-type="float">
            <text:p>1477767983410</text:p>
          </table:table-cell>
          <table:table-cell office:value-type="string" calcext:value-type="string">
            <text:p>battle-randombattle-51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7987615" calcext:value-type="float">
            <text:p>1477767987615</text:p>
          </table:table-cell>
          <table:table-cell office:value-type="string" calcext:value-type="string">
            <text:p>battle-randombattle-51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000728" calcext:value-type="float">
            <text:p>1477768000728</text:p>
          </table:table-cell>
          <table:table-cell office:value-type="string" calcext:value-type="string">
            <text:p>battle-randombattle-51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010777" calcext:value-type="float">
            <text:p>1477768010777</text:p>
          </table:table-cell>
          <table:table-cell office:value-type="string" calcext:value-type="string">
            <text:p>battle-randombattle-51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025220" calcext:value-type="float">
            <text:p>1477768025220</text:p>
          </table:table-cell>
          <table:table-cell office:value-type="string" calcext:value-type="string">
            <text:p>battle-randombattle-51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040069" calcext:value-type="float">
            <text:p>1477768040069</text:p>
          </table:table-cell>
          <table:table-cell office:value-type="string" calcext:value-type="string">
            <text:p>battle-randombattle-51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053725" calcext:value-type="float">
            <text:p>1477768053725</text:p>
          </table:table-cell>
          <table:table-cell office:value-type="string" calcext:value-type="string">
            <text:p>battle-randombattle-51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069220" calcext:value-type="float">
            <text:p>1477768069220</text:p>
          </table:table-cell>
          <table:table-cell office:value-type="string" calcext:value-type="string">
            <text:p>battle-randombattle-51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085860" calcext:value-type="float">
            <text:p>1477768085860</text:p>
          </table:table-cell>
          <table:table-cell office:value-type="string" calcext:value-type="string">
            <text:p>battle-randombattle-51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00095" calcext:value-type="float">
            <text:p>1477768100095</text:p>
          </table:table-cell>
          <table:table-cell office:value-type="string" calcext:value-type="string">
            <text:p>battle-randombattle-51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17967" calcext:value-type="float">
            <text:p>1477768117967</text:p>
          </table:table-cell>
          <table:table-cell office:value-type="string" calcext:value-type="string">
            <text:p>battle-randombattle-51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32933" calcext:value-type="float">
            <text:p>1477768132933</text:p>
          </table:table-cell>
          <table:table-cell office:value-type="string" calcext:value-type="string">
            <text:p>battle-randombattle-51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38764" calcext:value-type="float">
            <text:p>1477768138764</text:p>
          </table:table-cell>
          <table:table-cell office:value-type="string" calcext:value-type="string">
            <text:p>battle-randombattle-51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54849" calcext:value-type="float">
            <text:p>1477768154849</text:p>
          </table:table-cell>
          <table:table-cell office:value-type="string" calcext:value-type="string">
            <text:p>battle-randombattle-51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71511" calcext:value-type="float">
            <text:p>1477768171511</text:p>
          </table:table-cell>
          <table:table-cell office:value-type="string" calcext:value-type="string">
            <text:p>battle-randombattle-51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82758" calcext:value-type="float">
            <text:p>1477768182758</text:p>
          </table:table-cell>
          <table:table-cell office:value-type="string" calcext:value-type="string">
            <text:p>battle-randombattle-51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8191668" calcext:value-type="float">
            <text:p>1477768191668</text:p>
          </table:table-cell>
          <table:table-cell office:value-type="string" calcext:value-type="string">
            <text:p>battle-randombattle-51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244572" calcext:value-type="float">
            <text:p>1477769244572</text:p>
          </table:table-cell>
          <table:table-cell office:value-type="string" calcext:value-type="string">
            <text:p>battle-randombattle-51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260597" calcext:value-type="float">
            <text:p>1477769260597</text:p>
          </table:table-cell>
          <table:table-cell office:value-type="string" calcext:value-type="string">
            <text:p>battle-randombattle-51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278487" calcext:value-type="float">
            <text:p>1477769278487</text:p>
          </table:table-cell>
          <table:table-cell office:value-type="string" calcext:value-type="string">
            <text:p>battle-randombattle-51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281896" calcext:value-type="float">
            <text:p>1477769281896</text:p>
          </table:table-cell>
          <table:table-cell office:value-type="string" calcext:value-type="string">
            <text:p>battle-randombattle-5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12876" calcext:value-type="float">
            <text:p>1477769312876</text:p>
          </table:table-cell>
          <table:table-cell office:value-type="string" calcext:value-type="string">
            <text:p>battle-randombattle-51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17488" calcext:value-type="float">
            <text:p>1477769317488</text:p>
          </table:table-cell>
          <table:table-cell office:value-type="string" calcext:value-type="string">
            <text:p>battle-randombattle-51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22706" calcext:value-type="float">
            <text:p>1477769322706</text:p>
          </table:table-cell>
          <table:table-cell office:value-type="string" calcext:value-type="string">
            <text:p>battle-randombattle-51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41127" calcext:value-type="float">
            <text:p>1477769341127</text:p>
          </table:table-cell>
          <table:table-cell office:value-type="string" calcext:value-type="string">
            <text:p>battle-randombattle-51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43333" calcext:value-type="float">
            <text:p>1477769343333</text:p>
          </table:table-cell>
          <table:table-cell office:value-type="string" calcext:value-type="string">
            <text:p>battle-randombattle-51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57116" calcext:value-type="float">
            <text:p>1477769357116</text:p>
          </table:table-cell>
          <table:table-cell office:value-type="string" calcext:value-type="string">
            <text:p>battle-randombattle-51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70743" calcext:value-type="float">
            <text:p>1477769370743</text:p>
          </table:table-cell>
          <table:table-cell office:value-type="string" calcext:value-type="string">
            <text:p>battle-randombattle-51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387396" calcext:value-type="float">
            <text:p>1477769387396</text:p>
          </table:table-cell>
          <table:table-cell office:value-type="string" calcext:value-type="string">
            <text:p>battle-randombattle-51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404667" calcext:value-type="float">
            <text:p>1477769404667</text:p>
          </table:table-cell>
          <table:table-cell office:value-type="string" calcext:value-type="string">
            <text:p>battle-randombattle-51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415292" calcext:value-type="float">
            <text:p>1477769415292</text:p>
          </table:table-cell>
          <table:table-cell office:value-type="string" calcext:value-type="string">
            <text:p>battle-randombattle-5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429781" calcext:value-type="float">
            <text:p>1477769429781</text:p>
          </table:table-cell>
          <table:table-cell office:value-type="string" calcext:value-type="string">
            <text:p>battle-randombattle-5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446413" calcext:value-type="float">
            <text:p>1477769446413</text:p>
          </table:table-cell>
          <table:table-cell office:value-type="string" calcext:value-type="string">
            <text:p>battle-randombattle-52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481061" calcext:value-type="float">
            <text:p>1477769481061</text:p>
          </table:table-cell>
          <table:table-cell office:value-type="string" calcext:value-type="string">
            <text:p>battle-randombattle-52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492920" calcext:value-type="float">
            <text:p>1477769492920</text:p>
          </table:table-cell>
          <table:table-cell office:value-type="string" calcext:value-type="string">
            <text:p>battle-randombattle-52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507163" calcext:value-type="float">
            <text:p>1477769507163</text:p>
          </table:table-cell>
          <table:table-cell office:value-type="string" calcext:value-type="string">
            <text:p>battle-randombattle-52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522767" calcext:value-type="float">
            <text:p>1477769522767</text:p>
          </table:table-cell>
          <table:table-cell office:value-type="string" calcext:value-type="string">
            <text:p>battle-randombattle-52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544227" calcext:value-type="float">
            <text:p>1477769544227</text:p>
          </table:table-cell>
          <table:table-cell office:value-type="string" calcext:value-type="string">
            <text:p>battle-randombattle-52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563899" calcext:value-type="float">
            <text:p>1477769563899</text:p>
          </table:table-cell>
          <table:table-cell office:value-type="string" calcext:value-type="string">
            <text:p>battle-randombattle-52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579324" calcext:value-type="float">
            <text:p>1477769579324</text:p>
          </table:table-cell>
          <table:table-cell office:value-type="string" calcext:value-type="string">
            <text:p>battle-randombattle-52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584548" calcext:value-type="float">
            <text:p>1477769584548</text:p>
          </table:table-cell>
          <table:table-cell office:value-type="string" calcext:value-type="string">
            <text:p>battle-randombattle-5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588738" calcext:value-type="float">
            <text:p>1477769588738</text:p>
          </table:table-cell>
          <table:table-cell office:value-type="string" calcext:value-type="string">
            <text:p>battle-randombattle-52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604192" calcext:value-type="float">
            <text:p>1477769604192</text:p>
          </table:table-cell>
          <table:table-cell office:value-type="string" calcext:value-type="string">
            <text:p>battle-randombattle-52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622068" calcext:value-type="float">
            <text:p>1477769622068</text:p>
          </table:table-cell>
          <table:table-cell office:value-type="string" calcext:value-type="string">
            <text:p>battle-randombattle-52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639341" calcext:value-type="float">
            <text:p>1477769639341</text:p>
          </table:table-cell>
          <table:table-cell office:value-type="string" calcext:value-type="string">
            <text:p>battle-randombattle-52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646372" calcext:value-type="float">
            <text:p>1477769646372</text:p>
          </table:table-cell>
          <table:table-cell office:value-type="string" calcext:value-type="string">
            <text:p>battle-randombattle-52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668589" calcext:value-type="float">
            <text:p>1477769668589</text:p>
          </table:table-cell>
          <table:table-cell office:value-type="string" calcext:value-type="string">
            <text:p>battle-randombattle-52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684649" calcext:value-type="float">
            <text:p>1477769684649</text:p>
          </table:table-cell>
          <table:table-cell office:value-type="string" calcext:value-type="string">
            <text:p>battle-randombattle-52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698923" calcext:value-type="float">
            <text:p>1477769698923</text:p>
          </table:table-cell>
          <table:table-cell office:value-type="string" calcext:value-type="string">
            <text:p>battle-randombattle-52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702329" calcext:value-type="float">
            <text:p>1477769702329</text:p>
          </table:table-cell>
          <table:table-cell office:value-type="string" calcext:value-type="string">
            <text:p>battle-randombattle-52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714766" calcext:value-type="float">
            <text:p>1477769714766</text:p>
          </table:table-cell>
          <table:table-cell office:value-type="string" calcext:value-type="string">
            <text:p>battle-randombattle-52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736033" calcext:value-type="float">
            <text:p>1477769736033</text:p>
          </table:table-cell>
          <table:table-cell office:value-type="string" calcext:value-type="string">
            <text:p>battle-randombattle-52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766563" calcext:value-type="float">
            <text:p>1477769766563</text:p>
          </table:table-cell>
          <table:table-cell office:value-type="string" calcext:value-type="string">
            <text:p>battle-randombattle-52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781425" calcext:value-type="float">
            <text:p>1477769781425</text:p>
          </table:table-cell>
          <table:table-cell office:value-type="string" calcext:value-type="string">
            <text:p>battle-randombattle-52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804078" calcext:value-type="float">
            <text:p>1477769804078</text:p>
          </table:table-cell>
          <table:table-cell office:value-type="string" calcext:value-type="string">
            <text:p>battle-randombattle-52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821935" calcext:value-type="float">
            <text:p>1477769821935</text:p>
          </table:table-cell>
          <table:table-cell office:value-type="string" calcext:value-type="string">
            <text:p>battle-randombattle-5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847364" calcext:value-type="float">
            <text:p>1477769847364</text:p>
          </table:table-cell>
          <table:table-cell office:value-type="string" calcext:value-type="string">
            <text:p>battle-randombattle-52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860414" calcext:value-type="float">
            <text:p>1477769860414</text:p>
          </table:table-cell>
          <table:table-cell office:value-type="string" calcext:value-type="string">
            <text:p>battle-randombattle-52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886888" calcext:value-type="float">
            <text:p>1477769886888</text:p>
          </table:table-cell>
          <table:table-cell office:value-type="string" calcext:value-type="string">
            <text:p>battle-randombattle-52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01712" calcext:value-type="float">
            <text:p>1477769901712</text:p>
          </table:table-cell>
          <table:table-cell office:value-type="string" calcext:value-type="string">
            <text:p>battle-randombattle-52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14130" calcext:value-type="float">
            <text:p>1477769914130</text:p>
          </table:table-cell>
          <table:table-cell office:value-type="string" calcext:value-type="string">
            <text:p>battle-randombattle-52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26548" calcext:value-type="float">
            <text:p>1477769926548</text:p>
          </table:table-cell>
          <table:table-cell office:value-type="string" calcext:value-type="string">
            <text:p>battle-randombattle-52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34159" calcext:value-type="float">
            <text:p>1477769934159</text:p>
          </table:table-cell>
          <table:table-cell office:value-type="string" calcext:value-type="string">
            <text:p>battle-randombattle-52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50408" calcext:value-type="float">
            <text:p>1477769950408</text:p>
          </table:table-cell>
          <table:table-cell office:value-type="string" calcext:value-type="string">
            <text:p>battle-randombattle-52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54417" calcext:value-type="float">
            <text:p>1477769954417</text:p>
          </table:table-cell>
          <table:table-cell office:value-type="string" calcext:value-type="string">
            <text:p>battle-randombattle-52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75886" calcext:value-type="float">
            <text:p>1477769975886</text:p>
          </table:table-cell>
          <table:table-cell office:value-type="string" calcext:value-type="string">
            <text:p>battle-randombattle-52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88313" calcext:value-type="float">
            <text:p>1477769988313</text:p>
          </table:table-cell>
          <table:table-cell office:value-type="string" calcext:value-type="string">
            <text:p>battle-randombattle-52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69990518" calcext:value-type="float">
            <text:p>1477769990518</text:p>
          </table:table-cell>
          <table:table-cell office:value-type="string" calcext:value-type="string">
            <text:p>battle-randombattle-52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009108" calcext:value-type="float">
            <text:p>1477770009108</text:p>
          </table:table-cell>
          <table:table-cell office:value-type="string" calcext:value-type="string">
            <text:p>battle-randombattle-52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043798" calcext:value-type="float">
            <text:p>1477770043798</text:p>
          </table:table-cell>
          <table:table-cell office:value-type="string" calcext:value-type="string">
            <text:p>battle-randombattle-52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053230" calcext:value-type="float">
            <text:p>1477770053230</text:p>
          </table:table-cell>
          <table:table-cell office:value-type="string" calcext:value-type="string">
            <text:p>battle-randombattle-52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068099" calcext:value-type="float">
            <text:p>1477770068099</text:p>
          </table:table-cell>
          <table:table-cell office:value-type="string" calcext:value-type="string">
            <text:p>battle-randombattle-52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070906" calcext:value-type="float">
            <text:p>1477770070906</text:p>
          </table:table-cell>
          <table:table-cell office:value-type="string" calcext:value-type="string">
            <text:p>battle-randombattle-52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087815" calcext:value-type="float">
            <text:p>1477770087815</text:p>
          </table:table-cell>
          <table:table-cell office:value-type="string" calcext:value-type="string">
            <text:p>battle-randombattle-52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114119" calcext:value-type="float">
            <text:p>1477770114119</text:p>
          </table:table-cell>
          <table:table-cell office:value-type="string" calcext:value-type="string">
            <text:p>battle-randombattle-52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144021" calcext:value-type="float">
            <text:p>1477770144021</text:p>
          </table:table-cell>
          <table:table-cell office:value-type="string" calcext:value-type="string">
            <text:p>battle-randombattle-52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160673" calcext:value-type="float">
            <text:p>1477770160673</text:p>
          </table:table-cell>
          <table:table-cell office:value-type="string" calcext:value-type="string">
            <text:p>battle-randombattle-52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176123" calcext:value-type="float">
            <text:p>1477770176123</text:p>
          </table:table-cell>
          <table:table-cell office:value-type="string" calcext:value-type="string">
            <text:p>battle-randombattle-52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192862" calcext:value-type="float">
            <text:p>1477770192862</text:p>
          </table:table-cell>
          <table:table-cell office:value-type="string" calcext:value-type="string">
            <text:p>battle-randombattle-52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207709" calcext:value-type="float">
            <text:p>1477770207709</text:p>
          </table:table-cell>
          <table:table-cell office:value-type="string" calcext:value-type="string">
            <text:p>battle-randombattle-52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220185" calcext:value-type="float">
            <text:p>1477770220185</text:p>
          </table:table-cell>
          <table:table-cell office:value-type="string" calcext:value-type="string">
            <text:p>battle-randombattle-52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236861" calcext:value-type="float">
            <text:p>1477770236861</text:p>
          </table:table-cell>
          <table:table-cell office:value-type="string" calcext:value-type="string">
            <text:p>battle-randombattle-52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263128" calcext:value-type="float">
            <text:p>1477770263128</text:p>
          </table:table-cell>
          <table:table-cell office:value-type="string" calcext:value-type="string">
            <text:p>battle-randombattle-52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274063" calcext:value-type="float">
            <text:p>1477770274063</text:p>
          </table:table-cell>
          <table:table-cell office:value-type="string" calcext:value-type="string">
            <text:p>battle-randombattle-52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286490" calcext:value-type="float">
            <text:p>1477770286490</text:p>
          </table:table-cell>
          <table:table-cell office:value-type="string" calcext:value-type="string">
            <text:p>battle-randombattle-52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298947" calcext:value-type="float">
            <text:p>1477770298947</text:p>
          </table:table-cell>
          <table:table-cell office:value-type="string" calcext:value-type="string">
            <text:p>battle-randombattle-52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316230" calcext:value-type="float">
            <text:p>1477770316230</text:p>
          </table:table-cell>
          <table:table-cell office:value-type="string" calcext:value-type="string">
            <text:p>battle-randombattle-52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327478" calcext:value-type="float">
            <text:p>1477770327478</text:p>
          </table:table-cell>
          <table:table-cell office:value-type="string" calcext:value-type="string">
            <text:p>battle-randombattle-52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346018" calcext:value-type="float">
            <text:p>1477770346018</text:p>
          </table:table-cell>
          <table:table-cell office:value-type="string" calcext:value-type="string">
            <text:p>battle-randombattle-52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366271" calcext:value-type="float">
            <text:p>1477770366271</text:p>
          </table:table-cell>
          <table:table-cell office:value-type="string" calcext:value-type="string">
            <text:p>battle-randombattle-52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378102" calcext:value-type="float">
            <text:p>1477770378102</text:p>
          </table:table-cell>
          <table:table-cell office:value-type="string" calcext:value-type="string">
            <text:p>battle-randombattle-52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401982" calcext:value-type="float">
            <text:p>1477770401982</text:p>
          </table:table-cell>
          <table:table-cell office:value-type="string" calcext:value-type="string">
            <text:p>battle-randombattle-52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416866" calcext:value-type="float">
            <text:p>1477770416866</text:p>
          </table:table-cell>
          <table:table-cell office:value-type="string" calcext:value-type="string">
            <text:p>battle-randombattle-52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433595" calcext:value-type="float">
            <text:p>1477770433595</text:p>
          </table:table-cell>
          <table:table-cell office:value-type="string" calcext:value-type="string">
            <text:p>battle-randombattle-52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445472" calcext:value-type="float">
            <text:p>1477770445472</text:p>
          </table:table-cell>
          <table:table-cell office:value-type="string" calcext:value-type="string">
            <text:p>battle-randombattle-52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461540" calcext:value-type="float">
            <text:p>1477770461540</text:p>
          </table:table-cell>
          <table:table-cell office:value-type="string" calcext:value-type="string">
            <text:p>battle-randombattle-52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472788" calcext:value-type="float">
            <text:p>1477770472788</text:p>
          </table:table-cell>
          <table:table-cell office:value-type="string" calcext:value-type="string">
            <text:p>battle-randombattle-52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488826" calcext:value-type="float">
            <text:p>1477770488826</text:p>
          </table:table-cell>
          <table:table-cell office:value-type="string" calcext:value-type="string">
            <text:p>battle-randombattle-52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02778" calcext:value-type="float">
            <text:p>1477770502778</text:p>
          </table:table-cell>
          <table:table-cell office:value-type="string" calcext:value-type="string">
            <text:p>battle-randombattle-52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18235" calcext:value-type="float">
            <text:p>1477770518235</text:p>
          </table:table-cell>
          <table:table-cell office:value-type="string" calcext:value-type="string">
            <text:p>battle-randombattle-52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30061" calcext:value-type="float">
            <text:p>1477770530061</text:p>
          </table:table-cell>
          <table:table-cell office:value-type="string" calcext:value-type="string">
            <text:p>battle-randombattle-52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41896" calcext:value-type="float">
            <text:p>1477770541896</text:p>
          </table:table-cell>
          <table:table-cell office:value-type="string" calcext:value-type="string">
            <text:p>battle-randombattle-52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56155" calcext:value-type="float">
            <text:p>1477770556155</text:p>
          </table:table-cell>
          <table:table-cell office:value-type="string" calcext:value-type="string">
            <text:p>battle-randombattle-52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79510" calcext:value-type="float">
            <text:p>1477770579510</text:p>
          </table:table-cell>
          <table:table-cell office:value-type="string" calcext:value-type="string">
            <text:p>battle-randombattle-52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93129" calcext:value-type="float">
            <text:p>1477770593129</text:p>
          </table:table-cell>
          <table:table-cell office:value-type="string" calcext:value-type="string">
            <text:p>battle-randombattle-52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595335" calcext:value-type="float">
            <text:p>1477770595335</text:p>
          </table:table-cell>
          <table:table-cell office:value-type="string" calcext:value-type="string">
            <text:p>battle-randombattle-52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606558" calcext:value-type="float">
            <text:p>1477770606558</text:p>
          </table:table-cell>
          <table:table-cell office:value-type="string" calcext:value-type="string">
            <text:p>battle-randombattle-52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618374" calcext:value-type="float">
            <text:p>1477770618374</text:p>
          </table:table-cell>
          <table:table-cell office:value-type="string" calcext:value-type="string">
            <text:p>battle-randombattle-52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629907" calcext:value-type="float">
            <text:p>1477770629907</text:p>
          </table:table-cell>
          <table:table-cell office:value-type="string" calcext:value-type="string">
            <text:p>battle-randombattle-52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644215" calcext:value-type="float">
            <text:p>1477770644215</text:p>
          </table:table-cell>
          <table:table-cell office:value-type="string" calcext:value-type="string">
            <text:p>battle-randombattle-52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651830" calcext:value-type="float">
            <text:p>1477770651830</text:p>
          </table:table-cell>
          <table:table-cell office:value-type="string" calcext:value-type="string">
            <text:p>battle-randombattle-52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687723" calcext:value-type="float">
            <text:p>1477770687723</text:p>
          </table:table-cell>
          <table:table-cell office:value-type="string" calcext:value-type="string">
            <text:p>battle-randombattle-52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703773" calcext:value-type="float">
            <text:p>1477770703773</text:p>
          </table:table-cell>
          <table:table-cell office:value-type="string" calcext:value-type="string">
            <text:p>battle-randombattle-52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723728" calcext:value-type="float">
            <text:p>1477770723728</text:p>
          </table:table-cell>
          <table:table-cell office:value-type="string" calcext:value-type="string">
            <text:p>battle-randombattle-52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745207" calcext:value-type="float">
            <text:p>1477770745207</text:p>
          </table:table-cell>
          <table:table-cell office:value-type="string" calcext:value-type="string">
            <text:p>battle-randombattle-52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752232" calcext:value-type="float">
            <text:p>1477770752232</text:p>
          </table:table-cell>
          <table:table-cell office:value-type="string" calcext:value-type="string">
            <text:p>battle-randombattle-52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763456" calcext:value-type="float">
            <text:p>1477770763456</text:p>
          </table:table-cell>
          <table:table-cell office:value-type="string" calcext:value-type="string">
            <text:p>battle-randombattle-52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777097" calcext:value-type="float">
            <text:p>1477770777097</text:p>
          </table:table-cell>
          <table:table-cell office:value-type="string" calcext:value-type="string">
            <text:p>battle-randombattle-52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794810" calcext:value-type="float">
            <text:p>1477770794810</text:p>
          </table:table-cell>
          <table:table-cell office:value-type="string" calcext:value-type="string">
            <text:p>battle-randombattle-52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813900" calcext:value-type="float">
            <text:p>1477770813900</text:p>
          </table:table-cell>
          <table:table-cell office:value-type="string" calcext:value-type="string">
            <text:p>battle-randombattle-52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830582" calcext:value-type="float">
            <text:p>1477770830582</text:p>
          </table:table-cell>
          <table:table-cell office:value-type="string" calcext:value-type="string">
            <text:p>battle-randombattle-52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848430" calcext:value-type="float">
            <text:p>1477770848430</text:p>
          </table:table-cell>
          <table:table-cell office:value-type="string" calcext:value-type="string">
            <text:p>battle-randombattle-52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872291" calcext:value-type="float">
            <text:p>1477770872291</text:p>
          </table:table-cell>
          <table:table-cell office:value-type="string" calcext:value-type="string">
            <text:p>battle-randombattle-52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887804" calcext:value-type="float">
            <text:p>1477770887804</text:p>
          </table:table-cell>
          <table:table-cell office:value-type="string" calcext:value-type="string">
            <text:p>battle-randombattle-52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905678" calcext:value-type="float">
            <text:p>1477770905678</text:p>
          </table:table-cell>
          <table:table-cell office:value-type="string" calcext:value-type="string">
            <text:p>battle-randombattle-52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920514" calcext:value-type="float">
            <text:p>1477770920514</text:p>
          </table:table-cell>
          <table:table-cell office:value-type="string" calcext:value-type="string">
            <text:p>battle-randombattle-52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935345" calcext:value-type="float">
            <text:p>1477770935345</text:p>
          </table:table-cell>
          <table:table-cell office:value-type="string" calcext:value-type="string">
            <text:p>battle-randombattle-52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955010" calcext:value-type="float">
            <text:p>1477770955010</text:p>
          </table:table-cell>
          <table:table-cell office:value-type="string" calcext:value-type="string">
            <text:p>battle-randombattle-52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974698" calcext:value-type="float">
            <text:p>1477770974698</text:p>
          </table:table-cell>
          <table:table-cell office:value-type="string" calcext:value-type="string">
            <text:p>battle-randombattle-52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0991357" calcext:value-type="float">
            <text:p>1477770991357</text:p>
          </table:table-cell>
          <table:table-cell office:value-type="string" calcext:value-type="string">
            <text:p>battle-randombattle-53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010422" calcext:value-type="float">
            <text:p>1477771010422</text:p>
          </table:table-cell>
          <table:table-cell office:value-type="string" calcext:value-type="string">
            <text:p>battle-randombattle-53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026501" calcext:value-type="float">
            <text:p>1477771026501</text:p>
          </table:table-cell>
          <table:table-cell office:value-type="string" calcext:value-type="string">
            <text:p>battle-randombattle-53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053359" calcext:value-type="float">
            <text:p>1477771053359</text:p>
          </table:table-cell>
          <table:table-cell office:value-type="string" calcext:value-type="string">
            <text:p>battle-randombattle-53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077885" calcext:value-type="float">
            <text:p>1477771077885</text:p>
          </table:table-cell>
          <table:table-cell office:value-type="string" calcext:value-type="string">
            <text:p>battle-randombattle-53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096333" calcext:value-type="float">
            <text:p>1477771096333</text:p>
          </table:table-cell>
          <table:table-cell office:value-type="string" calcext:value-type="string">
            <text:p>battle-randombattle-53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120217" calcext:value-type="float">
            <text:p>1477771120217</text:p>
          </table:table-cell>
          <table:table-cell office:value-type="string" calcext:value-type="string">
            <text:p>battle-randombattle-53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122423" calcext:value-type="float">
            <text:p>1477771122423</text:p>
          </table:table-cell>
          <table:table-cell office:value-type="string" calcext:value-type="string">
            <text:p>battle-randombattle-53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137249" calcext:value-type="float">
            <text:p>1477771137249</text:p>
          </table:table-cell>
          <table:table-cell office:value-type="string" calcext:value-type="string">
            <text:p>battle-randombattle-53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152519" calcext:value-type="float">
            <text:p>1477771152519</text:p>
          </table:table-cell>
          <table:table-cell office:value-type="string" calcext:value-type="string">
            <text:p>battle-randombattle-53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00929" calcext:value-type="float">
            <text:p>1477771400929</text:p>
          </table:table-cell>
          <table:table-cell office:value-type="string" calcext:value-type="string">
            <text:p>battle-randombattle-53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03135" calcext:value-type="float">
            <text:p>1477771403135</text:p>
          </table:table-cell>
          <table:table-cell office:value-type="string" calcext:value-type="string">
            <text:p>battle-randombattle-53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18582" calcext:value-type="float">
            <text:p>1477771418582</text:p>
          </table:table-cell>
          <table:table-cell office:value-type="string" calcext:value-type="string">
            <text:p>battle-randombattle-53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31011" calcext:value-type="float">
            <text:p>1477771431011</text:p>
          </table:table-cell>
          <table:table-cell office:value-type="string" calcext:value-type="string">
            <text:p>battle-randombattle-53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47722" calcext:value-type="float">
            <text:p>1477771447722</text:p>
          </table:table-cell>
          <table:table-cell office:value-type="string" calcext:value-type="string">
            <text:p>battle-randombattle-53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55964" calcext:value-type="float">
            <text:p>1477771455964</text:p>
          </table:table-cell>
          <table:table-cell office:value-type="string" calcext:value-type="string">
            <text:p>battle-randombattle-53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76231" calcext:value-type="float">
            <text:p>1477771476231</text:p>
          </table:table-cell>
          <table:table-cell office:value-type="string" calcext:value-type="string">
            <text:p>battle-randombattle-53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491099" calcext:value-type="float">
            <text:p>1477771491099</text:p>
          </table:table-cell>
          <table:table-cell office:value-type="string" calcext:value-type="string">
            <text:p>battle-randombattle-53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505349" calcext:value-type="float">
            <text:p>1477771505349</text:p>
          </table:table-cell>
          <table:table-cell office:value-type="string" calcext:value-type="string">
            <text:p>battle-randombattle-53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519066" calcext:value-type="float">
            <text:p>1477771519066</text:p>
          </table:table-cell>
          <table:table-cell office:value-type="string" calcext:value-type="string">
            <text:p>battle-randombattle-53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532161" calcext:value-type="float">
            <text:p>1477771532161</text:p>
          </table:table-cell>
          <table:table-cell office:value-type="string" calcext:value-type="string">
            <text:p>battle-randombattle-53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545804" calcext:value-type="float">
            <text:p>1477771545804</text:p>
          </table:table-cell>
          <table:table-cell office:value-type="string" calcext:value-type="string">
            <text:p>battle-randombattle-53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558251" calcext:value-type="float">
            <text:p>1477771558251</text:p>
          </table:table-cell>
          <table:table-cell office:value-type="string" calcext:value-type="string">
            <text:p>battle-randombattle-53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574288" calcext:value-type="float">
            <text:p>1477771574288</text:p>
          </table:table-cell>
          <table:table-cell office:value-type="string" calcext:value-type="string">
            <text:p>battle-randombattle-53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589574" calcext:value-type="float">
            <text:p>1477771589574</text:p>
          </table:table-cell>
          <table:table-cell office:value-type="string" calcext:value-type="string">
            <text:p>battle-randombattle-53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604423" calcext:value-type="float">
            <text:p>1477771604423</text:p>
          </table:table-cell>
          <table:table-cell office:value-type="string" calcext:value-type="string">
            <text:p>battle-randombattle-53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627740" calcext:value-type="float">
            <text:p>1477771627740</text:p>
          </table:table-cell>
          <table:table-cell office:value-type="string" calcext:value-type="string">
            <text:p>battle-randombattle-53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676244" calcext:value-type="float">
            <text:p>1477771676244</text:p>
          </table:table-cell>
          <table:table-cell office:value-type="string" calcext:value-type="string">
            <text:p>battle-randombattle-53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689907" calcext:value-type="float">
            <text:p>1477771689907</text:p>
          </table:table-cell>
          <table:table-cell office:value-type="string" calcext:value-type="string">
            <text:p>battle-randombattle-53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719876" calcext:value-type="float">
            <text:p>1477771719876</text:p>
          </table:table-cell>
          <table:table-cell office:value-type="string" calcext:value-type="string">
            <text:p>battle-randombattle-53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752788" calcext:value-type="float">
            <text:p>1477771752788</text:p>
          </table:table-cell>
          <table:table-cell office:value-type="string" calcext:value-type="string">
            <text:p>battle-randombattle-53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800676" calcext:value-type="float">
            <text:p>1477771800676</text:p>
          </table:table-cell>
          <table:table-cell office:value-type="string" calcext:value-type="string">
            <text:p>battle-randombattle-53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820918" calcext:value-type="float">
            <text:p>1477771820918</text:p>
          </table:table-cell>
          <table:table-cell office:value-type="string" calcext:value-type="string">
            <text:p>battle-randombattle-53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873006" calcext:value-type="float">
            <text:p>1477771873006</text:p>
          </table:table-cell>
          <table:table-cell office:value-type="string" calcext:value-type="string">
            <text:p>battle-randombattle-53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iceabr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1891551" calcext:value-type="float">
            <text:p>1477771891551</text:p>
          </table:table-cell>
          <table:table-cell office:value-type="string" calcext:value-type="string">
            <text:p>battle-randombattle-53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139495" calcext:value-type="float">
            <text:p>1477778139495</text:p>
          </table:table-cell>
          <table:table-cell office:value-type="string" calcext:value-type="string">
            <text:p>battle-randombattle-5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164556" calcext:value-type="float">
            <text:p>1477778164556</text:p>
          </table:table-cell>
          <table:table-cell office:value-type="string" calcext:value-type="string">
            <text:p>battle-randombattle-53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192024" calcext:value-type="float">
            <text:p>1477778192024</text:p>
          </table:table-cell>
          <table:table-cell office:value-type="string" calcext:value-type="string">
            <text:p>battle-randombattle-53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203909" calcext:value-type="float">
            <text:p>1477778203909</text:p>
          </table:table-cell>
          <table:table-cell office:value-type="string" calcext:value-type="string">
            <text:p>battle-randombattle-5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221507" calcext:value-type="float">
            <text:p>1477778221507</text:p>
          </table:table-cell>
          <table:table-cell office:value-type="string" calcext:value-type="string">
            <text:p>battle-randombattle-53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240563" calcext:value-type="float">
            <text:p>1477778240563</text:p>
          </table:table-cell>
          <table:table-cell office:value-type="string" calcext:value-type="string">
            <text:p>battle-randombattle-53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253640" calcext:value-type="float">
            <text:p>1477778253640</text:p>
          </table:table-cell>
          <table:table-cell office:value-type="string" calcext:value-type="string">
            <text:p>battle-randombattle-53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263656" calcext:value-type="float">
            <text:p>1477778263656</text:p>
          </table:table-cell>
          <table:table-cell office:value-type="string" calcext:value-type="string">
            <text:p>battle-randombattle-53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277892" calcext:value-type="float">
            <text:p>1477778277892</text:p>
          </table:table-cell>
          <table:table-cell office:value-type="string" calcext:value-type="string">
            <text:p>battle-randombattle-53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ta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293742" calcext:value-type="float">
            <text:p>1477778293742</text:p>
          </table:table-cell>
          <table:table-cell office:value-type="string" calcext:value-type="string">
            <text:p>battle-randombattle-53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356644" calcext:value-type="float">
            <text:p>1477778356644</text:p>
          </table:table-cell>
          <table:table-cell office:value-type="string" calcext:value-type="string">
            <text:p>battle-randombattle-53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387113" calcext:value-type="float">
            <text:p>1477778387113</text:p>
          </table:table-cell>
          <table:table-cell office:value-type="string" calcext:value-type="string">
            <text:p>battle-randombattle-53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402596" calcext:value-type="float">
            <text:p>1477778402596</text:p>
          </table:table-cell>
          <table:table-cell office:value-type="string" calcext:value-type="string">
            <text:p>battle-randombattle-53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420467" calcext:value-type="float">
            <text:p>1477778420467</text:p>
          </table:table-cell>
          <table:table-cell office:value-type="string" calcext:value-type="string">
            <text:p>battle-randombattle-53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444703" calcext:value-type="float">
            <text:p>1477778444703</text:p>
          </table:table-cell>
          <table:table-cell office:value-type="string" calcext:value-type="string">
            <text:p>battle-randombattle-53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464440" calcext:value-type="float">
            <text:p>1477778464440</text:p>
          </table:table-cell>
          <table:table-cell office:value-type="string" calcext:value-type="string">
            <text:p>battle-randombattle-53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645475" calcext:value-type="float">
            <text:p>1477778645475</text:p>
          </table:table-cell>
          <table:table-cell office:value-type="string" calcext:value-type="string">
            <text:p>battle-randombattle-53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673733" calcext:value-type="float">
            <text:p>1477778673733</text:p>
          </table:table-cell>
          <table:table-cell office:value-type="string" calcext:value-type="string">
            <text:p>battle-randombattle-53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691582" calcext:value-type="float">
            <text:p>1477778691582</text:p>
          </table:table-cell>
          <table:table-cell office:value-type="string" calcext:value-type="string">
            <text:p>battle-randombattle-53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716226" calcext:value-type="float">
            <text:p>1477778716226</text:p>
          </table:table-cell>
          <table:table-cell office:value-type="string" calcext:value-type="string">
            <text:p>battle-randombattle-53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736491" calcext:value-type="float">
            <text:p>1477778736491</text:p>
          </table:table-cell>
          <table:table-cell office:value-type="string" calcext:value-type="string">
            <text:p>battle-randombattle-53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759780" calcext:value-type="float">
            <text:p>1477778759780</text:p>
          </table:table-cell>
          <table:table-cell office:value-type="string" calcext:value-type="string">
            <text:p>battle-randombattle-53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778827" calcext:value-type="float">
            <text:p>1477778778827</text:p>
          </table:table-cell>
          <table:table-cell office:value-type="string" calcext:value-type="string">
            <text:p>battle-randombattle-53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798516" calcext:value-type="float">
            <text:p>1477778798516</text:p>
          </table:table-cell>
          <table:table-cell office:value-type="string" calcext:value-type="string">
            <text:p>battle-randombattle-53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-derma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818482" calcext:value-type="float">
            <text:p>1477778818482</text:p>
          </table:table-cell>
          <table:table-cell office:value-type="string" calcext:value-type="string">
            <text:p>battle-randombattle-53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840562" calcext:value-type="float">
            <text:p>1477778840562</text:p>
          </table:table-cell>
          <table:table-cell office:value-type="string" calcext:value-type="string">
            <text:p>battle-randombattle-53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856637" calcext:value-type="float">
            <text:p>1477778856637</text:p>
          </table:table-cell>
          <table:table-cell office:value-type="string" calcext:value-type="string">
            <text:p>battle-randombattle-53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878125" calcext:value-type="float">
            <text:p>1477778878125</text:p>
          </table:table-cell>
          <table:table-cell office:value-type="string" calcext:value-type="string">
            <text:p>battle-randombattle-53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892354" calcext:value-type="float">
            <text:p>1477778892354</text:p>
          </table:table-cell>
          <table:table-cell office:value-type="string" calcext:value-type="string">
            <text:p>battle-randombattle-53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907567" calcext:value-type="float">
            <text:p>1477778907567</text:p>
          </table:table-cell>
          <table:table-cell office:value-type="string" calcext:value-type="string">
            <text:p>battle-randombattle-53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909776" calcext:value-type="float">
            <text:p>1477778909776</text:p>
          </table:table-cell>
          <table:table-cell office:value-type="string" calcext:value-type="string">
            <text:p>battle-randombattle-53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931221" calcext:value-type="float">
            <text:p>1477778931221</text:p>
          </table:table-cell>
          <table:table-cell office:value-type="string" calcext:value-type="string">
            <text:p>battle-randombattle-53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956284" calcext:value-type="float">
            <text:p>1477778956284</text:p>
          </table:table-cell>
          <table:table-cell office:value-type="string" calcext:value-type="string">
            <text:p>battle-randombattle-536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8973566" calcext:value-type="float">
            <text:p>1477778973566</text:p>
          </table:table-cell>
          <table:table-cell office:value-type="string" calcext:value-type="string">
            <text:p>battle-randombattle-53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156800" calcext:value-type="float">
            <text:p>1477779156800</text:p>
          </table:table-cell>
          <table:table-cell office:value-type="string" calcext:value-type="string">
            <text:p>battle-randombattle-53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175449" calcext:value-type="float">
            <text:p>1477779175449</text:p>
          </table:table-cell>
          <table:table-cell office:value-type="string" calcext:value-type="string">
            <text:p>battle-randombattle-53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193360" calcext:value-type="float">
            <text:p>1477779193360</text:p>
          </table:table-cell>
          <table:table-cell office:value-type="string" calcext:value-type="string">
            <text:p>battle-randombattle-537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200972" calcext:value-type="float">
            <text:p>1477779200972</text:p>
          </table:table-cell>
          <table:table-cell office:value-type="string" calcext:value-type="string">
            <text:p>battle-randombattle-53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222436" calcext:value-type="float">
            <text:p>1477779222436</text:p>
          </table:table-cell>
          <table:table-cell office:value-type="string" calcext:value-type="string">
            <text:p>battle-randombattle-53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239160" calcext:value-type="float">
            <text:p>1477779239160</text:p>
          </table:table-cell>
          <table:table-cell office:value-type="string" calcext:value-type="string">
            <text:p>battle-randombattle-53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247995" calcext:value-type="float">
            <text:p>1477779247995</text:p>
          </table:table-cell>
          <table:table-cell office:value-type="string" calcext:value-type="string">
            <text:p>battle-randombattle-53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265277" calcext:value-type="float">
            <text:p>1477779265277</text:p>
          </table:table-cell>
          <table:table-cell office:value-type="string" calcext:value-type="string">
            <text:p>battle-randombattle-53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277146" calcext:value-type="float">
            <text:p>1477779277146</text:p>
          </table:table-cell>
          <table:table-cell office:value-type="string" calcext:value-type="string">
            <text:p>battle-randombattle-53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296800" calcext:value-type="float">
            <text:p>1477779296800</text:p>
          </table:table-cell>
          <table:table-cell office:value-type="string" calcext:value-type="string">
            <text:p>battle-randombattle-53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00878" calcext:value-type="float">
            <text:p>1477779300878</text:p>
          </table:table-cell>
          <table:table-cell office:value-type="string" calcext:value-type="string">
            <text:p>battle-randombattle-53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07289" calcext:value-type="float">
            <text:p>1477779307289</text:p>
          </table:table-cell>
          <table:table-cell office:value-type="string" calcext:value-type="string">
            <text:p>battle-randombattle-53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08895" calcext:value-type="float">
            <text:p>1477779308895</text:p>
          </table:table-cell>
          <table:table-cell office:value-type="string" calcext:value-type="string">
            <text:p>battle-randombattle-53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11122" calcext:value-type="float">
            <text:p>1477779311122</text:p>
          </table:table-cell>
          <table:table-cell office:value-type="string" calcext:value-type="string">
            <text:p>battle-randombattle-53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16505" calcext:value-type="float">
            <text:p>1477779316505</text:p>
          </table:table-cell>
          <table:table-cell office:value-type="string" calcext:value-type="string">
            <text:p>battle-randombattle-53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riFont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38070" calcext:value-type="float">
            <text:p>1477779338070</text:p>
          </table:table-cell>
          <table:table-cell office:value-type="string" calcext:value-type="string">
            <text:p>battle-randombattle-53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46287" calcext:value-type="float">
            <text:p>1477779346287</text:p>
          </table:table-cell>
          <table:table-cell office:value-type="string" calcext:value-type="string">
            <text:p>battle-randombattle-53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61770" calcext:value-type="float">
            <text:p>1477779361770</text:p>
          </table:table-cell>
          <table:table-cell office:value-type="string" calcext:value-type="string">
            <text:p>battle-randombattle-53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76600" calcext:value-type="float">
            <text:p>1477779376600</text:p>
          </table:table-cell>
          <table:table-cell office:value-type="string" calcext:value-type="string">
            <text:p>battle-randombattle-53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388445" calcext:value-type="float">
            <text:p>1477779388445</text:p>
          </table:table-cell>
          <table:table-cell office:value-type="string" calcext:value-type="string">
            <text:p>battle-randombattle-53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413016" calcext:value-type="float">
            <text:p>1477779413016</text:p>
          </table:table-cell>
          <table:table-cell office:value-type="string" calcext:value-type="string">
            <text:p>battle-randombattle-53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435081" calcext:value-type="float">
            <text:p>1477779435081</text:p>
          </table:table-cell>
          <table:table-cell office:value-type="string" calcext:value-type="string">
            <text:p>battle-randombattle-53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461346" calcext:value-type="float">
            <text:p>1477779461346</text:p>
          </table:table-cell>
          <table:table-cell office:value-type="string" calcext:value-type="string">
            <text:p>battle-randombattle-53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478015" calcext:value-type="float">
            <text:p>1477779478015</text:p>
          </table:table-cell>
          <table:table-cell office:value-type="string" calcext:value-type="string">
            <text:p>battle-randombattle-53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495279" calcext:value-type="float">
            <text:p>1477779495279</text:p>
          </table:table-cell>
          <table:table-cell office:value-type="string" calcext:value-type="string">
            <text:p>battle-randombattle-53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515127" calcext:value-type="float">
            <text:p>1477779515127</text:p>
          </table:table-cell>
          <table:table-cell office:value-type="string" calcext:value-type="string">
            <text:p>battle-randombattle-53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537224" calcext:value-type="float">
            <text:p>1477779537224</text:p>
          </table:table-cell>
          <table:table-cell office:value-type="string" calcext:value-type="string">
            <text:p>battle-randombattle-53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558688" calcext:value-type="float">
            <text:p>1477779558688</text:p>
          </table:table-cell>
          <table:table-cell office:value-type="string" calcext:value-type="string">
            <text:p>battle-randombattle-53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579587" calcext:value-type="float">
            <text:p>1477779579587</text:p>
          </table:table-cell>
          <table:table-cell office:value-type="string" calcext:value-type="string">
            <text:p>battle-randombattle-53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599284" calcext:value-type="float">
            <text:p>1477779599284</text:p>
          </table:table-cell>
          <table:table-cell office:value-type="string" calcext:value-type="string">
            <text:p>battle-randombattle-5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618449" calcext:value-type="float">
            <text:p>1477779618449</text:p>
          </table:table-cell>
          <table:table-cell office:value-type="string" calcext:value-type="string">
            <text:p>battle-randombattle-54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639960" calcext:value-type="float">
            <text:p>1477779639960</text:p>
          </table:table-cell>
          <table:table-cell office:value-type="string" calcext:value-type="string">
            <text:p>battle-randombattle-54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651176" calcext:value-type="float">
            <text:p>1477779651176</text:p>
          </table:table-cell>
          <table:table-cell office:value-type="string" calcext:value-type="string">
            <text:p>battle-randombattle-54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667197" calcext:value-type="float">
            <text:p>1477779667197</text:p>
          </table:table-cell>
          <table:table-cell office:value-type="string" calcext:value-type="string">
            <text:p>battle-randombattle-54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679616" calcext:value-type="float">
            <text:p>1477779679616</text:p>
          </table:table-cell>
          <table:table-cell office:value-type="string" calcext:value-type="string">
            <text:p>battle-randombattle-54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700111" calcext:value-type="float">
            <text:p>1477779700111</text:p>
          </table:table-cell>
          <table:table-cell office:value-type="string" calcext:value-type="string">
            <text:p>battle-randombattle-54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727606" calcext:value-type="float">
            <text:p>1477779727606</text:p>
          </table:table-cell>
          <table:table-cell office:value-type="string" calcext:value-type="string">
            <text:p>battle-randombattle-54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743639" calcext:value-type="float">
            <text:p>1477779743639</text:p>
          </table:table-cell>
          <table:table-cell office:value-type="string" calcext:value-type="string">
            <text:p>battle-randombattle-54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760911" calcext:value-type="float">
            <text:p>1477779760911</text:p>
          </table:table-cell>
          <table:table-cell office:value-type="string" calcext:value-type="string">
            <text:p>battle-randombattle-54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780545" calcext:value-type="float">
            <text:p>1477779780545</text:p>
          </table:table-cell>
          <table:table-cell office:value-type="string" calcext:value-type="string">
            <text:p>battle-randombattle-54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795506" calcext:value-type="float">
            <text:p>1477779795506</text:p>
          </table:table-cell>
          <table:table-cell office:value-type="string" calcext:value-type="string">
            <text:p>battle-randombattle-54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810969" calcext:value-type="float">
            <text:p>1477779810969</text:p>
          </table:table-cell>
          <table:table-cell office:value-type="string" calcext:value-type="string">
            <text:p>battle-randombattle-54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825801" calcext:value-type="float">
            <text:p>1477779825801</text:p>
          </table:table-cell>
          <table:table-cell office:value-type="string" calcext:value-type="string">
            <text:p>battle-randombattle-54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840676" calcext:value-type="float">
            <text:p>1477779840676</text:p>
          </table:table-cell>
          <table:table-cell office:value-type="string" calcext:value-type="string">
            <text:p>battle-randombattle-54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858558" calcext:value-type="float">
            <text:p>1477779858558</text:p>
          </table:table-cell>
          <table:table-cell office:value-type="string" calcext:value-type="string">
            <text:p>battle-randombattle-54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79885978" calcext:value-type="float">
            <text:p>1477779885978</text:p>
          </table:table-cell>
          <table:table-cell office:value-type="string" calcext:value-type="string">
            <text:p>battle-randombattle-54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067021" calcext:value-type="float">
            <text:p>1477780067021</text:p>
          </table:table-cell>
          <table:table-cell office:value-type="string" calcext:value-type="string">
            <text:p>battle-randombattle-54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085680" calcext:value-type="float">
            <text:p>1477780085680</text:p>
          </table:table-cell>
          <table:table-cell office:value-type="string" calcext:value-type="string">
            <text:p>battle-randombattle-54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102939" calcext:value-type="float">
            <text:p>1477780102939</text:p>
          </table:table-cell>
          <table:table-cell office:value-type="string" calcext:value-type="string">
            <text:p>battle-randombattle-54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127415" calcext:value-type="float">
            <text:p>1477780127415</text:p>
          </table:table-cell>
          <table:table-cell office:value-type="string" calcext:value-type="string">
            <text:p>battle-randombattle-54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148958" calcext:value-type="float">
            <text:p>1477780148958</text:p>
          </table:table-cell>
          <table:table-cell office:value-type="string" calcext:value-type="string">
            <text:p>battle-randombattle-54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163185" calcext:value-type="float">
            <text:p>1477780163185</text:p>
          </table:table-cell>
          <table:table-cell office:value-type="string" calcext:value-type="string">
            <text:p>battle-randombattle-54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181038" calcext:value-type="float">
            <text:p>1477780181038</text:p>
          </table:table-cell>
          <table:table-cell office:value-type="string" calcext:value-type="string">
            <text:p>battle-randombattle-54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198322" calcext:value-type="float">
            <text:p>1477780198322</text:p>
          </table:table-cell>
          <table:table-cell office:value-type="string" calcext:value-type="string">
            <text:p>battle-randombattle-54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217973" calcext:value-type="float">
            <text:p>1477780217973</text:p>
          </table:table-cell>
          <table:table-cell office:value-type="string" calcext:value-type="string">
            <text:p>battle-randombattle-54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230546" calcext:value-type="float">
            <text:p>1477780230546</text:p>
          </table:table-cell>
          <table:table-cell office:value-type="string" calcext:value-type="string">
            <text:p>battle-randombattle-54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243615" calcext:value-type="float">
            <text:p>1477780243615</text:p>
          </table:table-cell>
          <table:table-cell office:value-type="string" calcext:value-type="string">
            <text:p>battle-randombattle-54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259700" calcext:value-type="float">
            <text:p>1477780259700</text:p>
          </table:table-cell>
          <table:table-cell office:value-type="string" calcext:value-type="string">
            <text:p>battle-randombattle-54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273963" calcext:value-type="float">
            <text:p>1477780273963</text:p>
          </table:table-cell>
          <table:table-cell office:value-type="string" calcext:value-type="string">
            <text:p>battle-randombattle-54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282798" calcext:value-type="float">
            <text:p>1477780282798</text:p>
          </table:table-cell>
          <table:table-cell office:value-type="string" calcext:value-type="string">
            <text:p>battle-randombattle-54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AGO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298297" calcext:value-type="float">
            <text:p>1477780298297</text:p>
          </table:table-cell>
          <table:table-cell office:value-type="string" calcext:value-type="string">
            <text:p>battle-randombattle-54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313149" calcext:value-type="float">
            <text:p>1477780313149</text:p>
          </table:table-cell>
          <table:table-cell office:value-type="string" calcext:value-type="string">
            <text:p>battle-randombattle-54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328614" calcext:value-type="float">
            <text:p>1477780328614</text:p>
          </table:table-cell>
          <table:table-cell office:value-type="string" calcext:value-type="string">
            <text:p>battle-randombattle-54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347074" calcext:value-type="float">
            <text:p>1477780347074</text:p>
          </table:table-cell>
          <table:table-cell office:value-type="string" calcext:value-type="string">
            <text:p>battle-randombattle-54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780364354" calcext:value-type="float">
            <text:p>1477780364354</text:p>
          </table:table-cell>
          <table:table-cell office:value-type="string" calcext:value-type="string">
            <text:p>battle-randombattle-54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vot Table_roundrobin_server_4" table:style-name="ta1">
        <table:table-column table:style-name="co8" table:default-cell-style-name="ce2"/>
        <table:table-column table:style-name="co9" table:default-cell-style-name="ce6"/>
        <table:table-row table:style-name="ro1">
          <table:table-cell table:style-name="ce1" office:value-type="string" calcext:value-type="string">
            <text:p>Losers</text:p>
          </table:table-cell>
          <table:table-cell table:style-name="ce5" office:value-type="string" calcext:value-type="string">
            <text:p>Count - Losers</text:p>
          </table:table-cell>
        </table:table-row>
        <table:table-row table:style-name="ro1">
          <table:table-cell office:value-type="string" calcext:value-type="string">
            <text:p>LawpokeB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D5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uilherme59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AGO_BOT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theus043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tabby ★marten★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o40zinhux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iann436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lli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abriel25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abrielFazend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Nunes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ises9527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string" calcext:value-type="string">
            <text:p>Aliiceabreu</text:p>
          </table:table-cell>
          <table:table-cell table:style-name="ce8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dersonBOT0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OUNDOOM_BO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castro543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ialuskopemo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iodam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yujinBo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O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lipe-derman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irata1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uriFontan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376" calcext:value-type="float">
            <text:p>1376</text:p>
          </table:table-cell>
        </table:table-row>
      </table:table>
      <table:table table:name="Pivot Table_roundrobin_server_2" table:style-name="ta1">
        <table:table-column table:style-name="co10" table:default-cell-style-name="ce2"/>
        <table:table-column table:style-name="co11" table:default-cell-style-name="ce15"/>
        <table:table-column table:style-name="co12" table:default-cell-style-name="ce21"/>
        <table:table-column table:style-name="co10" table:default-cell-style-name="ce2"/>
        <table:table-column table:style-name="co7" table:default-cell-style-name="ce6"/>
        <table:table-column table:style-name="co7" table:default-cell-style-name="Default"/>
        <table:table-column table:style-name="co13" table:default-cell-style-name="ce2"/>
        <table:table-column table:style-name="co7" table:default-cell-style-name="Default"/>
        <table:table-column table:style-name="co7" table:default-cell-style-name="ce24"/>
        <table:table-row table:style-name="ro1">
          <table:table-cell table:style-name="ce10"/>
          <table:table-cell table:style-name="ce12" office:value-type="string" calcext:value-type="string">
            <text:p>Data</text:p>
          </table:table-cell>
          <table:table-cell table:style-name="ce18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1" office:value-type="string" calcext:value-type="string">
            <text:p>Winners</text:p>
          </table:table-cell>
          <table:table-cell table:style-name="ce13" office:value-type="string" calcext:value-type="string">
            <text:p>Count - Winners</text:p>
          </table:table-cell>
          <table:table-cell table:style-name="ce19" office:value-type="string" calcext:value-type="string">
            <text:p>Count - Loser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14" office:value-type="float" office:value="1376" calcext:value-type="float">
            <text:p>1376</text:p>
          </table:table-cell>
          <table:table-cell table:style-name="ce20" office:value-type="float" office:value="1376" calcext:value-type="float">
            <text:p>1376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LawpokeBot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LawpokeBo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awpokeBot</text:p>
          </table:table-cell>
          <table:table-cell table:formula="of:=CONCATENATE([.B4];&quot;-&quot;;[.E4])" office:value-type="string" office:string-value="90-25" calcext:value-type="string">
            <text:p>90-25</text:p>
          </table:table-cell>
          <table:table-cell table:formula="of:=[.B4]/115" office:value-type="percentage" office:value="0.782608695652174" calcext:value-type="percentage">
            <text:p>78.26%</text:p>
          </table:table-cell>
        </table:table-row>
        <table:table-row table:style-name="ro1">
          <table:table-cell office:value-type="string" calcext:value-type="string">
            <text:p>RED53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RED5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D531</text:p>
          </table:table-cell>
          <table:table-cell table:formula="of:=CONCATENATE([.B5];&quot;-&quot;;[.E5])" office:value-type="string" office:string-value="83-32" calcext:value-type="string">
            <text:p>83-32</text:p>
          </table:table-cell>
          <table:table-cell table:formula="of:=[.B5]/115" office:value-type="percentage" office:value="0.721739130434783" calcext:value-type="percentage">
            <text:p>72.17%</text:p>
          </table:table-cell>
        </table:table-row>
        <table:table-row table:style-name="ro1">
          <table:table-cell office:value-type="string" calcext:value-type="string">
            <text:p>guilherme597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guilherme597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uilherme5973</text:p>
          </table:table-cell>
          <table:table-cell table:formula="of:=CONCATENATE([.B6];&quot;-&quot;;[.E6])" office:value-type="string" office:string-value="81-34" calcext:value-type="string">
            <text:p>81-34</text:p>
          </table:table-cell>
          <table:table-cell table:formula="of:=[.B6]/115" office:value-type="percentage" office:value="0.704347826086957" calcext:value-type="percentage">
            <text:p>70.43%</text:p>
          </table:table-cell>
        </table:table-row>
        <table:table-row table:style-name="ro1">
          <table:table-cell office:value-type="string" calcext:value-type="string">
            <text:p>TIAGO_BOT</text:p>
          </table:table-cell>
          <table:table-cell table:style-name="ce16" office:value-type="float" office:value="78" calcext:value-type="float">
            <text:p>78</text:p>
          </table:table-cell>
          <table:table-cell table:style-name="ce22" office:value-type="float" office:value="78" calcext:value-type="float">
            <text:p>78</text:p>
          </table:table-cell>
          <table:table-cell office:value-type="string" calcext:value-type="string">
            <text:p>TIAGO_BOT</text:p>
          </table:table-cell>
          <table:table-cell table:style-name="ce7" office:value-type="float" office:value="37" calcext:value-type="float">
            <text:p>37</text:p>
          </table:table-cell>
          <table:table-cell/>
          <table:table-cell office:value-type="string" calcext:value-type="string">
            <text:p>TIAGO_BOT</text:p>
          </table:table-cell>
          <table:table-cell table:formula="of:=CONCATENATE([.B7];&quot;-&quot;;[.E7])" office:value-type="string" office:string-value="78-37" calcext:value-type="string">
            <text:p>78-37</text:p>
          </table:table-cell>
          <table:table-cell table:formula="of:=[.B7]/115" office:value-type="percentage" office:value="0.678260869565217" calcext:value-type="percentage">
            <text:p>67.83%</text:p>
          </table:table-cell>
        </table:table-row>
        <table:table-row table:style-name="ro1">
          <table:table-cell office:value-type="string" calcext:value-type="string">
            <text:p>Matheus0438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Matheus0438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atheus04384</text:p>
          </table:table-cell>
          <table:table-cell table:formula="of:=CONCATENATE([.B8];&quot;-&quot;;[.E8])" office:value-type="string" office:string-value="77-38" calcext:value-type="string">
            <text:p>77-38</text:p>
          </table:table-cell>
          <table:table-cell table:formula="of:=[.B8]/115" office:value-type="percentage" office:value="0.669565217391304" calcext:value-type="percentage">
            <text:p>66.96%</text:p>
          </table:table-cell>
        </table:table-row>
        <table:table-row table:style-name="ro1">
          <table:table-cell office:value-type="string" calcext:value-type="string">
            <text:p>Stabby ★marten★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Stabby ★marten★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tabby ★marten★</text:p>
          </table:table-cell>
          <table:table-cell table:formula="of:=CONCATENATE([.B9];&quot;-&quot;;[.E9])" office:value-type="string" office:string-value="76-39" calcext:value-type="string">
            <text:p>76-39</text:p>
          </table:table-cell>
          <table:table-cell table:formula="of:=[.B9]/115" office:value-type="percentage" office:value="0.660869565217391" calcext:value-type="percentage">
            <text:p>66.09%</text:p>
          </table:table-cell>
        </table:table-row>
        <table:table-row table:style-name="ro1">
          <table:table-cell office:value-type="string" calcext:value-type="string">
            <text:p>jo40zinhux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jo40zinhu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jo40zinhux</text:p>
          </table:table-cell>
          <table:table-cell table:formula="of:=CONCATENATE([.B10];&quot;-&quot;;[.E10])" office:value-type="string" office:string-value="72-42" calcext:value-type="string">
            <text:p>72-42</text:p>
          </table:table-cell>
          <table:table-cell table:formula="of:=[.B10]/115" office:value-type="percentage" office:value="0.626086956521739" calcext:value-type="percentage">
            <text:p>62.61%</text:p>
          </table:table-cell>
        </table:table-row>
        <table:table-row table:style-name="ro1">
          <table:table-cell office:value-type="string" calcext:value-type="string">
            <text:p>Riann4365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Riann4365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iann43652</text:p>
          </table:table-cell>
          <table:table-cell table:formula="of:=CONCATENATE([.B11];&quot;-&quot;;[.E11])" office:value-type="string" office:string-value="72-43" calcext:value-type="string">
            <text:p>72-43</text:p>
          </table:table-cell>
          <table:table-cell table:formula="of:=[.B11]/115" office:value-type="percentage" office:value="0.626086956521739" calcext:value-type="percentage">
            <text:p>62.61%</text:p>
          </table:table-cell>
        </table:table-row>
        <table:table-row table:style-name="ro1">
          <table:table-cell office:value-type="string" calcext:value-type="string">
            <text:p>Mallis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Malli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llis</text:p>
          </table:table-cell>
          <table:table-cell table:formula="of:=CONCATENATE([.B12];&quot;-&quot;;[.E12])" office:value-type="string" office:string-value="67-48" calcext:value-type="string">
            <text:p>67-48</text:p>
          </table:table-cell>
          <table:table-cell table:formula="of:=[.B12]/115" office:value-type="percentage" office:value="0.582608695652174" calcext:value-type="percentage">
            <text:p>58.26%</text:p>
          </table:table-cell>
        </table:table-row>
        <table:table-row table:style-name="ro1">
          <table:table-cell office:value-type="string" calcext:value-type="string">
            <text:p>Gabriel254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abriel254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Gabriel2543</text:p>
          </table:table-cell>
          <table:table-cell table:formula="of:=CONCATENATE([.B13];&quot;-&quot;;[.E13])" office:value-type="string" office:string-value="66-49" calcext:value-type="string">
            <text:p>66-49</text:p>
          </table:table-cell>
          <table:table-cell table:formula="of:=[.B13]/115" office:value-type="percentage" office:value="0.573913043478261" calcext:value-type="percentage">
            <text:p>57.39%</text:p>
          </table:table-cell>
        </table:table-row>
        <table:table-row table:style-name="ro1">
          <table:table-cell office:value-type="string" calcext:value-type="string">
            <text:p>GabrielFazenda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abrielFazend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GabrielFazenda</text:p>
          </table:table-cell>
          <table:table-cell table:formula="of:=CONCATENATE([.B14];&quot;-&quot;;[.E14])" office:value-type="string" office:string-value="66-49" calcext:value-type="string">
            <text:p>66-49</text:p>
          </table:table-cell>
          <table:table-cell table:formula="of:=[.B14]/115" office:value-type="percentage" office:value="0.573913043478261" calcext:value-type="percentage">
            <text:p>57.39%</text:p>
          </table:table-cell>
        </table:table-row>
        <table:table-row table:style-name="ro1">
          <table:table-cell office:value-type="string" calcext:value-type="string">
            <text:p>GNunes0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GNunes0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Nunes08</text:p>
          </table:table-cell>
          <table:table-cell table:formula="of:=CONCATENATE([.B15];&quot;-&quot;;[.E15])" office:value-type="string" office:string-value="57-55" calcext:value-type="string">
            <text:p>57-55</text:p>
          </table:table-cell>
          <table:table-cell table:formula="of:=[.B15]/115" office:value-type="percentage" office:value="0.495652173913043" calcext:value-type="percentage">
            <text:p>49.57%</text:p>
          </table:table-cell>
        </table:table-row>
        <table:table-row table:style-name="ro1">
          <table:table-cell office:value-type="string" calcext:value-type="string">
            <text:p>Moises9527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Moises9527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oises95274</text:p>
          </table:table-cell>
          <table:table-cell table:formula="of:=CONCATENATE([.B16];&quot;-&quot;;[.E16])" office:value-type="string" office:string-value="56-59" calcext:value-type="string">
            <text:p>56-59</text:p>
          </table:table-cell>
          <table:table-cell table:formula="of:=[.B16]/115" office:value-type="percentage" office:value="0.48695652173913" calcext:value-type="percentage">
            <text:p>48.70%</text:p>
          </table:table-cell>
        </table:table-row>
        <table:table-row table:style-name="ro1">
          <table:table-cell table:style-name="ce3" office:value-type="string" calcext:value-type="string">
            <text:p>Aliiceabreu</text:p>
          </table:table-cell>
          <table:table-cell table:style-name="ce17" office:value-type="float" office:value="55" calcext:value-type="float">
            <text:p>55</text:p>
          </table:table-cell>
          <table:table-cell table:style-name="ce23" office:value-type="float" office:value="55" calcext:value-type="float">
            <text:p>55</text:p>
          </table:table-cell>
          <table:table-cell table:style-name="ce3" office:value-type="string" calcext:value-type="string">
            <text:p>Aliiceabreu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style-name="ce3" office:value-type="string" calcext:value-type="string">
            <text:p>Aliiceabreu</text:p>
          </table:table-cell>
          <table:table-cell table:formula="of:=CONCATENATE([.B17];&quot;-&quot;;[.E17])" office:value-type="string" office:string-value="55-60" calcext:value-type="string">
            <text:p>55-60</text:p>
          </table:table-cell>
          <table:table-cell table:formula="of:=[.B17]/115" office:value-type="percentage" office:value="0.478260869565217" calcext:value-type="percentage">
            <text:p>47.83%</text:p>
          </table:table-cell>
        </table:table-row>
        <table:table-row table:style-name="ro1">
          <table:table-cell office:value-type="string" calcext:value-type="string">
            <text:p>HOUNDOOM_BO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AndersonBOT00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HOUNDOOM_BOT</text:p>
          </table:table-cell>
          <table:table-cell table:formula="of:=CONCATENATE([.B18];&quot;-&quot;;[.E18])" office:value-type="string" office:string-value="54-61" calcext:value-type="string">
            <text:p>54-61</text:p>
          </table:table-cell>
          <table:table-cell table:formula="of:=[.B18]/115" office:value-type="percentage" office:value="0.469565217391304" calcext:value-type="percentage">
            <text:p>46.96%</text:p>
          </table:table-cell>
        </table:table-row>
        <table:table-row table:style-name="ro1">
          <table:table-cell office:value-type="string" calcext:value-type="string">
            <text:p>decastro5439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OUNDOOM_BOT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decastro54392</text:p>
          </table:table-cell>
          <table:table-cell table:formula="of:=CONCATENATE([.B19];&quot;-&quot;;[.E19])" office:value-type="string" office:string-value="52-61" calcext:value-type="string">
            <text:p>52-61</text:p>
          </table:table-cell>
          <table:table-cell table:formula="of:=[.B19]/115" office:value-type="percentage" office:value="0.452173913043478" calcext:value-type="percentage">
            <text:p>45.22%</text:p>
          </table:table-cell>
        </table:table-row>
        <table:table-row table:style-name="ro1">
          <table:table-cell office:value-type="string" calcext:value-type="string">
            <text:p>AndersonBOT00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decastro5439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ndersonBOT001</text:p>
          </table:table-cell>
          <table:table-cell table:formula="of:=CONCATENATE([.B20];&quot;-&quot;;[.E20])" office:value-type="string" office:string-value="51-63" calcext:value-type="string">
            <text:p>51-63</text:p>
          </table:table-cell>
          <table:table-cell table:formula="of:=[.B20]/115" office:value-type="percentage" office:value="0.443478260869565" calcext:value-type="percentage">
            <text:p>44.35%</text:p>
          </table:table-cell>
        </table:table-row>
        <table:table-row table:style-name="ro1">
          <table:table-cell office:value-type="string" calcext:value-type="string">
            <text:p>Leialuskopemon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Leialuskopemon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eialuskopemon</text:p>
          </table:table-cell>
          <table:table-cell table:formula="of:=CONCATENATE([.B21];&quot;-&quot;;[.E21])" office:value-type="string" office:string-value="49-66" calcext:value-type="string">
            <text:p>49-66</text:p>
          </table:table-cell>
          <table:table-cell table:formula="of:=[.B21]/115" office:value-type="percentage" office:value="0.426086956521739" calcext:value-type="percentage">
            <text:p>42.61%</text:p>
          </table:table-cell>
        </table:table-row>
        <table:table-row table:style-name="ro1">
          <table:table-cell office:value-type="string" calcext:value-type="string">
            <text:p>Biodam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Biodam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Biodam</text:p>
          </table:table-cell>
          <table:table-cell table:formula="of:=CONCATENATE([.B22];&quot;-&quot;;[.E22])" office:value-type="string" office:string-value="42-73" calcext:value-type="string">
            <text:p>42-73</text:p>
          </table:table-cell>
          <table:table-cell table:formula="of:=[.B22]/115" office:value-type="percentage" office:value="0.365217391304348" calcext:value-type="percentage">
            <text:p>36.52%</text:p>
          </table:table-cell>
        </table:table-row>
        <table:table-row table:style-name="ro1">
          <table:table-cell office:value-type="string" calcext:value-type="string">
            <text:p>RyujinBo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RyujinBot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yujinBot</text:p>
          </table:table-cell>
          <table:table-cell table:formula="of:=CONCATENATE([.B23];&quot;-&quot;;[.E23])" office:value-type="string" office:string-value="41-73" calcext:value-type="string">
            <text:p>41-73</text:p>
          </table:table-cell>
          <table:table-cell table:formula="of:=[.B23]/115" office:value-type="percentage" office:value="0.356521739130435" calcext:value-type="percentage">
            <text:p>35.65%</text:p>
          </table:table-cell>
        </table:table-row>
        <table:table-row table:style-name="ro1">
          <table:table-cell office:value-type="string" calcext:value-type="string">
            <text:p>JO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JO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JO1</text:p>
          </table:table-cell>
          <table:table-cell table:formula="of:=CONCATENATE([.B24];&quot;-&quot;;[.E24])" office:value-type="string" office:string-value="36-79" calcext:value-type="string">
            <text:p>36-79</text:p>
          </table:table-cell>
          <table:table-cell table:formula="of:=[.B24]/115" office:value-type="percentage" office:value="0.31304347826087" calcext:value-type="percentage">
            <text:p>31.30%</text:p>
          </table:table-cell>
        </table:table-row>
        <table:table-row table:style-name="ro1">
          <table:table-cell office:value-type="string" calcext:value-type="string">
            <text:p>felipe-dermann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elipe-dermann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elipe-dermann</text:p>
          </table:table-cell>
          <table:table-cell table:formula="of:=CONCATENATE([.B25];&quot;-&quot;;[.E25])" office:value-type="string" office:string-value="34-81" calcext:value-type="string">
            <text:p>34-81</text:p>
          </table:table-cell>
          <table:table-cell table:formula="of:=[.B25]/115" office:value-type="percentage" office:value="0.295652173913043" calcext:value-type="percentage">
            <text:p>29.57%</text:p>
          </table:table-cell>
        </table:table-row>
        <table:table-row table:style-name="ro1">
          <table:table-cell office:value-type="string" calcext:value-type="string">
            <text:p>pirata10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irata10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rata1010</text:p>
          </table:table-cell>
          <table:table-cell table:formula="of:=CONCATENATE([.B26];&quot;-&quot;;[.E26])" office:value-type="string" office:string-value="15-100" calcext:value-type="string">
            <text:p>15-100</text:p>
          </table:table-cell>
          <table:table-cell table:formula="of:=[.B26]/115" office:value-type="percentage" office:value="0.130434782608696" calcext:value-type="percentage">
            <text:p>13.04%</text:p>
          </table:table-cell>
        </table:table-row>
        <table:table-row table:style-name="ro1">
          <table:table-cell office:value-type="string" calcext:value-type="string">
            <text:p>IuriFontan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uriFontana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uriFontana</text:p>
          </table:table-cell>
          <table:table-cell table:formula="of:=CONCATENATE([.B27];&quot;-&quot;;[.E27])" office:value-type="string" office:string-value="6-109" calcext:value-type="string">
            <text:p>6-109</text:p>
          </table:table-cell>
          <table:table-cell table:formula="of:=[.B27]/115" office:value-type="percentage" office:value="0.0521739130434783" calcext:value-type="percentage">
            <text:p>5.22%</text:p>
          </table:table-cell>
        </table:table-row>
      </table:table>
      <table:table table:name="Pivot Table_roundrobin_server_1" table:style-name="ta1">
        <table:table-column table:style-name="co7" table:default-cell-style-name="ce2"/>
        <table:table-column table:style-name="co7" table:default-cell-style-name="ce28"/>
        <table:table-column table:style-name="co7" table:default-cell-style-name="ce6"/>
        <table:table-row table:style-name="ro1">
          <table:table-cell table:style-name="ce1" office:value-type="string" calcext:value-type="string">
            <text:p>Winners</text:p>
          </table:table-cell>
          <table:table-cell table:style-name="ce12" office:value-type="string" calcext:value-type="string">
            <text:p>Losers</text:p>
          </table:table-cell>
          <table:table-cell table:style-name="ce5" office:value-type="string" calcext:value-type="string">
            <text:p>Sum - Win Count</text:p>
          </table:table-cell>
        </table:table-row>
        <table:table-row table:style-name="ro1">
          <table:table-cell table:style-name="ce3" office:value-type="string" calcext:value-type="string">
            <text:p>Aliiceabreu</text:p>
          </table:table-cell>
          <table:table-cell table:style-name="ce27" office:value-type="string" calcext:value-type="string">
            <text:p>AndersonBOT001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ndersonBOT001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iodam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ecastro54392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elipe-dermann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abriel2543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abrielFazenda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Nunes08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guilherme5973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OUNDOOM_BOT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uriFontana</text:p>
          </table:table-cell>
          <table:table-cell table:style-name="ce27" office:value-type="string" calcext:value-type="string">
            <text:p>AndersonBOT00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pirata101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JO1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jo40zinhux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LawpokeBot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Leialuskopemon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allis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atheus04384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oises95274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irata1010</text:p>
          </table:table-cell>
          <table:table-cell table:style-name="ce27" office:value-type="string" calcext:value-type="string">
            <text:p>Biodam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ED531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Riann43652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yujinBot</text:p>
          </table:table-cell>
          <table:table-cell table:style-name="ce27" office:value-type="string" calcext:value-type="string">
            <text:p>AndersonBOT001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tabby ★marten★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IAGO_BOT</text:p>
          </table:table-cell>
          <table:table-cell table:style-name="ce27" office:value-type="string" calcext:value-type="string">
            <text:p>Aliiceabreu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0"/>
          <table:table-cell table:style-name="ce9" office:value-type="float" office:value="1376" calcext:value-type="float">
            <text:p>1376</text:p>
          </table:table-cell>
        </table:table-row>
      </table:table>
      <table:table table:name="Pivot Table_roundrobin_server_3" table:style-name="ta1">
        <table:table-column table:style-name="co7" table:default-cell-style-name="ce2"/>
        <table:table-column table:style-name="co10" table:default-cell-style-name="ce28"/>
        <table:table-column table:style-name="co14" table:default-cell-style-name="ce15"/>
        <table:table-column table:style-name="co15" table:default-cell-style-name="ce21"/>
        <table:table-row table:style-name="ro1">
          <table:table-cell table:style-name="ce31"/>
          <table:table-cell table:style-name="ce33"/>
          <table:table-cell table:style-name="ce12" office:value-type="string" calcext:value-type="string">
            <text:p>Data</text:p>
          </table:table-cell>
          <table:table-cell table:style-name="ce18"/>
        </table:table-row>
        <table:table-row table:style-name="ro1">
          <table:table-cell table:style-name="ce11" office:value-type="string" calcext:value-type="string">
            <text:p>Winners</text:p>
          </table:table-cell>
          <table:table-cell table:style-name="ce34" office:value-type="string" calcext:value-type="string">
            <text:p>Losers</text:p>
          </table:table-cell>
          <table:table-cell table:style-name="ce13" office:value-type="string" calcext:value-type="string">
            <text:p>Sum - Win Count</text:p>
          </table:table-cell>
          <table:table-cell table:style-name="ce19" office:value-type="string" calcext:value-type="string">
            <text:p>Sum - Loss Count</text:p>
          </table:table-cell>
        </table:table-row>
        <table:table-row table:style-name="ro1">
          <table:table-cell table:style-name="ce3" office:value-type="string" calcext:value-type="string">
            <text:p>Aliiceabreu</text:p>
          </table:table-cell>
          <table:table-cell table:style-name="ce27" office:value-type="string" calcext:value-type="string">
            <text:p>AndersonBOT001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ndersonBOT001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iodam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ecastro54392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elipe-dermann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abriel2543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abrielFazenda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Nunes08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guilherme5973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OUNDOOM_BOT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uriFontana</text:p>
          </table:table-cell>
          <table:table-cell table:style-name="ce27" office:value-type="string" calcext:value-type="string">
            <text:p>AndersonBOT001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pirata1010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JO1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jo40zinhux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LawpokeBot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Leialuskopemon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allis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atheus04384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oises95274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irata1010</text:p>
          </table:table-cell>
          <table:table-cell table:style-name="ce27" office:value-type="string" calcext:value-type="string">
            <text:p>Biodam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ED531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Riann43652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yujinBot</text:p>
          </table:table-cell>
          <table:table-cell table:style-name="ce27" office:value-type="string" calcext:value-type="string">
            <text:p>AndersonBOT001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bby ★marten★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tabby ★marten★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TIAGO_BOT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IAGO_BOT</text:p>
          </table:table-cell>
          <table:table-cell table:style-name="ce27" office:value-type="string" calcext:value-type="string">
            <text:p>Aliiceabreu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dersonBOT00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od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castro5439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elipe-derman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abriel25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brielFazend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Nunes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uilherme59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OUNDOOM_BO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uriFonta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O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o40zinhux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awpoke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ialuskopem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lli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theus043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ises9527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irata10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D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ann4365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yujin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Stabby ★marten★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</table:table-row>
        <table:table-row table:style-name="ro1">
          <table:table-cell table:style-name="ce32" office:value-type="string" calcext:value-type="string">
            <text:p>(empty)</text:p>
          </table:table-cell>
          <table:table-cell table:style-name="ce35" office:value-type="string" calcext:value-type="string">
            <text:p>(empty)</text:p>
          </table:table-cell>
          <table:table-cell table:style-name="ce36"/>
          <table:table-cell table:style-name="ce37"/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0"/>
          <table:table-cell table:style-name="ce14" office:value-type="float" office:value="1376" calcext:value-type="float">
            <text:p>1376</text:p>
          </table:table-cell>
          <table:table-cell table:style-name="ce20" office:value-type="float" office:value="1376" calcext:value-type="float">
            <text:p>1376</text:p>
          </table:table-cell>
        </table:table-row>
      </table:table>
      <table:named-expressions/>
      <table:database-ranges>
        <table:database-range table:name="__Anonymous_Sheet_DB__0" table:target-range-address="roundrobin_server.D1:roundrobin_server.F1384" table:display-filter-buttons="true"/>
        <table:database-range table:name="__Anonymous_Sheet_DB__1" table:target-range-address="'Pivot Table_roundrobin_server_4'.A1:'Pivot Table_roundrobin_server_4'.B26">
          <table:sort>
            <table:sort-by table:field-number="1" table:data-type="automatic"/>
          </table:sort>
        </table:database-range>
        <table:database-range table:name="__Anonymous_Sheet_DB__2" table:target-range-address="'Pivot Table_roundrobin_server_2'.A1:'Pivot Table_roundrobin_server_2'.C27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3" table:application-data="" table:target-range-address="'Pivot Table_roundrobin_server_3'.A1:'Pivot Table_roundrobin_server_3'.D483" table:buttons="'Pivot Table_roundrobin_server_3'.A2 'Pivot Table_roundrobin_server_3'.B2 'Pivot Table_roundrobin_server_3'.C1" table:show-filter-button="false" table:drill-down-on-double-click="false">
          <table:source-cell-range table:cell-range-address="roundrobin_server.D1:roundrobin_server.G138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inners" table:orientation="row" table:used-hierarchy="0" table:function="auto">
            <table:data-pilot-level table:show-empty="false" calcext:repeat-item-labels="false">
              <table:data-pilot-members>
                <table:data-pilot-member table:name="Aliiceabreu" table:display="true" table:show-details="true"/>
                <table:data-pilot-member table:name="AndersonBOT001" table:display="true" table:show-details="true"/>
                <table:data-pilot-member table:name="Biodam" table:display="true" table:show-details="true"/>
                <table:data-pilot-member table:name="felipe-dermann" table:display="true" table:show-details="true"/>
                <table:data-pilot-member table:name="Gabriel2543" table:display="true" table:show-details="true"/>
                <table:data-pilot-member table:name="GabrielFazenda" table:display="true" table:show-details="true"/>
                <table:data-pilot-member table:name="GNunes08" table:display="true" table:show-details="true"/>
                <table:data-pilot-member table:name="guilherme5973" table:display="true" table:show-details="true"/>
                <table:data-pilot-member table:name="HOUNDOOM_BOT" table:display="true" table:show-details="true"/>
                <table:data-pilot-member table:name="IuriFontana" table:display="true" table:show-details="true"/>
                <table:data-pilot-member table:name="JO1" table:display="true" table:show-details="true"/>
                <table:data-pilot-member table:name="jo40zinhux" table:display="true" table:show-details="true"/>
                <table:data-pilot-member table:name="LawpokeBot" table:display="true" table:show-details="true"/>
                <table:data-pilot-member table:name="Leialuskopemon" table:display="true" table:show-details="true"/>
                <table:data-pilot-member table:name="Mallis" table:display="true" table:show-details="true"/>
                <table:data-pilot-member table:name="Matheus04384" table:display="true" table:show-details="true"/>
                <table:data-pilot-member table:name="Moises95274" table:display="true" table:show-details="true"/>
                <table:data-pilot-member table:name="pirata1010" table:display="true" table:show-details="true"/>
                <table:data-pilot-member table:name="RED531" table:display="true" table:show-details="true"/>
                <table:data-pilot-member table:name="Riann43652" table:display="true" table:show-details="true"/>
                <table:data-pilot-member table:name="RyujinBot" table:display="true" table:show-details="true"/>
                <table:data-pilot-member table:name="Stabby ★marten★" table:display="true" table:show-details="true"/>
                <table:data-pilot-member table:name="TIAGO_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ers" table:orientation="row" table:used-hierarchy="0" table:function="auto">
            <table:data-pilot-level table:show-empty="false" calcext:repeat-item-labels="false">
              <table:data-pilot-members>
                <table:data-pilot-member table:name="Aliiceabreu" table:display="true" table:show-details="true"/>
                <table:data-pilot-member table:name="AndersonBOT001" table:display="true" table:show-details="true"/>
                <table:data-pilot-member table:name="Biodam" table:display="true" table:show-details="true"/>
                <table:data-pilot-member table:name="felipe-dermann" table:display="true" table:show-details="true"/>
                <table:data-pilot-member table:name="Gabriel2543" table:display="true" table:show-details="true"/>
                <table:data-pilot-member table:name="GabrielFazenda" table:display="true" table:show-details="true"/>
                <table:data-pilot-member table:name="GNunes08" table:display="true" table:show-details="true"/>
                <table:data-pilot-member table:name="guilherme5973" table:display="true" table:show-details="true"/>
                <table:data-pilot-member table:name="HOUNDOOM_BOT" table:display="true" table:show-details="true"/>
                <table:data-pilot-member table:name="IuriFontana" table:display="true" table:show-details="true"/>
                <table:data-pilot-member table:name="JO1" table:display="true" table:show-details="true"/>
                <table:data-pilot-member table:name="jo40zinhux" table:display="true" table:show-details="true"/>
                <table:data-pilot-member table:name="LawpokeBot" table:display="true" table:show-details="true"/>
                <table:data-pilot-member table:name="Leialuskopemon" table:display="true" table:show-details="true"/>
                <table:data-pilot-member table:name="Mallis" table:display="true" table:show-details="true"/>
                <table:data-pilot-member table:name="Matheus04384" table:display="true" table:show-details="true"/>
                <table:data-pilot-member table:name="Moises95274" table:display="true" table:show-details="true"/>
                <table:data-pilot-member table:name="pirata1010" table:display="true" table:show-details="true"/>
                <table:data-pilot-member table:name="RED531" table:display="true" table:show-details="true"/>
                <table:data-pilot-member table:name="Riann43652" table:display="true" table:show-details="true"/>
                <table:data-pilot-member table:name="RyujinBot" table:display="true" table:show-details="true"/>
                <table:data-pilot-member table:name="Stabby ★marten★" table:display="true" table:show-details="true"/>
                <table:data-pilot-member table:name="TIAGO_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 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 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roundrobin_server_1'.A1:'Pivot Table_roundrobin_server_1'.C481" table:buttons="'Pivot Table_roundrobin_server_1'.A1 'Pivot Table_roundrobin_server_1'.B1" table:identify-categories="true" table:show-filter-button="false" table:drill-down-on-double-click="false">
          <table:source-cell-range table:cell-range-address="roundrobin_server.D1:roundrobin_server.F137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inners" table:orientation="row" table:used-hierarchy="0" table:function="auto">
            <table:data-pilot-level table:show-empty="false" calcext:repeat-item-labels="false">
              <table:data-pilot-members>
                <table:data-pilot-member table:name="Aliiceabreu" table:display="true" table:show-details="true"/>
                <table:data-pilot-member table:name="AndersonBOT001" table:display="true" table:show-details="true"/>
                <table:data-pilot-member table:name="Biodam" table:display="true" table:show-details="true"/>
                <table:data-pilot-member table:name="decastro54392" table:display="true" table:show-details="true"/>
                <table:data-pilot-member table:name="felipe-dermann" table:display="true" table:show-details="true"/>
                <table:data-pilot-member table:name="Gabriel2543" table:display="true" table:show-details="true"/>
                <table:data-pilot-member table:name="GabrielFazenda" table:display="true" table:show-details="true"/>
                <table:data-pilot-member table:name="GNunes08" table:display="true" table:show-details="true"/>
                <table:data-pilot-member table:name="guilherme5973" table:display="true" table:show-details="true"/>
                <table:data-pilot-member table:name="HOUNDOOM_BOT" table:display="true" table:show-details="true"/>
                <table:data-pilot-member table:name="IuriFontana" table:display="true" table:show-details="true"/>
                <table:data-pilot-member table:name="JO1" table:display="true" table:show-details="true"/>
                <table:data-pilot-member table:name="jo40zinhux" table:display="true" table:show-details="true"/>
                <table:data-pilot-member table:name="LawpokeBot" table:display="true" table:show-details="true"/>
                <table:data-pilot-member table:name="Leialuskopemon" table:display="true" table:show-details="true"/>
                <table:data-pilot-member table:name="Mallis" table:display="true" table:show-details="true"/>
                <table:data-pilot-member table:name="Matheus04384" table:display="true" table:show-details="true"/>
                <table:data-pilot-member table:name="Moises95274" table:display="true" table:show-details="true"/>
                <table:data-pilot-member table:name="pirata1010" table:display="true" table:show-details="true"/>
                <table:data-pilot-member table:name="RED531" table:display="true" table:show-details="true"/>
                <table:data-pilot-member table:name="Riann43652" table:display="true" table:show-details="true"/>
                <table:data-pilot-member table:name="RyujinBot" table:display="true" table:show-details="true"/>
                <table:data-pilot-member table:name="Stabby ★marten★" table:display="true" table:show-details="true"/>
                <table:data-pilot-member table:name="TIAGO_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ers" table:orientation="row" table:used-hierarchy="0" table:function="auto">
            <table:data-pilot-level table:show-empty="false" calcext:repeat-item-labels="false">
              <table:data-pilot-members>
                <table:data-pilot-member table:name="Aliiceabreu" table:display="true" table:show-details="true"/>
                <table:data-pilot-member table:name="AndersonBOT001" table:display="true" table:show-details="true"/>
                <table:data-pilot-member table:name="Biodam" table:display="true" table:show-details="true"/>
                <table:data-pilot-member table:name="decastro54392" table:display="true" table:show-details="true"/>
                <table:data-pilot-member table:name="felipe-dermann" table:display="true" table:show-details="true"/>
                <table:data-pilot-member table:name="Gabriel2543" table:display="true" table:show-details="true"/>
                <table:data-pilot-member table:name="GabrielFazenda" table:display="true" table:show-details="true"/>
                <table:data-pilot-member table:name="GNunes08" table:display="true" table:show-details="true"/>
                <table:data-pilot-member table:name="guilherme5973" table:display="true" table:show-details="true"/>
                <table:data-pilot-member table:name="HOUNDOOM_BOT" table:display="true" table:show-details="true"/>
                <table:data-pilot-member table:name="IuriFontana" table:display="true" table:show-details="true"/>
                <table:data-pilot-member table:name="JO1" table:display="true" table:show-details="true"/>
                <table:data-pilot-member table:name="jo40zinhux" table:display="true" table:show-details="true"/>
                <table:data-pilot-member table:name="LawpokeBot" table:display="true" table:show-details="true"/>
                <table:data-pilot-member table:name="Leialuskopemon" table:display="true" table:show-details="true"/>
                <table:data-pilot-member table:name="Mallis" table:display="true" table:show-details="true"/>
                <table:data-pilot-member table:name="Matheus04384" table:display="true" table:show-details="true"/>
                <table:data-pilot-member table:name="Moises95274" table:display="true" table:show-details="true"/>
                <table:data-pilot-member table:name="pirata1010" table:display="true" table:show-details="true"/>
                <table:data-pilot-member table:name="RED531" table:display="true" table:show-details="true"/>
                <table:data-pilot-member table:name="Riann43652" table:display="true" table:show-details="true"/>
                <table:data-pilot-member table:name="RyujinBot" table:display="true" table:show-details="true"/>
                <table:data-pilot-member table:name="Stabby ★marten★" table:display="true" table:show-details="true"/>
                <table:data-pilot-member table:name="TIAGO_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 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roundrobin_server_2'.A1:'Pivot Table_roundrobin_server_2'.C27" table:buttons="'Pivot Table_roundrobin_server_2'.A2 'Pivot Table_roundrobin_server_2'.B1" table:show-filter-button="false" table:drill-down-on-double-click="false">
          <table:source-cell-range table:cell-range-address="roundrobin_server.D1:roundrobin_server.G137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inners" table:orientation="row" table:used-hierarchy="0" table:function="auto">
            <table:data-pilot-level table:show-empty="false" calcext:repeat-item-labels="false">
              <table:data-pilot-members>
                <table:data-pilot-member table:name="Aliiceabreu" table:display="true" table:show-details="true"/>
                <table:data-pilot-member table:name="AndersonBOT001" table:display="true" table:show-details="true"/>
                <table:data-pilot-member table:name="Biodam" table:display="true" table:show-details="true"/>
                <table:data-pilot-member table:name="decastro54392" table:display="true" table:show-details="true"/>
                <table:data-pilot-member table:name="felipe-dermann" table:display="true" table:show-details="true"/>
                <table:data-pilot-member table:name="Gabriel2543" table:display="true" table:show-details="true"/>
                <table:data-pilot-member table:name="GabrielFazenda" table:display="true" table:show-details="true"/>
                <table:data-pilot-member table:name="GNunes08" table:display="true" table:show-details="true"/>
                <table:data-pilot-member table:name="guilherme5973" table:display="true" table:show-details="true"/>
                <table:data-pilot-member table:name="HOUNDOOM_BOT" table:display="true" table:show-details="true"/>
                <table:data-pilot-member table:name="IuriFontana" table:display="true" table:show-details="true"/>
                <table:data-pilot-member table:name="JO1" table:display="true" table:show-details="true"/>
                <table:data-pilot-member table:name="jo40zinhux" table:display="true" table:show-details="true"/>
                <table:data-pilot-member table:name="LawpokeBot" table:display="true" table:show-details="true"/>
                <table:data-pilot-member table:name="Leialuskopemon" table:display="true" table:show-details="true"/>
                <table:data-pilot-member table:name="Mallis" table:display="true" table:show-details="true"/>
                <table:data-pilot-member table:name="Matheus04384" table:display="true" table:show-details="true"/>
                <table:data-pilot-member table:name="Moises95274" table:display="true" table:show-details="true"/>
                <table:data-pilot-member table:name="pirata1010" table:display="true" table:show-details="true"/>
                <table:data-pilot-member table:name="RED531" table:display="true" table:show-details="true"/>
                <table:data-pilot-member table:name="Riann43652" table:display="true" table:show-details="true"/>
                <table:data-pilot-member table:name="RyujinBot" table:display="true" table:show-details="true"/>
                <table:data-pilot-member table:name="Stabby ★marten★" table:display="true" table:show-details="true"/>
                <table:data-pilot-member table:name="TIAGO_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nners" table:orientation="data" table:used-hierarchy="-1" table:function="count">
            <table:data-pilot-level calcext:repeat-item-labels="false"/>
          </table:data-pilot-field>
          <table:data-pilot-field table:source-field-name="Losers" table:orientation="data" table:used-hierarchy="0" table:function="count">
            <table:data-pilot-level table:show-empty="false" calcext:repeat-item-labels="false">
              <table:data-pilot-members>
                <table:data-pilot-member table:name="Aliiceabreu" table:display="true" table:show-details="true"/>
                <table:data-pilot-member table:name="AndersonBOT001" table:display="true" table:show-details="true"/>
                <table:data-pilot-member table:name="Biodam" table:display="true" table:show-details="true"/>
                <table:data-pilot-member table:name="decastro54392" table:display="true" table:show-details="true"/>
                <table:data-pilot-member table:name="felipe-dermann" table:display="true" table:show-details="true"/>
                <table:data-pilot-member table:name="Gabriel2543" table:display="true" table:show-details="true"/>
                <table:data-pilot-member table:name="GabrielFazenda" table:display="true" table:show-details="true"/>
                <table:data-pilot-member table:name="GNunes08" table:display="true" table:show-details="true"/>
                <table:data-pilot-member table:name="guilherme5973" table:display="true" table:show-details="true"/>
                <table:data-pilot-member table:name="HOUNDOOM_BOT" table:display="true" table:show-details="true"/>
                <table:data-pilot-member table:name="IuriFontana" table:display="true" table:show-details="true"/>
                <table:data-pilot-member table:name="JO1" table:display="true" table:show-details="true"/>
                <table:data-pilot-member table:name="jo40zinhux" table:display="true" table:show-details="true"/>
                <table:data-pilot-member table:name="LawpokeBot" table:display="true" table:show-details="true"/>
                <table:data-pilot-member table:name="Leialuskopemon" table:display="true" table:show-details="true"/>
                <table:data-pilot-member table:name="Mallis" table:display="true" table:show-details="true"/>
                <table:data-pilot-member table:name="Matheus04384" table:display="true" table:show-details="true"/>
                <table:data-pilot-member table:name="Moises95274" table:display="true" table:show-details="true"/>
                <table:data-pilot-member table:name="pirata1010" table:display="true" table:show-details="true"/>
                <table:data-pilot-member table:name="RED531" table:display="true" table:show-details="true"/>
                <table:data-pilot-member table:name="Riann43652" table:display="true" table:show-details="true"/>
                <table:data-pilot-member table:name="RyujinBot" table:display="true" table:show-details="true"/>
                <table:data-pilot-member table:name="Stabby ★marten★" table:display="true" table:show-details="true"/>
                <table:data-pilot-member table:name="TIAGO_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roundrobin_server_4'.A1:'Pivot Table_roundrobin_server_4'.B26" table:buttons="'Pivot Table_roundrobin_server_4'.A1" table:show-filter-button="false" table:drill-down-on-double-click="false">
          <table:source-cell-range table:cell-range-address="roundrobin_server.D1:roundrobin_server.G137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sers" table:orientation="row" table:used-hierarchy="0" table:function="auto">
            <table:data-pilot-level table:show-empty="false" calcext:repeat-item-labels="false">
              <table:data-pilot-members>
                <table:data-pilot-member table:name="Aliiceabreu" table:display="true" table:show-details="true"/>
                <table:data-pilot-member table:name="AndersonBOT001" table:display="true" table:show-details="true"/>
                <table:data-pilot-member table:name="Biodam" table:display="true" table:show-details="true"/>
                <table:data-pilot-member table:name="decastro54392" table:display="true" table:show-details="true"/>
                <table:data-pilot-member table:name="felipe-dermann" table:display="true" table:show-details="true"/>
                <table:data-pilot-member table:name="Gabriel2543" table:display="true" table:show-details="true"/>
                <table:data-pilot-member table:name="GabrielFazenda" table:display="true" table:show-details="true"/>
                <table:data-pilot-member table:name="GNunes08" table:display="true" table:show-details="true"/>
                <table:data-pilot-member table:name="guilherme5973" table:display="true" table:show-details="true"/>
                <table:data-pilot-member table:name="HOUNDOOM_BOT" table:display="true" table:show-details="true"/>
                <table:data-pilot-member table:name="IuriFontana" table:display="true" table:show-details="true"/>
                <table:data-pilot-member table:name="JO1" table:display="true" table:show-details="true"/>
                <table:data-pilot-member table:name="jo40zinhux" table:display="true" table:show-details="true"/>
                <table:data-pilot-member table:name="LawpokeBot" table:display="true" table:show-details="true"/>
                <table:data-pilot-member table:name="Leialuskopemon" table:display="true" table:show-details="true"/>
                <table:data-pilot-member table:name="Mallis" table:display="true" table:show-details="true"/>
                <table:data-pilot-member table:name="Matheus04384" table:display="true" table:show-details="true"/>
                <table:data-pilot-member table:name="Moises95274" table:display="true" table:show-details="true"/>
                <table:data-pilot-member table:name="pirata1010" table:display="true" table:show-details="true"/>
                <table:data-pilot-member table:name="RED531" table:display="true" table:show-details="true"/>
                <table:data-pilot-member table:name="Riann43652" table:display="true" table:show-details="true"/>
                <table:data-pilot-member table:name="RyujinBot" table:display="true" table:show-details="true"/>
                <table:data-pilot-member table:name="Stabby ★marten★" table:display="true" table:show-details="true"/>
                <table:data-pilot-member table:name="TIAGO_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er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9T16:00:49.071706116</dc:date>
    <meta:editing-duration>PT13M3S</meta:editing-duration>
    <meta:editing-cycles>2</meta:editing-cycles>
    <meta:generator>LibreOffice/5.1.4.2$Linux_X86_64 LibreOffice_project/10m0$Build-2</meta:generator>
    <meta:document-statistic meta:table-count="5" meta:cell-count="12345" meta:object-count="0"/>
  </office:meta>
</office:document-meta>
</file>